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1.625cm"/>
    </style:style>
    <style:style style:name="co4" style:family="table-column">
      <style:table-column-properties fo:break-before="auto" style:column-width="4.65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3.02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39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3.454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1.956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0.912cm"/>
    </style:style>
    <style:style style:name="co21" style:family="table-column">
      <style:table-column-properties fo:break-before="auto" style:column-width="2.203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3.461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.926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1.953cm"/>
    </style:style>
    <style:style style:name="co30" style:family="table-column">
      <style:table-column-properties fo:break-before="auto" style:column-width="2.2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08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/>
    <style:style style:name="ce46" style:family="table-cell" style:parent-style-name="Default" style:data-style-name="N2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 style:data-style-name="N2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107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7"/>
    <style:style style:name="ce35" style:family="table-cell" style:parent-style-name="Default" style:data-style-name="N107"/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/>
    <style:style style:name="ce19" style:family="table-cell" style:parent-style-name="Default" style:data-style-name="N3"/>
    <style:style style:name="ce4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110">
      <style:table-cell-properties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2"/>
    <style:style style:name="ce60" style:family="table-cell" style:parent-style-name="Default" style:data-style-name="N108">
      <style:table-cell-properties fo:border="0.06pt solid #000000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/>
    <style:style style:name="ce63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6"/>
          <table:table-cell table:style-name="ce11"/>
          <table:table-cell table:style-name="ce2" office:value-type="string" calcext:value-type="string" table:number-columns-spanned="2" table:number-rows-spanned="1">
            <text:p>BD-Rate (VP9 vs AV1s)</text:p>
          </table:table-cell>
          <table:covered-table-cell table:style-name="ce11"/>
          <table:table-cell table:number-columns-repeated="2"/>
        </table:table-row>
        <table:table-row table:style-name="ro2">
          <table:table-cell/>
          <table:table-cell table:style-name="ce18" office:value-type="string" calcext:value-type="string">
            <text:p>Video Resolution</text:p>
          </table:table-cell>
          <table:table-cell table:style-name="ce18" office:value-type="string" calcext:value-type="string">
            <text:p>Group</text:p>
          </table:table-cell>
          <table:table-cell table:style-name="ce18" office:value-type="string" calcext:value-type="string">
            <text:p>Video Name</text:p>
          </table:table-cell>
          <table:table-cell table:style-name="ce18" office:value-type="string" calcext:value-type="string">
            <text:p>BDRate-Y</text:p>
          </table:table-cell>
          <table:table-cell table:style-name="ce18" office:value-type="string" calcext:value-type="string">
            <text:p>Time Saving</text:p>
          </table:table-cell>
          <table:table-cell table:style-name="ce18" office:value-type="string" calcext:value-type="string">
            <text:p>Ratio</text:p>
          </table:table-cell>
          <table:table-cell table:style-name="ce18" office:value-type="string" calcext:value-type="string">
            <text:p>Original</text:p>
          </table:table-cell>
          <table:table-cell table:style-name="ce18" office:value-type="string" calcext:value-type="string">
            <text:p>Fas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240p</text:p>
          </table:table-cell>
          <table:table-cell table:style-name="ce2" office:value-type="string" calcext:value-type="string" table:number-columns-spanned="1" table:number-rows-spanned="4">
            <text:p>A</text:p>
          </table:table-cell>
          <table:table-cell table:style-name="ce40" table:formula="of:=[$240p.A1]" office:value-type="string" office:string-value="BQ Free" calcext:value-type="string">
            <text:p>BQ Free</text:p>
          </table:table-cell>
          <table:table-cell table:style-name="ce42" table:formula="of:=[$240p.L2]" office:value-type="float" office:value="4.7555" calcext:value-type="float">
            <text:p>4,7555</text:p>
          </table:table-cell>
          <table:table-cell table:style-name="ce46" table:formula="of:=[$240p.L4]" office:value-type="float" office:value="24.1780962494902" calcext:value-type="float">
            <text:p>24,18</text:p>
          </table:table-cell>
          <table:table-cell table:style-name="ce53" table:formula="of:=[.E6]/[.F6]" office:value-type="float" office:value="0.196686287908225" calcext:value-type="float">
            <text:p>0,197</text:p>
          </table:table-cell>
          <table:table-cell table:style-name="ce42" table:formula="of:=[$240p.V4]" office:value-type="float" office:value="-17.5447" calcext:value-type="float">
            <text:p>-17,5447</text:p>
          </table:table-cell>
          <table:table-cell table:style-name="ce42" table:formula="of:=[$240p.V5]" office:value-type="float" office:value="-13.6765" calcext:value-type="float">
            <text:p>-13,6765</text:p>
          </table:table-cell>
          <table:table-cell/>
          <table:table-cell table:style-name="ce35"/>
        </table:table-row>
        <table:table-row table:style-name="ro2">
          <table:table-cell/>
          <table:covered-table-cell table:number-columns-repeated="2" table:style-name="ce18"/>
          <table:table-cell table:style-name="ce40" table:formula="of:=[$240p.A9]" office:value-type="string" office:string-value="BQ Zoom" calcext:value-type="string">
            <text:p>BQ Zoom</text:p>
          </table:table-cell>
          <table:table-cell table:style-name="ce42" table:formula="of:=[$240p.L10]" office:value-type="float" office:value="4.4228" calcext:value-type="float">
            <text:p>4,4228</text:p>
          </table:table-cell>
          <table:table-cell table:style-name="ce46" table:formula="of:=[$240p.L12]" office:value-type="float" office:value="23.3746660326316" calcext:value-type="float">
            <text:p>23,37</text:p>
          </table:table-cell>
          <table:table-cell table:style-name="ce53" table:formula="of:=[.E7]/[.F7]" office:value-type="float" office:value="0.189213398549766" calcext:value-type="float">
            <text:p>0,189</text:p>
          </table:table-cell>
          <table:table-cell table:style-name="ce42" table:formula="of:=[$240p.V12]" office:value-type="float" office:value="-29.6577" calcext:value-type="float">
            <text:p>-29,6577</text:p>
          </table:table-cell>
          <table:table-cell table:style-name="ce42" table:formula="of:=[$240p.V13]" office:value-type="float" office:value="-26.9454" calcext:value-type="float">
            <text:p>-26,9454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240p.A17]" office:value-type="string" office:string-value="Chairlift" calcext:value-type="string">
            <text:p>Chairlift</text:p>
          </table:table-cell>
          <table:table-cell table:style-name="ce42" table:formula="of:=[$240p.L18]" office:value-type="float" office:value="4.0765" calcext:value-type="float">
            <text:p>4,0765</text:p>
          </table:table-cell>
          <table:table-cell table:style-name="ce46" table:formula="of:=[$240p.L20]" office:value-type="float" office:value="26.8871879568791" calcext:value-type="float">
            <text:p>26,89</text:p>
          </table:table-cell>
          <table:table-cell table:style-name="ce53" table:formula="of:=[.E8]/[.F8]" office:value-type="float" office:value="0.151614962730122" calcext:value-type="float">
            <text:p>0,152</text:p>
          </table:table-cell>
          <table:table-cell table:style-name="ce42" table:formula="of:=[$240p.V20]" office:value-type="float" office:value="-16.1249" calcext:value-type="float">
            <text:p>-16,1249</text:p>
          </table:table-cell>
          <table:table-cell table:style-name="ce42" table:formula="of:=[$240p.V21]" office:value-type="float" office:value="-12.8527" calcext:value-type="float">
            <text:p>-12,8527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240p.A25]" office:value-type="string" office:string-value="Mozzoom" calcext:value-type="string">
            <text:p>Mozzoom</text:p>
          </table:table-cell>
          <table:table-cell table:style-name="ce42" table:formula="of:=[$240p.L26]" office:value-type="float" office:value="2.7979" calcext:value-type="float">
            <text:p>2,7979</text:p>
          </table:table-cell>
          <table:table-cell table:style-name="ce46" table:formula="of:=[$240p.L28]" office:value-type="float" office:value="26.1495430603895" calcext:value-type="float">
            <text:p>26,15</text:p>
          </table:table-cell>
          <table:table-cell table:style-name="ce53" table:formula="of:=[.E9]/[.F9]" office:value-type="float" office:value="0.106996133490308" calcext:value-type="float">
            <text:p>0,107</text:p>
          </table:table-cell>
          <table:table-cell table:style-name="ce42" table:formula="of:=[$240p.V28]" office:value-type="float" office:value="-20.1364" calcext:value-type="float">
            <text:p>-20,1364</text:p>
          </table:table-cell>
          <table:table-cell table:style-name="ce42" table:formula="of:=[$240p.V29]" office:value-type="float" office:value="-17.8323" calcext:value-type="float">
            <text:p>-17,832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360p</text:p>
          </table:table-cell>
          <table:table-cell table:style-name="ce2" office:value-type="string" calcext:value-type="string" table:number-columns-spanned="1" table:number-rows-spanned="4">
            <text:p>B</text:p>
          </table:table-cell>
          <table:table-cell table:style-name="ce40" table:formula="of:=[$360p.A1]" office:value-type="string" office:string-value="Rain2 HDR Amazon" calcext:value-type="string">
            <text:p>Rain2 HDR Amazon</text:p>
          </table:table-cell>
          <table:table-cell table:style-name="ce42" table:formula="of:=[$360p.L2]" office:value-type="float" office:value="2.9938" calcext:value-type="float">
            <text:p>2,9938</text:p>
          </table:table-cell>
          <table:table-cell table:style-name="ce46" table:formula="of:=[$360p.L4]" office:value-type="float" office:value="32.7293220273067" calcext:value-type="float">
            <text:p>32,73</text:p>
          </table:table-cell>
          <table:table-cell table:style-name="ce53" table:formula="of:=[.E10]/[.F10]" office:value-type="float" office:value="0.0914714945058201" calcext:value-type="float">
            <text:p>0,091</text:p>
          </table:table-cell>
          <table:table-cell table:style-name="ce42" table:formula="of:=[$360p.V4]" office:value-type="float" office:value="-24.749" calcext:value-type="float">
            <text:p>-24,7490</text:p>
          </table:table-cell>
          <table:table-cell table:style-name="ce42" table:formula="of:=[$360p.V5]" office:value-type="float" office:value="-22.4829" calcext:value-type="float">
            <text:p>-22,4829</text:p>
          </table:table-cell>
          <table:table-cell/>
          <table:table-cell table:style-name="ce35"/>
        </table:table-row>
        <table:table-row table:style-name="ro2">
          <table:table-cell/>
          <table:covered-table-cell table:number-columns-repeated="2" table:style-name="ce18"/>
          <table:table-cell table:style-name="ce40" table:formula="of:=[$360p.A9]" office:value-type="string" office:string-value="Red Kayak" calcext:value-type="string">
            <text:p>Red Kayak</text:p>
          </table:table-cell>
          <table:table-cell table:style-name="ce42" table:formula="of:=[$360p.L10]" office:value-type="float" office:value="1.9096" calcext:value-type="float">
            <text:p>1,9096</text:p>
          </table:table-cell>
          <table:table-cell table:style-name="ce46" table:formula="of:=[$360p.L12]" office:value-type="float" office:value="31.6156908601409" calcext:value-type="float">
            <text:p>31,62</text:p>
          </table:table-cell>
          <table:table-cell table:style-name="ce53" table:formula="of:=[.E11]/[.F11]" office:value-type="float" office:value="0.0604003881631923" calcext:value-type="float">
            <text:p>0,060</text:p>
          </table:table-cell>
          <table:table-cell table:style-name="ce42" table:formula="of:=[$360p.V12]" office:value-type="float" office:value="-0.1282" calcext:value-type="float">
            <text:p>-0,1282</text:p>
          </table:table-cell>
          <table:table-cell table:style-name="ce42" table:formula="of:=[$360p.V13]" office:value-type="float" office:value="1.7653" calcext:value-type="float">
            <text:p>1,7653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360p.A17]" office:value-type="string" office:string-value="Snow Mnt" calcext:value-type="string">
            <text:p>Snow Mnt</text:p>
          </table:table-cell>
          <table:table-cell table:style-name="ce42" table:formula="of:=[$360p.L18]" office:value-type="float" office:value="1.6583" calcext:value-type="float">
            <text:p>1,6583</text:p>
          </table:table-cell>
          <table:table-cell table:style-name="ce46" table:formula="of:=[$360p.L20]" office:value-type="float" office:value="33.6109301267754" calcext:value-type="float">
            <text:p>33,61</text:p>
          </table:table-cell>
          <table:table-cell table:style-name="ce53" table:formula="of:=[.E12]/[.F12]" office:value-type="float" office:value="0.0493381169085514" calcext:value-type="float">
            <text:p>0,049</text:p>
          </table:table-cell>
          <table:table-cell table:style-name="ce42" table:formula="of:=[$360p.V20]" office:value-type="float" office:value="-28.7661" calcext:value-type="float">
            <text:p>-28,7661</text:p>
          </table:table-cell>
          <table:table-cell table:style-name="ce42" table:formula="of:=[$360p.V21]" office:value-type="float" office:value="-27.6131" calcext:value-type="float">
            <text:p>-27,6131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360p.A25]" office:value-type="string" office:string-value="Taco Man Arrows" calcext:value-type="string">
            <text:p>Taco Man Arrows</text:p>
          </table:table-cell>
          <table:table-cell table:style-name="ce42" table:formula="of:=[$360p.L26]" office:value-type="float" office:value="3.5571" calcext:value-type="float">
            <text:p>3,5571</text:p>
          </table:table-cell>
          <table:table-cell table:style-name="ce46" table:formula="of:=[$360p.L28]" office:value-type="float" office:value="18.6548810939083" calcext:value-type="float">
            <text:p>18,65</text:p>
          </table:table-cell>
          <table:table-cell table:style-name="ce53" table:formula="of:=[.E13]/[.F13]" office:value-type="float" office:value="0.190679317766414" calcext:value-type="float">
            <text:p>0,191</text:p>
          </table:table-cell>
          <table:table-cell table:style-name="ce42" table:formula="of:=[$360p.V28]" office:value-type="float" office:value="-37.551" calcext:value-type="float">
            <text:p>-37,5510</text:p>
          </table:table-cell>
          <table:table-cell table:style-name="ce42" table:formula="of:=[$360p.V29]" office:value-type="float" office:value="-35.4298" calcext:value-type="float">
            <text:p>-35,429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720p</text:p>
          </table:table-cell>
          <table:table-cell table:style-name="ce2" office:value-type="string" calcext:value-type="string" table:number-columns-spanned="1" table:number-rows-spanned="4">
            <text:p>C</text:p>
          </table:table-cell>
          <table:table-cell table:style-name="ce40" table:formula="of:=[$720p.A1]" office:value-type="string" office:string-value="Dark" calcext:value-type="string">
            <text:p>Dark</text:p>
          </table:table-cell>
          <table:table-cell table:style-name="ce42" table:formula="of:=[$720p.L2]" office:value-type="float" office:value="4.1424" calcext:value-type="float">
            <text:p>4,1424</text:p>
          </table:table-cell>
          <table:table-cell table:style-name="ce46" table:formula="of:=[$720p.L4]" office:value-type="float" office:value="23.0150112932241" calcext:value-type="float">
            <text:p>23,02</text:p>
          </table:table-cell>
          <table:table-cell table:style-name="ce53" table:formula="of:=[.E14]/[.F14]" office:value-type="float" office:value="0.1799868767051" calcext:value-type="float">
            <text:p>0,180</text:p>
          </table:table-cell>
          <table:table-cell table:style-name="ce42" table:formula="of:=[$720p.V4]" office:value-type="float" office:value="-38.1851" calcext:value-type="float">
            <text:p>-38,1851</text:p>
          </table:table-cell>
          <table:table-cell table:style-name="ce42" table:formula="of:=[$720p.V5]" office:value-type="float" office:value="-36.3775" calcext:value-type="float">
            <text:p>-36,3775</text:p>
          </table:table-cell>
          <table:table-cell/>
          <table:table-cell table:style-name="ce35"/>
        </table:table-row>
        <table:table-row table:style-name="ro2">
          <table:table-cell/>
          <table:covered-table-cell table:number-columns-repeated="2" table:style-name="ce18"/>
          <table:table-cell table:style-name="ce40" table:formula="of:=[$720p.A9]" office:value-type="string" office:string-value="Johnny" calcext:value-type="string">
            <text:p>Johnny</text:p>
          </table:table-cell>
          <table:table-cell table:style-name="ce42" table:formula="of:=[$720p.L10]" office:value-type="float" office:value="6.0483" calcext:value-type="float">
            <text:p>6,0483</text:p>
          </table:table-cell>
          <table:table-cell table:style-name="ce46" table:formula="of:=[$720p.L12]" office:value-type="float" office:value="24.7370982431568" calcext:value-type="float">
            <text:p>24,74</text:p>
          </table:table-cell>
          <table:table-cell table:style-name="ce53" table:formula="of:=[.E15]/[.F15]" office:value-type="float" office:value="0.244503212969742" calcext:value-type="float">
            <text:p>0,245</text:p>
          </table:table-cell>
          <table:table-cell table:style-name="ce42" table:formula="of:=[$720p.V12]" office:value-type="float" office:value="-35.0278" calcext:value-type="float">
            <text:p>-35,0278</text:p>
          </table:table-cell>
          <table:table-cell table:style-name="ce42" table:formula="of:=[$720p.V13]" office:value-type="float" office:value="-31.103" calcext:value-type="float">
            <text:p>-31,1030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720p.A17]" office:value-type="string" office:string-value="Netflix Drinving POV" calcext:value-type="string">
            <text:p>Netflix Drinving POV</text:p>
          </table:table-cell>
          <table:table-cell table:style-name="ce42" table:formula="of:=[$720p.L18]" office:value-type="float" office:value="6.3701" calcext:value-type="float">
            <text:p>6,3701</text:p>
          </table:table-cell>
          <table:table-cell table:style-name="ce46" table:formula="of:=[$720p.L20]" office:value-type="float" office:value="31.5822177718972" calcext:value-type="float">
            <text:p>31,58</text:p>
          </table:table-cell>
          <table:table-cell table:style-name="ce53" table:formula="of:=[.E16]/[.F16]" office:value-type="float" office:value="0.20169894483054" calcext:value-type="float">
            <text:p>0,202</text:p>
          </table:table-cell>
          <table:table-cell table:style-name="ce42" table:formula="of:=[$720p.V20]" office:value-type="float" office:value="-17.2691" calcext:value-type="float">
            <text:p>-17,2691</text:p>
          </table:table-cell>
          <table:table-cell table:style-name="ce42" table:formula="of:=[$720p.V21]" office:value-type="float" office:value="-12.337" calcext:value-type="float">
            <text:p>-12,3370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720p.A25]" office:value-type="string" office:string-value="Netflix Roller Coaster" calcext:value-type="string">
            <text:p>Netflix Roller Coaster</text:p>
          </table:table-cell>
          <table:table-cell table:style-name="ce42" table:formula="of:=[$720p.L26]" office:value-type="float" office:value="6.6917" calcext:value-type="float">
            <text:p>6,6917</text:p>
          </table:table-cell>
          <table:table-cell table:style-name="ce46" table:formula="of:=[$720p.L28]" office:value-type="float" office:value="41.7311304172341" calcext:value-type="float">
            <text:p>41,73</text:p>
          </table:table-cell>
          <table:table-cell table:style-name="ce53" table:formula="of:=[.E17]/[.F17]" office:value-type="float" office:value="0.160352713504173" calcext:value-type="float">
            <text:p>0,160</text:p>
          </table:table-cell>
          <table:table-cell table:style-name="ce42" table:formula="of:=[$720p.V28]" office:value-type="float" office:value="-25.4314" calcext:value-type="float">
            <text:p>-25,4314</text:p>
          </table:table-cell>
          <table:table-cell table:style-name="ce42" table:formula="of:=[$720p.V29]" office:value-type="float" office:value="-20.4854" calcext:value-type="float">
            <text:p>-20,485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1080p</text:p>
          </table:table-cell>
          <table:table-cell table:style-name="ce2" office:value-type="string" calcext:value-type="string" table:number-columns-spanned="1" table:number-rows-spanned="4">
            <text:p>D</text:p>
          </table:table-cell>
          <table:table-cell table:style-name="ce40" table:formula="of:=[$1080p.A1]" office:value-type="string" office:string-value="Crowd Run" calcext:value-type="string">
            <text:p>Crowd Run</text:p>
          </table:table-cell>
          <table:table-cell table:style-name="ce42" table:formula="of:=[$1080p.L2]" office:value-type="float" office:value="3.5322" calcext:value-type="float">
            <text:p>3,5322</text:p>
          </table:table-cell>
          <table:table-cell table:style-name="ce46" table:formula="of:=[$1080p.L4]" office:value-type="float" office:value="34.2470230679152" calcext:value-type="float">
            <text:p>34,25</text:p>
          </table:table-cell>
          <table:table-cell table:style-name="ce53" table:formula="of:=[.E18]/[.F18]" office:value-type="float" office:value="0.103138891605127" calcext:value-type="float">
            <text:p>0,103</text:p>
          </table:table-cell>
          <table:table-cell table:style-name="ce42" table:formula="of:=[$1080p.V4]" office:value-type="float" office:value="-7.3598" calcext:value-type="float">
            <text:p>-7,3598</text:p>
          </table:table-cell>
          <table:table-cell table:style-name="ce42" table:formula="of:=[$1080p.V5]" office:value-type="float" office:value="-4.2105" calcext:value-type="float">
            <text:p>-4,2105</text:p>
          </table:table-cell>
          <table:table-cell/>
          <table:table-cell table:style-name="ce35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.A9]" office:value-type="string" office:string-value="Netflix Cross Walk" calcext:value-type="string">
            <text:p>Netflix Cross Walk</text:p>
          </table:table-cell>
          <table:table-cell table:style-name="ce42" table:formula="of:=[$1080p.L10]" office:value-type="float" office:value="4.0039" calcext:value-type="float">
            <text:p>4,0039</text:p>
          </table:table-cell>
          <table:table-cell table:style-name="ce46" table:formula="of:=[$1080p.L12]" office:value-type="float" office:value="18.0123710013874" calcext:value-type="float">
            <text:p>18,01</text:p>
          </table:table-cell>
          <table:table-cell table:style-name="ce53" table:formula="of:=[.E19]/[.F19]" office:value-type="float" office:value="0.222286116563533" calcext:value-type="float">
            <text:p>0,222</text:p>
          </table:table-cell>
          <table:table-cell table:style-name="ce42" table:formula="of:=[$1080p.V12]" office:value-type="float" office:value="-19.1816" calcext:value-type="float">
            <text:p>-19,1816</text:p>
          </table:table-cell>
          <table:table-cell table:style-name="ce42" table:formula="of:=[$1080p.V13]" office:value-type="float" office:value="-16.0049" calcext:value-type="float">
            <text:p>-16,0049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.A17]" office:value-type="string" office:string-value="Park Joy" calcext:value-type="string">
            <text:p>Park Joy</text:p>
          </table:table-cell>
          <table:table-cell table:style-name="ce42" table:formula="of:=[$1080p.L18]" office:value-type="float" office:value="5.8649" calcext:value-type="float">
            <text:p>5,8649</text:p>
          </table:table-cell>
          <table:table-cell table:style-name="ce46" table:formula="of:=[$1080p.L20]" office:value-type="float" office:value="42.6663322169156" calcext:value-type="float">
            <text:p>42,67</text:p>
          </table:table-cell>
          <table:table-cell table:style-name="ce53" table:formula="of:=[.E20]/[.F20]" office:value-type="float" office:value="0.137459671250457" calcext:value-type="float">
            <text:p>0,137</text:p>
          </table:table-cell>
          <table:table-cell table:style-name="ce42" table:formula="of:=[$1080p.V20]" office:value-type="float" office:value="-8.5279" calcext:value-type="float">
            <text:p>-8,5279</text:p>
          </table:table-cell>
          <table:table-cell table:style-name="ce42" table:formula="of:=[$1080p.V21]" office:value-type="float" office:value="-2.0603" calcext:value-type="float">
            <text:p>-2,0603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.A25]" office:value-type="string" office:string-value="Seaplane HDR Amazon" calcext:value-type="string">
            <text:p>Seaplane HDR Amazon</text:p>
          </table:table-cell>
          <table:table-cell table:style-name="ce42" table:formula="of:=[$1080p.L26]" office:value-type="float" office:value="4.9808" calcext:value-type="float">
            <text:p>4,9808</text:p>
          </table:table-cell>
          <table:table-cell table:style-name="ce46" table:formula="of:=[$1080p.L28]" office:value-type="float" office:value="24.5300804540271" calcext:value-type="float">
            <text:p>24,53</text:p>
          </table:table-cell>
          <table:table-cell table:style-name="ce53" table:formula="of:=[.E21]/[.F21]" office:value-type="float" office:value="0.203048661390847" calcext:value-type="float">
            <text:p>0,203</text:p>
          </table:table-cell>
          <table:table-cell table:style-name="ce42" table:formula="of:=[$1080p.V28]" office:value-type="float" office:value="-19.6745" calcext:value-type="float">
            <text:p>-19,6745</text:p>
          </table:table-cell>
          <table:table-cell table:style-name="ce42" table:formula="of:=[$1080p.V29]" office:value-type="float" office:value="-15.7872" calcext:value-type="float">
            <text:p>-15,7872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1080p444</text:p>
          </table:table-cell>
          <table:table-cell table:style-name="ce2" office:value-type="string" calcext:value-type="string" table:number-columns-spanned="1" table:number-rows-spanned="4">
            <text:p>E</text:p>
          </table:table-cell>
          <table:table-cell table:style-name="ce40" table:formula="of:=[$1080p444.A1]" office:value-type="string" office:string-value="DOTA 2" calcext:value-type="string">
            <text:p>DOTA 2</text:p>
          </table:table-cell>
          <table:table-cell table:style-name="ce42" table:formula="of:=[$1080p444.L2]" office:value-type="float" office:value="3.3484" calcext:value-type="float">
            <text:p>3,3484</text:p>
          </table:table-cell>
          <table:table-cell table:style-name="ce46" table:formula="of:=[$1080p444.L4]" office:value-type="float" office:value="25.4921852389198" calcext:value-type="float">
            <text:p>25,49</text:p>
          </table:table-cell>
          <table:table-cell table:style-name="ce53" table:formula="of:=[.E22]/[.F22]" office:value-type="float" office:value="0.131350057620321" calcext:value-type="float">
            <text:p>0,131</text:p>
          </table:table-cell>
          <table:table-cell table:style-name="ce42" table:formula="of:=[$1080p444.V4]" office:value-type="float" office:value="-17.5706" calcext:value-type="float">
            <text:p>-17,5706</text:p>
          </table:table-cell>
          <table:table-cell table:style-name="ce42" table:formula="of:=[$1080p444.V5]" office:value-type="float" office:value="-14.924" calcext:value-type="float">
            <text:p>-14,9240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444.A9]" office:value-type="string" office:string-value="Minecraft" calcext:value-type="string">
            <text:p>Minecraft</text:p>
          </table:table-cell>
          <table:table-cell table:style-name="ce42" table:formula="of:=[$1080p444.L10]" office:value-type="float" office:value="4.8084" calcext:value-type="float">
            <text:p>4,8084</text:p>
          </table:table-cell>
          <table:table-cell table:style-name="ce46" table:formula="of:=[$1080p444.L12]" office:value-type="float" office:value="47.5762319851432" calcext:value-type="float">
            <text:p>47,58</text:p>
          </table:table-cell>
          <table:table-cell table:style-name="ce53" table:formula="of:=[.E23]/[.F23]" office:value-type="float" office:value="0.101067272446072" calcext:value-type="float">
            <text:p>0,101</text:p>
          </table:table-cell>
          <table:table-cell table:style-name="ce42" table:formula="of:=[$1080p444.V12]" office:value-type="float" office:value="-17.7022" calcext:value-type="float">
            <text:p>-17,7022</text:p>
          </table:table-cell>
          <table:table-cell table:style-name="ce42" table:formula="of:=[$1080p444.V13]" office:value-type="float" office:value="-14.0173" calcext:value-type="float">
            <text:p>-14,0173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444.A17]" office:value-type="string" office:string-value="Starcraft" calcext:value-type="string">
            <text:p>Starcraft</text:p>
          </table:table-cell>
          <table:table-cell table:style-name="ce42" table:formula="of:=[$1080p444.L18]" office:value-type="float" office:value="2.8454" calcext:value-type="float">
            <text:p>2,8454</text:p>
          </table:table-cell>
          <table:table-cell table:style-name="ce46" table:formula="of:=[$1080p444.L20]" office:value-type="float" office:value="21.2241464865315" calcext:value-type="float">
            <text:p>21,22</text:p>
          </table:table-cell>
          <table:table-cell table:style-name="ce53" table:formula="of:=[.E24]/[.F24]" office:value-type="float" office:value="0.134064283895027" calcext:value-type="float">
            <text:p>0,134</text:p>
          </table:table-cell>
          <table:table-cell table:style-name="ce42" table:formula="of:=[$1080p444.V20]" office:value-type="float" office:value="-17.6433" calcext:value-type="float">
            <text:p>-17,6433</text:p>
          </table:table-cell>
          <table:table-cell table:style-name="ce42" table:formula="of:=[$1080p444.V21]" office:value-type="float" office:value="-15.412" calcext:value-type="float">
            <text:p>-15,4120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8"/>
          <table:table-cell table:style-name="ce40" table:formula="of:=[$1080p444.A25]" office:value-type="string" office:string-value="Wikipedia" calcext:value-type="string">
            <text:p>Wikipedia</text:p>
          </table:table-cell>
          <table:table-cell table:style-name="ce42" table:formula="of:=[$1080p444.L26]" office:value-type="float" office:value="8.0104" calcext:value-type="float">
            <text:p>8,0104</text:p>
          </table:table-cell>
          <table:table-cell table:style-name="ce46" table:formula="of:=[$1080p444.L28]" office:value-type="float" office:value="11.2588493823308" calcext:value-type="float">
            <text:p>11,26</text:p>
          </table:table-cell>
          <table:table-cell table:style-name="ce53" table:formula="of:=[.E25]/[.F25]" office:value-type="float" office:value="0.711475900243521" calcext:value-type="float">
            <text:p>0,711</text:p>
          </table:table-cell>
          <table:table-cell table:style-name="ce42" table:formula="of:=[$1080p444.V29]" office:value-type="float" office:value="-34.0994" calcext:value-type="float">
            <text:p>-34,0994</text:p>
          </table:table-cell>
          <table:table-cell table:style-name="ce42" table:formula="of:=[$1080p444.V29]" office:value-type="float" office:value="-34.0994" calcext:value-type="float">
            <text:p>-34,099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6">
            <text:p>AVERAGE</text:p>
          </table:table-cell>
          <table:table-cell table:style-name="ce2"/>
          <table:table-cell table:style-name="ce18" office:value-type="string" calcext:value-type="string">
            <text:p>240p</text:p>
          </table:table-cell>
          <table:table-cell table:style-name="ce6" table:formula="of:=AVERAGE([.E6:.E9])" office:value-type="float" office:value="4.013175" calcext:value-type="float">
            <text:p>4,0132</text:p>
          </table:table-cell>
          <table:table-cell table:style-name="ce9" table:formula="of:=AVERAGE([.F6:.F9])" office:value-type="float" office:value="25.1473733248476" calcext:value-type="float">
            <text:p>25,15</text:p>
          </table:table-cell>
          <table:table-cell table:style-name="ce13" table:formula="of:=AVERAGE([.G6:.G9])" office:value-type="float" office:value="0.161127695669605" calcext:value-type="float">
            <text:p>0,161</text:p>
          </table:table-cell>
          <table:table-cell table:style-name="ce6" table:formula="of:=AVERAGE([.H6:.H9])" office:value-type="float" office:value="-20.865925" calcext:value-type="float">
            <text:p>-20,8659</text:p>
          </table:table-cell>
          <table:table-cell table:style-name="ce6" table:formula="of:=AVERAGE([.I6:.I9])" office:value-type="float" office:value="-17.826725" calcext:value-type="float">
            <text:p>-17,8267</text:p>
          </table:table-cell>
          <table:table-cell table:number-columns-repeated="2"/>
        </table:table-row>
        <table:table-row table:style-name="ro2">
          <table:table-cell/>
          <table:covered-table-cell table:style-name="ce18"/>
          <table:table-cell table:style-name="ce18"/>
          <table:table-cell table:style-name="ce18" office:value-type="string" calcext:value-type="string">
            <text:p>360p</text:p>
          </table:table-cell>
          <table:table-cell table:style-name="ce6" table:formula="of:=AVERAGE([.E10:.E13])" office:value-type="float" office:value="2.5297" calcext:value-type="float">
            <text:p>2,5297</text:p>
          </table:table-cell>
          <table:table-cell table:style-name="ce9" table:formula="of:=AVERAGE([.F10:.F13])" office:value-type="float" office:value="29.1527060270328" calcext:value-type="float">
            <text:p>29,15</text:p>
          </table:table-cell>
          <table:table-cell table:style-name="ce13" table:formula="of:=AVERAGE([.G10:.G13])" office:value-type="float" office:value="0.0979723293359944" calcext:value-type="float">
            <text:p>0,098</text:p>
          </table:table-cell>
          <table:table-cell table:style-name="ce6" table:formula="of:=AVERAGE([.H10:.H13])" office:value-type="float" office:value="-22.798575" calcext:value-type="float">
            <text:p>-22,7986</text:p>
          </table:table-cell>
          <table:table-cell table:style-name="ce6" table:formula="of:=AVERAGE([.I10:.I13])" office:value-type="float" office:value="-20.940125" calcext:value-type="float">
            <text:p>-20,9401</text:p>
          </table:table-cell>
          <table:table-cell table:number-columns-repeated="2"/>
        </table:table-row>
        <table:table-row table:style-name="ro2">
          <table:table-cell/>
          <table:covered-table-cell table:style-name="ce18"/>
          <table:table-cell table:style-name="ce18"/>
          <table:table-cell table:style-name="ce18" office:value-type="string" calcext:value-type="string">
            <text:p>720p</text:p>
          </table:table-cell>
          <table:table-cell table:style-name="ce6" table:formula="of:=AVERAGE([.E14:.E17])" office:value-type="float" office:value="5.813125" calcext:value-type="float">
            <text:p>5,8131</text:p>
          </table:table-cell>
          <table:table-cell table:style-name="ce9" table:formula="of:=AVERAGE([.F14:.F17])" office:value-type="float" office:value="30.266364431378" calcext:value-type="float">
            <text:p>30,27</text:p>
          </table:table-cell>
          <table:table-cell table:style-name="ce13" table:formula="of:==AVERAGE([.G14:.G17])" office:value-type="float" office:value="0.196635437002389" calcext:value-type="float">
            <text:p>0,197</text:p>
          </table:table-cell>
          <table:table-cell table:style-name="ce6" table:formula="of:=AVERAGE([.H14:.H17])" office:value-type="float" office:value="-28.97835" calcext:value-type="float">
            <text:p>-28,9784</text:p>
          </table:table-cell>
          <table:table-cell table:style-name="ce6" table:formula="of:=AVERAGE([.I14:.I17])" office:value-type="float" office:value="-25.075725" calcext:value-type="float">
            <text:p>-25,0757</text:p>
          </table:table-cell>
          <table:table-cell table:number-columns-repeated="2"/>
        </table:table-row>
        <table:table-row table:style-name="ro2">
          <table:table-cell/>
          <table:covered-table-cell table:style-name="ce18"/>
          <table:table-cell table:style-name="ce18"/>
          <table:table-cell table:style-name="ce18" office:value-type="string" calcext:value-type="string">
            <text:p>1080p</text:p>
          </table:table-cell>
          <table:table-cell table:style-name="ce6" table:formula="of:=AVERAGE([.E18:.E21])" office:value-type="float" office:value="4.59545" calcext:value-type="float">
            <text:p>4,5955</text:p>
          </table:table-cell>
          <table:table-cell table:style-name="ce9" table:formula="of:=AVERAGE([.F18:.F21])" office:value-type="float" office:value="29.8639516850613" calcext:value-type="float">
            <text:p>29,86</text:p>
          </table:table-cell>
          <table:table-cell table:style-name="ce13" table:formula="of:=AVERAGE([.G18:.G21])" office:value-type="float" office:value="0.166483335202491" calcext:value-type="float">
            <text:p>0,166</text:p>
          </table:table-cell>
          <table:table-cell table:style-name="ce6" table:formula="of:=AVERAGE([.H18:.H21])" office:value-type="float" office:value="-13.68595" calcext:value-type="float">
            <text:p>-13,6860</text:p>
          </table:table-cell>
          <table:table-cell table:style-name="ce6" table:formula="of:=AVERAGE([.I18:.I21])" office:value-type="float" office:value="-9.515725" calcext:value-type="float">
            <text:p>-9,5157</text:p>
          </table:table-cell>
          <table:table-cell table:number-columns-repeated="2"/>
        </table:table-row>
        <table:table-row table:style-name="ro2">
          <table:table-cell/>
          <table:covered-table-cell table:style-name="ce18"/>
          <table:table-cell table:style-name="ce18"/>
          <table:table-cell table:style-name="ce18" office:value-type="string" calcext:value-type="string">
            <text:p>1080p444</text:p>
          </table:table-cell>
          <table:table-cell table:style-name="ce6" table:formula="of:=AVERAGE([.E22:.E25])" office:value-type="float" office:value="4.75315" calcext:value-type="float">
            <text:p>4,7532</text:p>
          </table:table-cell>
          <table:table-cell table:style-name="ce9" table:formula="of:=AVERAGE([.F22:.F25])" office:value-type="float" office:value="26.3878532732313" calcext:value-type="float">
            <text:p>26,39</text:p>
          </table:table-cell>
          <table:table-cell table:style-name="ce13" table:formula="of:=AVERAGE([.G22:.G25])" office:value-type="float" office:value="0.269489378551235" calcext:value-type="float">
            <text:p>0,269</text:p>
          </table:table-cell>
          <table:table-cell table:style-name="ce6" table:formula="of:=AVERAGE([.H22:.H25])" office:value-type="float" office:value="-21.753875" calcext:value-type="float">
            <text:p>-21,7539</text:p>
          </table:table-cell>
          <table:table-cell table:style-name="ce6" table:formula="of:=AVERAGE([.I22:.I25])" office:value-type="float" office:value="-19.613175" calcext:value-type="float">
            <text:p>-19,6132</text:p>
          </table:table-cell>
          <table:table-cell table:number-columns-repeated="2"/>
        </table:table-row>
        <table:table-row table:style-name="ro2">
          <table:table-cell/>
          <table:covered-table-cell table:style-name="ce18"/>
          <table:table-cell table:style-name="ce18"/>
          <table:table-cell table:style-name="ce18" office:value-type="string" calcext:value-type="string">
            <text:p>ALL</text:p>
          </table:table-cell>
          <table:table-cell table:style-name="ce6" table:formula="of:=AVERAGE([.E6:.E25])" office:value-type="float" office:value="4.34092" calcext:value-type="float">
            <text:p>4,3409</text:p>
          </table:table-cell>
          <table:table-cell table:style-name="ce9" table:formula="of:=AVERAGE([.F6:.F25])" office:value-type="float" office:value="28.1636497483102" calcext:value-type="float">
            <text:p>28,16</text:p>
          </table:table-cell>
          <table:table-cell table:style-name="ce13" table:formula="of:=AVERAGE([.G6:.G25])" office:value-type="float" office:value="0.178341635152343" calcext:value-type="float">
            <text:p>0,178</text:p>
          </table:table-cell>
          <table:table-cell table:style-name="ce6" table:formula="of:=AVERAGE([.H6:.H25])" office:value-type="float" office:value="-21.616535" calcext:value-type="float">
            <text:p>-21,6165</text:p>
          </table:table-cell>
          <table:table-cell table:style-name="ce6" table:formula="of:=AVERAGE([.I6:.I25])" office:value-type="float" office:value="-18.594295" calcext:value-type="float">
            <text:p>-18,594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>
            <text:p>Standard Deviation</text:p>
          </table:table-cell>
          <table:table-cell table:style-name="ce6" table:formula="of:=STDEV([.E6:.E25])" office:value-type="float" office:value="1.64107548836923" calcext:value-type="float">
            <text:p>1,6411</text:p>
          </table:table-cell>
          <table:table-cell table:style-name="ce9" table:formula="of:=STDEV([.F6:.F25])" office:value-type="float" office:value="8.92326916377843" calcext:value-type="float">
            <text:p>8,92</text:p>
          </table:table-cell>
          <table:table-cell table:style-name="ce13" table:formula="of:=STDEV([.G6:.G25])" office:value-type="float" office:value="0.136497471524007" calcext:value-type="float">
            <text:p>0,136</text:p>
          </table:table-cell>
          <table:table-cell table:style-name="ce6" table:formula="of:=STDEV([.H6:.H25])" office:value-type="float" office:value="10.1710981501132" calcext:value-type="float">
            <text:p>10,1711</text:p>
          </table:table-cell>
          <table:table-cell table:style-name="ce6" table:formula="of:=STDEV([.I6:.I25])" office:value-type="float" office:value="10.8023542035728" calcext:value-type="float">
            <text:p>10,802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7"/>
          <table:table-cell table:style-name="ce10"/>
          <table:table-cell table:style-name="ce14"/>
          <table:table-cell table:style-name="ce7" office:value-type="string" calcext:value-type="string">
            <text:p>diff</text:p>
          </table:table-cell>
          <table:table-cell table:style-name="ce7" table:formula="of:=[.I31]-[.H31]" office:value-type="float" office:value="3.02224000000001" calcext:value-type="float">
            <text:p>3,02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style-name="ce10"/>
          <table:table-cell table:style-name="ce14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style-name="ce10"/>
          <table: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10"/>
          <table:table-cell table:style-name="ce14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10"/>
          <table:table-cell table:style-name="ce14"/>
          <table:table-cell table:style-name="ce7" table:number-columns-repeated="2"/>
          <table:table-cell table:number-columns-repeated="2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40p" table:style-name="ta2">
        <table:table-column table:style-name="co10" table:default-cell-style-name="ce39"/>
        <table:table-column table:style-name="co11" table:default-cell-style-name="ce1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19"/>
        <table:table-column table:style-name="co13" table:number-columns-repeated="2" table:default-cell-style-name="ce39"/>
        <table:table-column table:style-name="co16" table:default-cell-style-name="ce39"/>
        <table:table-column table:style-name="co10" table:default-cell-style-name="ce39"/>
        <table:table-column table:style-name="co17" table:default-cell-style-name="ce39"/>
        <table:table-column table:style-name="co18" table:default-cell-style-name="ce39"/>
        <table:table-column table:style-name="co10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3" table:default-cell-style-name="ce39"/>
        <table:table-column table:style-name="co23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19" table:number-columns-repeated="42" table:default-cell-style-name="ce39"/>
        <table:table-row table:style-name="ro1">
          <table:table-cell table:style-name="ce36" office:value-type="string" calcext:value-type="string" table:number-columns-spanned="9" table:number-rows-spanned="1">
            <text:p>BQ Free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7555" calcext:value-type="float">
            <text:p>4,7555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4.8585" calcext:value-type="float">
            <text:p>4,8585</text:p>
          </table:table-cell>
          <table:table-cell table:style-name="ce14"/>
          <table:table-cell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631294" calcext:value-type="float">
            <text:p>1.631.294</text:p>
          </table:table-cell>
          <table:table-cell table:style-name="ce52" office:value-type="float" office:value="43.743" calcext:value-type="float">
            <text:p>43,743</text:p>
          </table:table-cell>
          <table:table-cell table:style-name="ce52" office:value-type="float" office:value="44.768" calcext:value-type="float">
            <text:p>44,768</text:p>
          </table:table-cell>
          <table:table-cell table:style-name="ce52" office:value-type="float" office:value="2262.906" calcext:value-type="float">
            <text:p>2262,906</text:p>
          </table:table-cell>
          <table:table-cell table:style-name="ce51" office:value-type="float" office:value="1678706" calcext:value-type="float">
            <text:p>1.678.706</text:p>
          </table:table-cell>
          <table:table-cell table:style-name="ce52" office:value-type="float" office:value="43.701" calcext:value-type="float">
            <text:p>43,701</text:p>
          </table:table-cell>
          <table:table-cell table:style-name="ce52" office:value-type="float" office:value="44.725" calcext:value-type="float">
            <text:p>44,725</text:p>
          </table:table-cell>
          <table:table-cell table:style-name="ce52" office:value-type="float" office:value="1596.376" calcext:value-type="float">
            <text:p>1596,376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4]/[.E4];[.I5]/[.E5];[.I6]/[.E6];[.I7]/[.E7]))*100" office:value-type="float" office:value="24.1780962494902" calcext:value-type="float">
            <text:p>24,18</text:p>
          </table:table-cell>
          <table:table-cell table:style-name="ce14"/>
          <table:table-cell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852923" calcext:value-type="float">
            <text:p>1.852.923</text:p>
          </table:table-cell>
          <table:table-cell table:style-name="ce52" office:value-type="float" office:value="45.707" calcext:value-type="float">
            <text:p>45,707</text:p>
          </table:table-cell>
          <table:table-cell table:style-name="ce52" office:value-type="float" office:value="46.782" calcext:value-type="float">
            <text:p>46,782</text:p>
          </table:table-cell>
          <table:table-cell table:style-name="ce52" office:value-type="float" office:value="63.271" calcext:value-type="float">
            <text:p>63,271</text:p>
          </table:table-cell>
          <table:table-cell/>
          <table:table-cell office:value-type="string" calcext:value-type="string">
            <text:p>Original</text:p>
          </table:table-cell>
          <table:table-cell table:style-name="ce26" office:value-type="float" office:value="-17.5447" calcext:value-type="float">
            <text:p>-17,5447</text:p>
          </table:table-cell>
          <table:table-cell office:value-type="float" office:value="-16.2688" calcext:value-type="float">
            <text:p>-16,2688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907901" calcext:value-type="float">
            <text:p>907.901</text:p>
          </table:table-cell>
          <table:table-cell table:style-name="ce52" office:value-type="float" office:value="40.556" calcext:value-type="float">
            <text:p>40,556</text:p>
          </table:table-cell>
          <table:table-cell table:style-name="ce52" office:value-type="float" office:value="41.69" calcext:value-type="float">
            <text:p>41,690</text:p>
          </table:table-cell>
          <table:table-cell table:style-name="ce52" office:value-type="float" office:value="1820.331" calcext:value-type="float">
            <text:p>1820,331</text:p>
          </table:table-cell>
          <table:table-cell table:style-name="ce51" office:value-type="float" office:value="938480" calcext:value-type="float">
            <text:p>938.480</text:p>
          </table:table-cell>
          <table:table-cell table:style-name="ce52" office:value-type="float" office:value="40.508" calcext:value-type="float">
            <text:p>40,508</text:p>
          </table:table-cell>
          <table:table-cell table:style-name="ce52" office:value-type="float" office:value="41.639" calcext:value-type="float">
            <text:p>41,639</text:p>
          </table:table-cell>
          <table:table-cell table:style-name="ce52" office:value-type="float" office:value="1329.469" calcext:value-type="float">
            <text:p>1329,469</text:p>
          </table:table-cell>
          <table:table-cell table:number-columns-repeated="3"/>
          <table:table-cell table:style-name="ce14"/>
          <table:table-cell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001751" calcext:value-type="float">
            <text:p>1.001.751</text:p>
          </table:table-cell>
          <table:table-cell table:style-name="ce52" office:value-type="float" office:value="39.612" calcext:value-type="float">
            <text:p>39,612</text:p>
          </table:table-cell>
          <table:table-cell table:style-name="ce52" office:value-type="float" office:value="40.886" calcext:value-type="float">
            <text:p>40,886</text:p>
          </table:table-cell>
          <table:table-cell table:style-name="ce52" office:value-type="float" office:value="72.731" calcext:value-type="float">
            <text:p>72,731</text:p>
          </table:table-cell>
          <table:table-cell/>
          <table:table-cell office:value-type="string" calcext:value-type="string">
            <text:p>Fast</text:p>
          </table:table-cell>
          <table:table-cell table:style-name="ce26" office:value-type="float" office:value="-13.6765" calcext:value-type="float">
            <text:p>-13,6765</text:p>
          </table:table-cell>
          <table:table-cell office:value-type="float" office:value="-12.2764" calcext:value-type="float">
            <text:p>-12,2764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533190" calcext:value-type="float">
            <text:p>533.190</text:p>
          </table:table-cell>
          <table:table-cell table:style-name="ce52" office:value-type="float" office:value="37.705" calcext:value-type="float">
            <text:p>37,705</text:p>
          </table:table-cell>
          <table:table-cell table:style-name="ce52" office:value-type="float" office:value="38.939" calcext:value-type="float">
            <text:p>38,939</text:p>
          </table:table-cell>
          <table:table-cell table:style-name="ce52" office:value-type="float" office:value="1247.46" calcext:value-type="float">
            <text:p>1247,460</text:p>
          </table:table-cell>
          <table:table-cell table:style-name="ce51" office:value-type="float" office:value="552670" calcext:value-type="float">
            <text:p>552.670</text:p>
          </table:table-cell>
          <table:table-cell table:style-name="ce52" office:value-type="float" office:value="37.626" calcext:value-type="float">
            <text:p>37,626</text:p>
          </table:table-cell>
          <table:table-cell table:style-name="ce52" office:value-type="float" office:value="38.856" calcext:value-type="float">
            <text:p>38,856</text:p>
          </table:table-cell>
          <table:table-cell table:style-name="ce52" office:value-type="float" office:value="971.311" calcext:value-type="float">
            <text:p>971,311</text:p>
          </table:table-cell>
          <table:table-cell/>
          <table:table-cell table:style-name="ce30"/>
          <table:table-cell table:style-name="ce14" table:formula="of:=[.L2]/[.L4]" office:value-type="float" office:value="0.196686287908225" calcext:value-type="float">
            <text:p>0,197</text:p>
          </table:table-cell>
          <table:table-cell table:style-name="ce14"/>
          <table:table-cell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573038" calcext:value-type="float">
            <text:p>573.038</text:p>
          </table:table-cell>
          <table:table-cell table:style-name="ce52" office:value-type="float" office:value="36.334" calcext:value-type="float">
            <text:p>36,334</text:p>
          </table:table-cell>
          <table:table-cell table:style-name="ce52" office:value-type="float" office:value="37.66" calcext:value-type="float">
            <text:p>37,660</text:p>
          </table:table-cell>
          <table:table-cell table:style-name="ce52" office:value-type="float" office:value="67.429" calcext:value-type="float">
            <text:p>67,429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302020" calcext:value-type="float">
            <text:p>302.020</text:p>
          </table:table-cell>
          <table:table-cell table:style-name="ce52" office:value-type="float" office:value="34.535" calcext:value-type="float">
            <text:p>34,535</text:p>
          </table:table-cell>
          <table:table-cell table:style-name="ce52" office:value-type="float" office:value="35.826" calcext:value-type="float">
            <text:p>35,826</text:p>
          </table:table-cell>
          <table:table-cell table:style-name="ce52" office:value-type="float" office:value="1005.076" calcext:value-type="float">
            <text:p>1005,076</text:p>
          </table:table-cell>
          <table:table-cell table:style-name="ce51" office:value-type="float" office:value="312832" calcext:value-type="float">
            <text:p>312.832</text:p>
          </table:table-cell>
          <table:table-cell table:style-name="ce52" office:value-type="float" office:value="34.403" calcext:value-type="float">
            <text:p>34,403</text:p>
          </table:table-cell>
          <table:table-cell table:style-name="ce52" office:value-type="float" office:value="35.69" calcext:value-type="float">
            <text:p>35,690</text:p>
          </table:table-cell>
          <table:table-cell table:style-name="ce52" office:value-type="float" office:value="822.601" calcext:value-type="float">
            <text:p>822,60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319309" calcext:value-type="float">
            <text:p>319.309</text:p>
          </table:table-cell>
          <table:table-cell table:style-name="ce52" office:value-type="float" office:value="33.331" calcext:value-type="float">
            <text:p>33,331</text:p>
          </table:table-cell>
          <table:table-cell table:style-name="ce52" office:value-type="float" office:value="34.658" calcext:value-type="float">
            <text:p>34,658</text:p>
          </table:table-cell>
          <table:table-cell table:style-name="ce52" office:value-type="float" office:value="51.153" calcext:value-type="float">
            <text:p>51,153</text:p>
          </table:table-cell>
          <table:table-cell table:number-columns-repeated="45"/>
        </table:table-row>
        <table:table-row table:style-name="ro1">
          <table:table-cell table:number-columns-repeated="12"/>
          <table:table-cell table:style-name="ce14"/>
          <table:table-cell table:number-columns-repeated="51"/>
        </table:table-row>
        <table:table-row table:style-name="ro1">
          <table:table-cell table:style-name="ce36" office:value-type="string" calcext:value-type="string" table:number-columns-spanned="9" table:number-rows-spanned="1">
            <text:p>BQ Zoom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4228" calcext:value-type="float">
            <text:p>4,4228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4.5141" calcext:value-type="float">
            <text:p>4,5141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53506" calcext:value-type="float">
            <text:p>753.506</text:p>
          </table:table-cell>
          <table:table-cell table:style-name="ce52" office:value-type="float" office:value="43.406" calcext:value-type="float">
            <text:p>43,406</text:p>
          </table:table-cell>
          <table:table-cell table:style-name="ce52" office:value-type="float" office:value="44.702" calcext:value-type="float">
            <text:p>44,702</text:p>
          </table:table-cell>
          <table:table-cell table:style-name="ce52" office:value-type="float" office:value="2508.398" calcext:value-type="float">
            <text:p>2508,398</text:p>
          </table:table-cell>
          <table:table-cell table:style-name="ce51" office:value-type="float" office:value="769650" calcext:value-type="float">
            <text:p>769.650</text:p>
          </table:table-cell>
          <table:table-cell table:style-name="ce52" office:value-type="float" office:value="43.353" calcext:value-type="float">
            <text:p>43,353</text:p>
          </table:table-cell>
          <table:table-cell table:style-name="ce52" office:value-type="float" office:value="44.655" calcext:value-type="float">
            <text:p>44,655</text:p>
          </table:table-cell>
          <table:table-cell table:style-name="ce52" office:value-type="float" office:value="1768.502" calcext:value-type="float">
            <text:p>1768,502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12]/[.E12];[.I13]/[.E13];[.I14]/[.E14];[.I15]/[.E15]))*100" office:value-type="float" office:value="23.3746660326316" calcext:value-type="float">
            <text:p>23,37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910149" calcext:value-type="float">
            <text:p>910.149</text:p>
          </table:table-cell>
          <table:table-cell table:style-name="ce52" office:value-type="float" office:value="45.481" calcext:value-type="float">
            <text:p>45,481</text:p>
          </table:table-cell>
          <table:table-cell table:style-name="ce52" office:value-type="float" office:value="46.87" calcext:value-type="float">
            <text:p>46,870</text:p>
          </table:table-cell>
          <table:table-cell table:style-name="ce52" office:value-type="float" office:value="67.874" calcext:value-type="float">
            <text:p>67,874</text:p>
          </table:table-cell>
          <table:table-cell/>
          <table:table-cell office:value-type="string" calcext:value-type="string">
            <text:p>Original</text:p>
          </table:table-cell>
          <table:table-cell table:style-name="ce26" office:value-type="float" office:value="-29.6577" calcext:value-type="float">
            <text:p>-29,6577</text:p>
          </table:table-cell>
          <table:table-cell office:value-type="float" office:value="-28.8563" calcext:value-type="float">
            <text:p>-28,8563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71764" calcext:value-type="float">
            <text:p>371.764</text:p>
          </table:table-cell>
          <table:table-cell table:style-name="ce52" office:value-type="float" office:value="40.487" calcext:value-type="float">
            <text:p>40,487</text:p>
          </table:table-cell>
          <table:table-cell table:style-name="ce52" office:value-type="float" office:value="41.855" calcext:value-type="float">
            <text:p>41,855</text:p>
          </table:table-cell>
          <table:table-cell table:style-name="ce52" office:value-type="float" office:value="1985.062" calcext:value-type="float">
            <text:p>1985,062</text:p>
          </table:table-cell>
          <table:table-cell table:style-name="ce51" office:value-type="float" office:value="383068" calcext:value-type="float">
            <text:p>383.068</text:p>
          </table:table-cell>
          <table:table-cell table:style-name="ce52" office:value-type="float" office:value="40.443" calcext:value-type="float">
            <text:p>40,443</text:p>
          </table:table-cell>
          <table:table-cell table:style-name="ce52" office:value-type="float" office:value="41.806" calcext:value-type="float">
            <text:p>41,806</text:p>
          </table:table-cell>
          <table:table-cell table:style-name="ce52" office:value-type="float" office:value="1431.919" calcext:value-type="float">
            <text:p>1431,919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48599" calcext:value-type="float">
            <text:p>448.599</text:p>
          </table:table-cell>
          <table:table-cell table:style-name="ce52" office:value-type="float" office:value="39.44" calcext:value-type="float">
            <text:p>39,440</text:p>
          </table:table-cell>
          <table:table-cell table:style-name="ce52" office:value-type="float" office:value="40.873" calcext:value-type="float">
            <text:p>40,873</text:p>
          </table:table-cell>
          <table:table-cell table:style-name="ce52" office:value-type="float" office:value="80.903" calcext:value-type="float">
            <text:p>80,903</text:p>
          </table:table-cell>
          <table:table-cell/>
          <table:table-cell office:value-type="string" calcext:value-type="string">
            <text:p>Fast</text:p>
          </table:table-cell>
          <table:table-cell table:style-name="ce26" office:value-type="float" office:value="-26.9454" calcext:value-type="float">
            <text:p>-26,9454</text:p>
          </table:table-cell>
          <table:table-cell office:value-type="float" office:value="-26.0891" calcext:value-type="float">
            <text:p>-26,0891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99896" calcext:value-type="float">
            <text:p>199.896</text:p>
          </table:table-cell>
          <table:table-cell table:style-name="ce52" office:value-type="float" office:value="38.152" calcext:value-type="float">
            <text:p>38,152</text:p>
          </table:table-cell>
          <table:table-cell table:style-name="ce52" office:value-type="float" office:value="39.56" calcext:value-type="float">
            <text:p>39,560</text:p>
          </table:table-cell>
          <table:table-cell table:style-name="ce52" office:value-type="float" office:value="1286.143" calcext:value-type="float">
            <text:p>1286,143</text:p>
          </table:table-cell>
          <table:table-cell table:style-name="ce51" office:value-type="float" office:value="205450" calcext:value-type="float">
            <text:p>205.450</text:p>
          </table:table-cell>
          <table:table-cell table:style-name="ce52" office:value-type="float" office:value="38.052" calcext:value-type="float">
            <text:p>38,052</text:p>
          </table:table-cell>
          <table:table-cell table:style-name="ce52" office:value-type="float" office:value="39.46" calcext:value-type="float">
            <text:p>39,460</text:p>
          </table:table-cell>
          <table:table-cell table:style-name="ce52" office:value-type="float" office:value="1010.399" calcext:value-type="float">
            <text:p>1010,399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41182" calcext:value-type="float">
            <text:p>241.182</text:p>
          </table:table-cell>
          <table:table-cell table:style-name="ce52" office:value-type="float" office:value="36.48" calcext:value-type="float">
            <text:p>36,480</text:p>
          </table:table-cell>
          <table:table-cell table:style-name="ce52" office:value-type="float" office:value="37.931" calcext:value-type="float">
            <text:p>37,931</text:p>
          </table:table-cell>
          <table:table-cell table:style-name="ce52" office:value-type="float" office:value="73.006" calcext:value-type="float">
            <text:p>73,006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12243" calcext:value-type="float">
            <text:p>112.243</text:p>
          </table:table-cell>
          <table:table-cell table:style-name="ce52" office:value-type="float" office:value="35.628" calcext:value-type="float">
            <text:p>35,628</text:p>
          </table:table-cell>
          <table:table-cell table:style-name="ce52" office:value-type="float" office:value="37.079" calcext:value-type="float">
            <text:p>37,079</text:p>
          </table:table-cell>
          <table:table-cell table:style-name="ce52" office:value-type="float" office:value="897.787" calcext:value-type="float">
            <text:p>897,787</text:p>
          </table:table-cell>
          <table:table-cell table:style-name="ce51" office:value-type="float" office:value="114785" calcext:value-type="float">
            <text:p>114.785</text:p>
          </table:table-cell>
          <table:table-cell table:style-name="ce52" office:value-type="float" office:value="35.551" calcext:value-type="float">
            <text:p>35,551</text:p>
          </table:table-cell>
          <table:table-cell table:style-name="ce52" office:value-type="float" office:value="36.996" calcext:value-type="float">
            <text:p>36,996</text:p>
          </table:table-cell>
          <table:table-cell table:style-name="ce52" office:value-type="float" office:value="765.839" calcext:value-type="float">
            <text:p>765,839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25394" calcext:value-type="float">
            <text:p>125.394</text:p>
          </table:table-cell>
          <table:table-cell table:style-name="ce52" office:value-type="float" office:value="33.552" calcext:value-type="float">
            <text:p>33,552</text:p>
          </table:table-cell>
          <table:table-cell table:style-name="ce52" office:value-type="float" office:value="35.002" calcext:value-type="float">
            <text:p>35,002</text:p>
          </table:table-cell>
          <table:table-cell table:style-name="ce52" office:value-type="float" office:value="53.319" calcext:value-type="float">
            <text:p>53,31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Chairlift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0765" calcext:value-type="float">
            <text:p>4,0765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4.0655" calcext:value-type="float">
            <text:p>4,0655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81298" calcext:value-type="float">
            <text:p>781.298</text:p>
          </table:table-cell>
          <table:table-cell table:style-name="ce52" office:value-type="float" office:value="43.006" calcext:value-type="float">
            <text:p>43,006</text:p>
          </table:table-cell>
          <table:table-cell table:style-name="ce52" office:value-type="float" office:value="44.121" calcext:value-type="float">
            <text:p>44,121</text:p>
          </table:table-cell>
          <table:table-cell table:style-name="ce52" office:value-type="float" office:value="2523.508" calcext:value-type="float">
            <text:p>2523,508</text:p>
          </table:table-cell>
          <table:table-cell table:style-name="ce51" office:value-type="float" office:value="798539" calcext:value-type="float">
            <text:p>798.539</text:p>
          </table:table-cell>
          <table:table-cell table:style-name="ce52" office:value-type="float" office:value="42.979" calcext:value-type="float">
            <text:p>42,979</text:p>
          </table:table-cell>
          <table:table-cell table:style-name="ce52" office:value-type="float" office:value="44.093" calcext:value-type="float">
            <text:p>44,093</text:p>
          </table:table-cell>
          <table:table-cell table:style-name="ce52" office:value-type="float" office:value="1735.566" calcext:value-type="float">
            <text:p>1735,566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0]/[.E20];[.I21]/[.E21];[.I22]/[.E22];[.I23]/[.E23]))*100" office:value-type="float" office:value="26.8871879568791" calcext:value-type="float">
            <text:p>26,89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99864" calcext:value-type="float">
            <text:p>899.864</text:p>
          </table:table-cell>
          <table:table-cell table:style-name="ce52" office:value-type="float" office:value="45.337" calcext:value-type="float">
            <text:p>45,337</text:p>
          </table:table-cell>
          <table:table-cell table:style-name="ce52" office:value-type="float" office:value="46.577" calcext:value-type="float">
            <text:p>46,577</text:p>
          </table:table-cell>
          <table:table-cell table:style-name="ce52" office:value-type="float" office:value="63.79" calcext:value-type="float">
            <text:p>63,790</text:p>
          </table:table-cell>
          <table:table-cell/>
          <table:table-cell office:value-type="string" calcext:value-type="string">
            <text:p>Original</text:p>
          </table:table-cell>
          <table:table-cell table:style-name="ce26" office:value-type="float" office:value="-16.1249" calcext:value-type="float">
            <text:p>-16,1249</text:p>
          </table:table-cell>
          <table:table-cell office:value-type="float" office:value="-14.8807" calcext:value-type="float">
            <text:p>-14,8807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99312" calcext:value-type="float">
            <text:p>399.312</text:p>
          </table:table-cell>
          <table:table-cell table:style-name="ce52" office:value-type="float" office:value="39.668" calcext:value-type="float">
            <text:p>39,668</text:p>
          </table:table-cell>
          <table:table-cell table:style-name="ce52" office:value-type="float" office:value="40.923" calcext:value-type="float">
            <text:p>40,923</text:p>
          </table:table-cell>
          <table:table-cell table:style-name="ce52" office:value-type="float" office:value="1999.773" calcext:value-type="float">
            <text:p>1999,773</text:p>
          </table:table-cell>
          <table:table-cell table:style-name="ce51" office:value-type="float" office:value="409334" calcext:value-type="float">
            <text:p>409.334</text:p>
          </table:table-cell>
          <table:table-cell table:style-name="ce52" office:value-type="float" office:value="39.616" calcext:value-type="float">
            <text:p>39,616</text:p>
          </table:table-cell>
          <table:table-cell table:style-name="ce52" office:value-type="float" office:value="40.877" calcext:value-type="float">
            <text:p>40,877</text:p>
          </table:table-cell>
          <table:table-cell table:style-name="ce52" office:value-type="float" office:value="1403.038" calcext:value-type="float">
            <text:p>1403,038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31392" calcext:value-type="float">
            <text:p>431.392</text:p>
          </table:table-cell>
          <table:table-cell table:style-name="ce52" office:value-type="float" office:value="38.802" calcext:value-type="float">
            <text:p>38,802</text:p>
          </table:table-cell>
          <table:table-cell table:style-name="ce52" office:value-type="float" office:value="40.149" calcext:value-type="float">
            <text:p>40,149</text:p>
          </table:table-cell>
          <table:table-cell table:style-name="ce52" office:value-type="float" office:value="74.793" calcext:value-type="float">
            <text:p>74,793</text:p>
          </table:table-cell>
          <table:table-cell/>
          <table:table-cell office:value-type="string" calcext:value-type="string">
            <text:p>Fast</text:p>
          </table:table-cell>
          <table:table-cell table:style-name="ce26" office:value-type="float" office:value="-12.8527" calcext:value-type="float">
            <text:p>-12,8527</text:p>
          </table:table-cell>
          <table:table-cell office:value-type="float" office:value="-11.5315" calcext:value-type="float">
            <text:p>-11,5315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15675" calcext:value-type="float">
            <text:p>215.675</text:p>
          </table:table-cell>
          <table:table-cell table:style-name="ce52" office:value-type="float" office:value="36.918" calcext:value-type="float">
            <text:p>36,918</text:p>
          </table:table-cell>
          <table:table-cell table:style-name="ce52" office:value-type="float" office:value="38.268" calcext:value-type="float">
            <text:p>38,268</text:p>
          </table:table-cell>
          <table:table-cell table:style-name="ce52" office:value-type="float" office:value="1421.665" calcext:value-type="float">
            <text:p>1421,665</text:p>
          </table:table-cell>
          <table:table-cell table:style-name="ce51" office:value-type="float" office:value="221810" calcext:value-type="float">
            <text:p>221.810</text:p>
          </table:table-cell>
          <table:table-cell table:style-name="ce52" office:value-type="float" office:value="36.841" calcext:value-type="float">
            <text:p>36,841</text:p>
          </table:table-cell>
          <table:table-cell table:style-name="ce52" office:value-type="float" office:value="38.192" calcext:value-type="float">
            <text:p>38,192</text:p>
          </table:table-cell>
          <table:table-cell table:style-name="ce52" office:value-type="float" office:value="1050.581" calcext:value-type="float">
            <text:p>1050,581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31528" calcext:value-type="float">
            <text:p>231.528</text:p>
          </table:table-cell>
          <table:table-cell table:style-name="ce52" office:value-type="float" office:value="35.72" calcext:value-type="float">
            <text:p>35,720</text:p>
          </table:table-cell>
          <table:table-cell table:style-name="ce52" office:value-type="float" office:value="37.107" calcext:value-type="float">
            <text:p>37,107</text:p>
          </table:table-cell>
          <table:table-cell table:style-name="ce52" office:value-type="float" office:value="64.382" calcext:value-type="float">
            <text:p>64,382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09880" calcext:value-type="float">
            <text:p>109.880</text:p>
          </table:table-cell>
          <table:table-cell table:style-name="ce52" office:value-type="float" office:value="33.936" calcext:value-type="float">
            <text:p>33,936</text:p>
          </table:table-cell>
          <table:table-cell table:style-name="ce52" office:value-type="float" office:value="35.354" calcext:value-type="float">
            <text:p>35,354</text:p>
          </table:table-cell>
          <table:table-cell table:style-name="ce52" office:value-type="float" office:value="1056.29" calcext:value-type="float">
            <text:p>1056,290</text:p>
          </table:table-cell>
          <table:table-cell table:style-name="ce51" office:value-type="float" office:value="113147" calcext:value-type="float">
            <text:p>113.147</text:p>
          </table:table-cell>
          <table:table-cell table:style-name="ce52" office:value-type="float" office:value="33.834" calcext:value-type="float">
            <text:p>33,834</text:p>
          </table:table-cell>
          <table:table-cell table:style-name="ce52" office:value-type="float" office:value="35.253" calcext:value-type="float">
            <text:p>35,253</text:p>
          </table:table-cell>
          <table:table-cell table:style-name="ce52" office:value-type="float" office:value="840.992" calcext:value-type="float">
            <text:p>840,992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13617" calcext:value-type="float">
            <text:p>113.617</text:p>
          </table:table-cell>
          <table:table-cell table:style-name="ce52" office:value-type="float" office:value="32.828" calcext:value-type="float">
            <text:p>32,828</text:p>
          </table:table-cell>
          <table:table-cell table:style-name="ce52" office:value-type="float" office:value="34.242" calcext:value-type="float">
            <text:p>34,242</text:p>
          </table:table-cell>
          <table:table-cell table:style-name="ce52" office:value-type="float" office:value="43.9" calcext:value-type="float">
            <text:p>43,900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Mozzoom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2.7979" calcext:value-type="float">
            <text:p>2,7979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2.7975" calcext:value-type="float">
            <text:p>2,7975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829627" calcext:value-type="float">
            <text:p>1.829.627</text:p>
          </table:table-cell>
          <table:table-cell table:style-name="ce52" office:value-type="float" office:value="42.286" calcext:value-type="float">
            <text:p>42,286</text:p>
          </table:table-cell>
          <table:table-cell table:style-name="ce52" office:value-type="float" office:value="43.424" calcext:value-type="float">
            <text:p>43,424</text:p>
          </table:table-cell>
          <table:table-cell table:style-name="ce52" office:value-type="float" office:value="2676.267" calcext:value-type="float">
            <text:p>2676,267</text:p>
          </table:table-cell>
          <table:table-cell table:style-name="ce51" office:value-type="float" office:value="1872485" calcext:value-type="float">
            <text:p>1.872.485</text:p>
          </table:table-cell>
          <table:table-cell table:style-name="ce52" office:value-type="float" office:value="42.285" calcext:value-type="float">
            <text:p>42,285</text:p>
          </table:table-cell>
          <table:table-cell table:style-name="ce52" office:value-type="float" office:value="43.42" calcext:value-type="float">
            <text:p>43,420</text:p>
          </table:table-cell>
          <table:table-cell table:style-name="ce52" office:value-type="float" office:value="1861.428" calcext:value-type="float">
            <text:p>1861,428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8]/[.E28];[.I29]/[.E29];[.I30]/[.E30];[.I31]/[.E31]))*100" office:value-type="float" office:value="26.1495430603895" calcext:value-type="float">
            <text:p>26,15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2268178" calcext:value-type="float">
            <text:p>2.268.178</text:p>
          </table:table-cell>
          <table:table-cell table:style-name="ce52" office:value-type="float" office:value="45.736" calcext:value-type="float">
            <text:p>45,736</text:p>
          </table:table-cell>
          <table:table-cell table:style-name="ce52" office:value-type="float" office:value="46.825" calcext:value-type="float">
            <text:p>46,825</text:p>
          </table:table-cell>
          <table:table-cell table:style-name="ce52" office:value-type="float" office:value="81.712" calcext:value-type="float">
            <text:p>81,712</text:p>
          </table:table-cell>
          <table:table-cell/>
          <table:table-cell office:value-type="string" calcext:value-type="string">
            <text:p>Original</text:p>
          </table:table-cell>
          <table:table-cell table:style-name="ce26" office:value-type="float" office:value="-20.1364" calcext:value-type="float">
            <text:p>-20,1364</text:p>
          </table:table-cell>
          <table:table-cell office:value-type="float" office:value="-20.1806" calcext:value-type="float">
            <text:p>-20,1806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934640" calcext:value-type="float">
            <text:p>934.640</text:p>
          </table:table-cell>
          <table:table-cell table:style-name="ce52" office:value-type="float" office:value="38.381" calcext:value-type="float">
            <text:p>38,381</text:p>
          </table:table-cell>
          <table:table-cell table:style-name="ce52" office:value-type="float" office:value="39.648" calcext:value-type="float">
            <text:p>39,648</text:p>
          </table:table-cell>
          <table:table-cell table:style-name="ce52" office:value-type="float" office:value="2210.863" calcext:value-type="float">
            <text:p>2210,863</text:p>
          </table:table-cell>
          <table:table-cell table:style-name="ce51" office:value-type="float" office:value="948878" calcext:value-type="float">
            <text:p>948.878</text:p>
          </table:table-cell>
          <table:table-cell table:style-name="ce52" office:value-type="float" office:value="38.331" calcext:value-type="float">
            <text:p>38,331</text:p>
          </table:table-cell>
          <table:table-cell table:style-name="ce52" office:value-type="float" office:value="39.601" calcext:value-type="float">
            <text:p>39,601</text:p>
          </table:table-cell>
          <table:table-cell table:style-name="ce52" office:value-type="float" office:value="1605.503" calcext:value-type="float">
            <text:p>1605,503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172175" calcext:value-type="float">
            <text:p>1.172.175</text:p>
          </table:table-cell>
          <table:table-cell table:style-name="ce52" office:value-type="float" office:value="38.269" calcext:value-type="float">
            <text:p>38,269</text:p>
          </table:table-cell>
          <table:table-cell table:style-name="ce52" office:value-type="float" office:value="39.542" calcext:value-type="float">
            <text:p>39,542</text:p>
          </table:table-cell>
          <table:table-cell table:style-name="ce52" office:value-type="float" office:value="103.229" calcext:value-type="float">
            <text:p>103,229</text:p>
          </table:table-cell>
          <table:table-cell/>
          <table:table-cell office:value-type="string" calcext:value-type="string">
            <text:p>Fast</text:p>
          </table:table-cell>
          <table:table-cell table:style-name="ce26" office:value-type="float" office:value="-17.8323" calcext:value-type="float">
            <text:p>-17,8323</text:p>
          </table:table-cell>
          <table:table-cell office:value-type="float" office:value="-17.843" calcext:value-type="float">
            <text:p>-17,843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476020" calcext:value-type="float">
            <text:p>476.020</text:p>
          </table:table-cell>
          <table:table-cell table:style-name="ce52" office:value-type="float" office:value="35.177" calcext:value-type="float">
            <text:p>35,177</text:p>
          </table:table-cell>
          <table:table-cell table:style-name="ce52" office:value-type="float" office:value="36.545" calcext:value-type="float">
            <text:p>36,545</text:p>
          </table:table-cell>
          <table:table-cell table:style-name="ce52" office:value-type="float" office:value="1693.299" calcext:value-type="float">
            <text:p>1693,299</text:p>
          </table:table-cell>
          <table:table-cell table:style-name="ce51" office:value-type="float" office:value="484441" calcext:value-type="float">
            <text:p>484.441</text:p>
          </table:table-cell>
          <table:table-cell table:style-name="ce52" office:value-type="float" office:value="35.113" calcext:value-type="float">
            <text:p>35,113</text:p>
          </table:table-cell>
          <table:table-cell table:style-name="ce52" office:value-type="float" office:value="36.483" calcext:value-type="float">
            <text:p>36,483</text:p>
          </table:table-cell>
          <table:table-cell table:style-name="ce52" office:value-type="float" office:value="1271.358" calcext:value-type="float">
            <text:p>1271,358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604519" calcext:value-type="float">
            <text:p>604.519</text:p>
          </table:table-cell>
          <table:table-cell table:style-name="ce52" office:value-type="float" office:value="34.415" calcext:value-type="float">
            <text:p>34,415</text:p>
          </table:table-cell>
          <table:table-cell table:style-name="ce52" office:value-type="float" office:value="35.797" calcext:value-type="float">
            <text:p>35,797</text:p>
          </table:table-cell>
          <table:table-cell table:style-name="ce52" office:value-type="float" office:value="95.391" calcext:value-type="float">
            <text:p>95,391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237770" calcext:value-type="float">
            <text:p>237.770</text:p>
          </table:table-cell>
          <table:table-cell table:style-name="ce52" office:value-type="float" office:value="32.045" calcext:value-type="float">
            <text:p>32,045</text:p>
          </table:table-cell>
          <table:table-cell table:style-name="ce52" office:value-type="float" office:value="33.497" calcext:value-type="float">
            <text:p>33,497</text:p>
          </table:table-cell>
          <table:table-cell table:style-name="ce52" office:value-type="float" office:value="1266.541" calcext:value-type="float">
            <text:p>1266,541</text:p>
          </table:table-cell>
          <table:table-cell table:style-name="ce51" office:value-type="float" office:value="241695" calcext:value-type="float">
            <text:p>241.695</text:p>
          </table:table-cell>
          <table:table-cell table:style-name="ce52" office:value-type="float" office:value="31.974" calcext:value-type="float">
            <text:p>31,974</text:p>
          </table:table-cell>
          <table:table-cell table:style-name="ce52" office:value-type="float" office:value="33.426" calcext:value-type="float">
            <text:p>33,426</text:p>
          </table:table-cell>
          <table:table-cell table:style-name="ce52" office:value-type="float" office:value="989.778" calcext:value-type="float">
            <text:p>989,778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294433" calcext:value-type="float">
            <text:p>294.433</text:p>
          </table:table-cell>
          <table:table-cell table:style-name="ce52" office:value-type="float" office:value="30.753" calcext:value-type="float">
            <text:p>30,753</text:p>
          </table:table-cell>
          <table:table-cell table:style-name="ce52" office:value-type="float" office:value="32.202" calcext:value-type="float">
            <text:p>32,202</text:p>
          </table:table-cell>
          <table:table-cell table:style-name="ce52" office:value-type="float" office:value="74.46" calcext:value-type="float">
            <text:p>74,460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AVERAGE 240p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table:formula="of:=AVERAGE([.L2];[.L10];[.L18];[.L26])" office:value-type="float" office:value="4.013175" calcext:value-type="float">
            <text:p>4,0132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table:formula="of:=AVERAGE([.L3];[.L11];[.L19];[.L27])" office:value-type="float" office:value="4.0589" calcext:value-type="float">
            <text:p>4,0589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AVERAGE([.B28];[.B20];[.B12];[.B4])" office:value-type="float" office:value="1248931.25" calcext:value-type="float">
            <text:p>1.248.931</text:p>
          </table:table-cell>
          <table:table-cell table:style-name="ce57" table:formula="of:=AVERAGE([.C28];[.C20];[.C12];[.C4])" office:value-type="float" office:value="43.11025" calcext:value-type="float">
            <text:p>43,110</text:p>
          </table:table-cell>
          <table:table-cell table:style-name="ce57" table:formula="of:=AVERAGE([.D28];[.D20];[.D12];[.D4])" office:value-type="float" office:value="44.25375" calcext:value-type="float">
            <text:p>44,254</text:p>
          </table:table-cell>
          <table:table-cell table:style-name="ce57" table:formula="of:=AVERAGE([.E28];[.E20];[.E12];[.E4])" office:value-type="float" office:value="2492.76975" calcext:value-type="float">
            <text:p>2.492,770</text:p>
          </table:table-cell>
          <table:table-cell table:style-name="ce51" table:formula="of:=AVERAGE([.F28];[.F20];[.F12];[.F4])" office:value-type="float" office:value="1279845" calcext:value-type="float">
            <text:p>1.279.845</text:p>
          </table:table-cell>
          <table:table-cell table:style-name="ce57" table:formula="of:=AVERAGE([.G28];[.G20];[.G12];[.G4])" office:value-type="float" office:value="43.0795" calcext:value-type="float">
            <text:p>43,080</text:p>
          </table:table-cell>
          <table:table-cell table:style-name="ce57" table:formula="of:=AVERAGE([.H28];[.H20];[.H12];[.H4])" office:value-type="float" office:value="44.22325" calcext:value-type="float">
            <text:p>44,223</text:p>
          </table:table-cell>
          <table:table-cell table:style-name="ce57" table:formula="of:=AVERAGE([.I28];[.I20];[.I12];[.I4])" office:value-type="float" office:value="1740.468" calcext:value-type="float">
            <text:p>1.740,468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0" table:formula="of:=AVERAGE([.L4];[.L12];[.L20];[.L28])" office:value-type="float" office:value="25.1473733248476" calcext:value-type="float">
            <text:p>25,1474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AVERAGE([.B29];[.B21];[.B13];[.B5])" office:value-type="float" office:value="653404.25" calcext:value-type="float">
            <text:p>653.404</text:p>
          </table:table-cell>
          <table:table-cell table:style-name="ce57" table:formula="of:=AVERAGE([.C29];[.C21];[.C13];[.C5])" office:value-type="float" office:value="39.773" calcext:value-type="float">
            <text:p>39,773</text:p>
          </table:table-cell>
          <table:table-cell table:style-name="ce57" table:formula="of:=AVERAGE([.D29];[.D21];[.D13];[.D5])" office:value-type="float" office:value="41.029" calcext:value-type="float">
            <text:p>41,029</text:p>
          </table:table-cell>
          <table:table-cell table:style-name="ce57" table:formula="of:=AVERAGE([.E29];[.E21];[.E13];[.E5])" office:value-type="float" office:value="2004.00725" calcext:value-type="float">
            <text:p>2.004,007</text:p>
          </table:table-cell>
          <table:table-cell table:style-name="ce51" table:formula="of:=AVERAGE([.F29];[.F21];[.F13];[.F5])" office:value-type="float" office:value="669940" calcext:value-type="float">
            <text:p>669.940</text:p>
          </table:table-cell>
          <table:table-cell table:style-name="ce57" table:formula="of:=AVERAGE([.G29];[.G21];[.G13];[.G5])" office:value-type="float" office:value="39.7245" calcext:value-type="float">
            <text:p>39,725</text:p>
          </table:table-cell>
          <table:table-cell table:style-name="ce57" table:formula="of:=AVERAGE([.H29];[.H21];[.H13];[.H5])" office:value-type="float" office:value="40.98075" calcext:value-type="float">
            <text:p>40,981</text:p>
          </table:table-cell>
          <table:table-cell table:style-name="ce57" table:formula="of:=AVERAGE([.I29];[.I21];[.I13];[.I5])" office:value-type="float" office:value="1442.48225" calcext:value-type="float">
            <text:p>1.442,482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AVERAGE([.B30];[.B22];[.B14];[.B6])" office:value-type="float" office:value="356195.25" calcext:value-type="float">
            <text:p>356.195</text:p>
          </table:table-cell>
          <table:table-cell table:style-name="ce57" table:formula="of:=AVERAGE([.C30];[.C22];[.C14];[.C6])" office:value-type="float" office:value="36.988" calcext:value-type="float">
            <text:p>36,988</text:p>
          </table:table-cell>
          <table:table-cell table:style-name="ce57" table:formula="of:=AVERAGE([.D30];[.D22];[.D14];[.D6])" office:value-type="float" office:value="38.328" calcext:value-type="float">
            <text:p>38,328</text:p>
          </table:table-cell>
          <table:table-cell table:style-name="ce57" table:formula="of:=AVERAGE([.E30];[.E22];[.E14];[.E6])" office:value-type="float" office:value="1412.14175" calcext:value-type="float">
            <text:p>1.412,142</text:p>
          </table:table-cell>
          <table:table-cell table:style-name="ce51" table:formula="of:=AVERAGE([.F30];[.F22];[.F14];[.F6])" office:value-type="float" office:value="366092.75" calcext:value-type="float">
            <text:p>366.093</text:p>
          </table:table-cell>
          <table:table-cell table:style-name="ce57" table:formula="of:=AVERAGE([.G30];[.G22];[.G14];[.G6])" office:value-type="float" office:value="36.908" calcext:value-type="float">
            <text:p>36,908</text:p>
          </table:table-cell>
          <table:table-cell table:style-name="ce57" table:formula="of:=AVERAGE([.H30];[.H22];[.H14];[.H6])" office:value-type="float" office:value="38.24775" calcext:value-type="float">
            <text:p>38,248</text:p>
          </table:table-cell>
          <table:table-cell table:style-name="ce57" table:formula="of:=AVERAGE([.I30];[.I22];[.I14];[.I6])" office:value-type="float" office:value="1075.91225" calcext:value-type="float">
            <text:p>1.075,912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AVERAGE([.B31];[.B23];[.B15];[.B7])" office:value-type="float" office:value="190478.25" calcext:value-type="float">
            <text:p>190.478</text:p>
          </table:table-cell>
          <table:table-cell table:style-name="ce57" table:formula="of:=AVERAGE([.C31];[.C23];[.C15];[.C7])" office:value-type="float" office:value="34.036" calcext:value-type="float">
            <text:p>34,036</text:p>
          </table:table-cell>
          <table:table-cell table:style-name="ce57" table:formula="of:=AVERAGE([.D31];[.D23];[.D15];[.D7])" office:value-type="float" office:value="35.439" calcext:value-type="float">
            <text:p>35,439</text:p>
          </table:table-cell>
          <table:table-cell table:style-name="ce57" table:formula="of:=AVERAGE([.E31];[.E23];[.E15];[.E7])" office:value-type="float" office:value="1056.4235" calcext:value-type="float">
            <text:p>1.056,424</text:p>
          </table:table-cell>
          <table:table-cell table:style-name="ce51" table:formula="of:=AVERAGE([.F31];[.F23];[.F15];[.F7])" office:value-type="float" office:value="195614.75" calcext:value-type="float">
            <text:p>195.615</text:p>
          </table:table-cell>
          <table:table-cell table:style-name="ce57" table:formula="of:=AVERAGE([.G31];[.G23];[.G15];[.G7])" office:value-type="float" office:value="33.9405" calcext:value-type="float">
            <text:p>33,941</text:p>
          </table:table-cell>
          <table:table-cell table:style-name="ce57" table:formula="of:=AVERAGE([.H31];[.H23];[.H15];[.H7])" office:value-type="float" office:value="35.34125" calcext:value-type="float">
            <text:p>35,341</text:p>
          </table:table-cell>
          <table:table-cell table:style-name="ce57" table:formula="of:=AVERAGE([.I31];[.I23];[.I15];[.I7])" office:value-type="float" office:value="854.8025" calcext:value-type="float">
            <text:p>854,803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5">
          <table:table-cell table:number-columns-repeated="2"/>
          <table:table-cell table:style-name="ce19" table:number-columns-repeated="3"/>
          <table:table-cell/>
          <table:table-cell table:style-name="ce19" table:number-columns-repeated="7"/>
          <table:table-cell table:number-columns-repeated="51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60p" table:style-name="ta2">
        <table:table-column table:style-name="co10" table:default-cell-style-name="ce39"/>
        <table:table-column table:style-name="co11" table:default-cell-style-name="ce19"/>
        <table:table-column table:style-name="co26" table:default-cell-style-name="ce39"/>
        <table:table-column table:style-name="co13" table:default-cell-style-name="ce39"/>
        <table:table-column table:style-name="co16" table:default-cell-style-name="ce39"/>
        <table:table-column table:style-name="co11" table:default-cell-style-name="ce19"/>
        <table:table-column table:style-name="co1" table:default-cell-style-name="ce39"/>
        <table:table-column table:style-name="co13" table:default-cell-style-name="ce39"/>
        <table:table-column table:style-name="co16" table:default-cell-style-name="ce39"/>
        <table:table-column table:style-name="co10" table:default-cell-style-name="ce39"/>
        <table:table-column table:style-name="co17" table:default-cell-style-name="ce39"/>
        <table:table-column table:style-name="co18" table:default-cell-style-name="ce39"/>
        <table:table-column table:style-name="co10" table:default-cell-style-name="ce39"/>
        <table:table-column table:style-name="co27" table:default-cell-style-name="ce39"/>
        <table:table-column table:style-name="co19" table:default-cell-style-name="ce39"/>
        <table:table-column table:style-name="co11" table:default-cell-style-name="ce39"/>
        <table:table-column table:style-name="co19" table:default-cell-style-name="ce39"/>
        <table:table-column table:style-name="co13" table:default-cell-style-name="ce39"/>
        <table:table-column table:style-name="co16" table:default-cell-style-name="ce39"/>
        <table:table-column table:style-name="co19" table:number-columns-repeated="45" table:default-cell-style-name="ce39"/>
        <table:table-row table:style-name="ro1">
          <table:table-cell table:style-name="ce36" office:value-type="string" calcext:value-type="string" table:number-columns-spanned="9" table:number-rows-spanned="1">
            <text:p>Rain2 HDR Amazon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2.9938" calcext:value-type="float">
            <text:p>2,9938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216" calcext:value-type="float">
            <text:p>3,2160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27383" calcext:value-type="float">
            <text:p>827.383</text:p>
          </table:table-cell>
          <table:table-cell table:style-name="ce52" office:value-type="float" office:value="45.765" calcext:value-type="float">
            <text:p>45,765</text:p>
          </table:table-cell>
          <table:table-cell table:style-name="ce52" office:value-type="float" office:value="47.04" calcext:value-type="float">
            <text:p>47,040</text:p>
          </table:table-cell>
          <table:table-cell table:style-name="ce52" office:value-type="float" office:value="3338.807" calcext:value-type="float">
            <text:p>3338,807</text:p>
          </table:table-cell>
          <table:table-cell table:style-name="ce51" office:value-type="float" office:value="839448" calcext:value-type="float">
            <text:p>839.448</text:p>
          </table:table-cell>
          <table:table-cell table:style-name="ce52" office:value-type="float" office:value="45.721" calcext:value-type="float">
            <text:p>45,721</text:p>
          </table:table-cell>
          <table:table-cell table:style-name="ce52" office:value-type="float" office:value="47.001" calcext:value-type="float">
            <text:p>47,001</text:p>
          </table:table-cell>
          <table:table-cell table:style-name="ce52" office:value-type="float" office:value="2077.59" calcext:value-type="float">
            <text:p>2077,590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4]/[.E4];[.I5]/[.E5];[.I6]/[.E6];[.I7]/[.E7]))*100" office:value-type="float" office:value="32.7293220273067" calcext:value-type="float">
            <text:p>32,73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041783" calcext:value-type="float">
            <text:p>1.041.783</text:p>
          </table:table-cell>
          <table:table-cell table:style-name="ce52" office:value-type="float" office:value="47.723" calcext:value-type="float">
            <text:p>47,723</text:p>
          </table:table-cell>
          <table:table-cell table:style-name="ce52" office:value-type="float" office:value="49.102" calcext:value-type="float">
            <text:p>49,102</text:p>
          </table:table-cell>
          <table:table-cell table:style-name="ce52" office:value-type="float" office:value="82.494" calcext:value-type="float">
            <text:p>82,494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24.749" calcext:value-type="float">
            <text:p>-24,7490</text:p>
          </table:table-cell>
          <table:table-cell office:value-type="float" office:value="-24.0091" calcext:value-type="float">
            <text:p>-24,0091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59665" calcext:value-type="float">
            <text:p>359.665</text:p>
          </table:table-cell>
          <table:table-cell table:style-name="ce52" office:value-type="float" office:value="42.467" calcext:value-type="float">
            <text:p>42,467</text:p>
          </table:table-cell>
          <table:table-cell table:style-name="ce52" office:value-type="float" office:value="43.833" calcext:value-type="float">
            <text:p>43,833</text:p>
          </table:table-cell>
          <table:table-cell table:style-name="ce52" office:value-type="float" office:value="2534.292" calcext:value-type="float">
            <text:p>2534,292</text:p>
          </table:table-cell>
          <table:table-cell table:style-name="ce51" office:value-type="float" office:value="362699" calcext:value-type="float">
            <text:p>362.699</text:p>
          </table:table-cell>
          <table:table-cell table:style-name="ce52" office:value-type="float" office:value="42.403" calcext:value-type="float">
            <text:p>42,403</text:p>
          </table:table-cell>
          <table:table-cell table:style-name="ce52" office:value-type="float" office:value="43.767" calcext:value-type="float">
            <text:p>43,767</text:p>
          </table:table-cell>
          <table:table-cell table:style-name="ce52" office:value-type="float" office:value="1579.452" calcext:value-type="float">
            <text:p>1579,452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35315" calcext:value-type="float">
            <text:p>435.315</text:p>
          </table:table-cell>
          <table:table-cell table:style-name="ce52" office:value-type="float" office:value="41.736" calcext:value-type="float">
            <text:p>41,736</text:p>
          </table:table-cell>
          <table:table-cell table:style-name="ce52" office:value-type="float" office:value="43.196" calcext:value-type="float">
            <text:p>43,196</text:p>
          </table:table-cell>
          <table:table-cell table:style-name="ce52" office:value-type="float" office:value="80.007" calcext:value-type="float">
            <text:p>80,007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22.4829" calcext:value-type="float">
            <text:p>-22,4829</text:p>
          </table:table-cell>
          <table:table-cell office:value-type="float" office:value="-21.6024" calcext:value-type="float">
            <text:p>-21,6024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57695" calcext:value-type="float">
            <text:p>157.695</text:p>
          </table:table-cell>
          <table:table-cell table:style-name="ce52" office:value-type="float" office:value="39.893" calcext:value-type="float">
            <text:p>39,893</text:p>
          </table:table-cell>
          <table:table-cell table:style-name="ce52" office:value-type="float" office:value="41.334" calcext:value-type="float">
            <text:p>41,334</text:p>
          </table:table-cell>
          <table:table-cell table:style-name="ce52" office:value-type="float" office:value="1496.323" calcext:value-type="float">
            <text:p>1496,323</text:p>
          </table:table-cell>
          <table:table-cell table:style-name="ce51" office:value-type="float" office:value="160777" calcext:value-type="float">
            <text:p>160.777</text:p>
          </table:table-cell>
          <table:table-cell table:style-name="ce52" office:value-type="float" office:value="39.847" calcext:value-type="float">
            <text:p>39,847</text:p>
          </table:table-cell>
          <table:table-cell table:style-name="ce52" office:value-type="float" office:value="41.281" calcext:value-type="float">
            <text:p>41,281</text:p>
          </table:table-cell>
          <table:table-cell table:style-name="ce52" office:value-type="float" office:value="1024.175" calcext:value-type="float">
            <text:p>1024,175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96549" calcext:value-type="float">
            <text:p>196.549</text:p>
          </table:table-cell>
          <table:table-cell table:style-name="ce52" office:value-type="float" office:value="39.24" calcext:value-type="float">
            <text:p>39,240</text:p>
          </table:table-cell>
          <table:table-cell table:style-name="ce52" office:value-type="float" office:value="40.688" calcext:value-type="float">
            <text:p>40,688</text:p>
          </table:table-cell>
          <table:table-cell table:style-name="ce52" office:value-type="float" office:value="62.408" calcext:value-type="float">
            <text:p>62,408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65281" calcext:value-type="float">
            <text:p>65.281</text:p>
          </table:table-cell>
          <table:table-cell table:style-name="ce52" office:value-type="float" office:value="37.536" calcext:value-type="float">
            <text:p>37,536</text:p>
          </table:table-cell>
          <table:table-cell table:style-name="ce52" office:value-type="float" office:value="39.008" calcext:value-type="float">
            <text:p>39,008</text:p>
          </table:table-cell>
          <table:table-cell table:style-name="ce52" office:value-type="float" office:value="930.741" calcext:value-type="float">
            <text:p>930,741</text:p>
          </table:table-cell>
          <table:table-cell table:style-name="ce51" office:value-type="float" office:value="65531" calcext:value-type="float">
            <text:p>65.531</text:p>
          </table:table-cell>
          <table:table-cell table:style-name="ce52" office:value-type="float" office:value="37.463" calcext:value-type="float">
            <text:p>37,463</text:p>
          </table:table-cell>
          <table:table-cell table:style-name="ce52" office:value-type="float" office:value="38.917" calcext:value-type="float">
            <text:p>38,917</text:p>
          </table:table-cell>
          <table:table-cell table:style-name="ce52" office:value-type="float" office:value="708.181" calcext:value-type="float">
            <text:p>708,18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80511" calcext:value-type="float">
            <text:p>80.511</text:p>
          </table:table-cell>
          <table:table-cell table:style-name="ce52" office:value-type="float" office:value="37.169" calcext:value-type="float">
            <text:p>37,169</text:p>
          </table:table-cell>
          <table:table-cell table:style-name="ce52" office:value-type="float" office:value="38.555" calcext:value-type="float">
            <text:p>38,555</text:p>
          </table:table-cell>
          <table:table-cell table:style-name="ce52" office:value-type="float" office:value="45.143" calcext:value-type="float">
            <text:p>45,14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Red Kayak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1.9096" calcext:value-type="float">
            <text:p>1,9096</text:p>
          </table:table-cell>
          <table:table-cell/>
          <table:table-cell table:style-name="ce19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2.0473" calcext:value-type="float">
            <text:p>2,0473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269726" calcext:value-type="float">
            <text:p>8.269.726</text:p>
          </table:table-cell>
          <table:table-cell table:style-name="ce52" office:value-type="float" office:value="43.281" calcext:value-type="float">
            <text:p>43,281</text:p>
          </table:table-cell>
          <table:table-cell table:style-name="ce52" office:value-type="float" office:value="44.584" calcext:value-type="float">
            <text:p>44,584</text:p>
          </table:table-cell>
          <table:table-cell table:style-name="ce52" office:value-type="float" office:value="6920.752" calcext:value-type="float">
            <text:p>6920,752</text:p>
          </table:table-cell>
          <table:table-cell table:style-name="ce51" office:value-type="float" office:value="8321058" calcext:value-type="float">
            <text:p>8.321.058</text:p>
          </table:table-cell>
          <table:table-cell table:style-name="ce52" office:value-type="float" office:value="43.203" calcext:value-type="float">
            <text:p>43,203</text:p>
          </table:table-cell>
          <table:table-cell table:style-name="ce52" office:value-type="float" office:value="44.494" calcext:value-type="float">
            <text:p>44,494</text:p>
          </table:table-cell>
          <table:table-cell table:style-name="ce52" office:value-type="float" office:value="4576.322" calcext:value-type="float">
            <text:p>4576,322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12]/[.E12];[.I13]/[.E13];[.I14]/[.E14];[.I15]/[.E15]))*100" office:value-type="float" office:value="31.6156908601409" calcext:value-type="float">
            <text:p>31,62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628611" calcext:value-type="float">
            <text:p>8.628.611</text:p>
          </table:table-cell>
          <table:table-cell table:style-name="ce52" office:value-type="float" office:value="46.654" calcext:value-type="float">
            <text:p>46,654</text:p>
          </table:table-cell>
          <table:table-cell table:style-name="ce52" office:value-type="float" office:value="47.589" calcext:value-type="float">
            <text:p>47,589</text:p>
          </table:table-cell>
          <table:table-cell table:style-name="ce52" office:value-type="float" office:value="198.376" calcext:value-type="float">
            <text:p>198,376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0.1282" calcext:value-type="float">
            <text:p>-0,1282</text:p>
          </table:table-cell>
          <table:table-cell office:value-type="float" office:value="-1.3462" calcext:value-type="float">
            <text:p>-1,3462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915268" calcext:value-type="float">
            <text:p>4.915.268</text:p>
          </table:table-cell>
          <table:table-cell table:style-name="ce52" office:value-type="float" office:value="37.256" calcext:value-type="float">
            <text:p>37,256</text:p>
          </table:table-cell>
          <table:table-cell table:style-name="ce52" office:value-type="float" office:value="38.751" calcext:value-type="float">
            <text:p>38,751</text:p>
          </table:table-cell>
          <table:table-cell table:style-name="ce52" office:value-type="float" office:value="7114.522" calcext:value-type="float">
            <text:p>7114,522</text:p>
          </table:table-cell>
          <table:table-cell table:style-name="ce51" office:value-type="float" office:value="4953810" calcext:value-type="float">
            <text:p>4.953.810</text:p>
          </table:table-cell>
          <table:table-cell table:style-name="ce52" office:value-type="float" office:value="37.18" calcext:value-type="float">
            <text:p>37,180</text:p>
          </table:table-cell>
          <table:table-cell table:style-name="ce52" office:value-type="float" office:value="38.661" calcext:value-type="float">
            <text:p>38,661</text:p>
          </table:table-cell>
          <table:table-cell table:style-name="ce52" office:value-type="float" office:value="4910.7" calcext:value-type="float">
            <text:p>4910,700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320731" calcext:value-type="float">
            <text:p>4.320.731</text:p>
          </table:table-cell>
          <table:table-cell table:style-name="ce52" office:value-type="float" office:value="35.507" calcext:value-type="float">
            <text:p>35,507</text:p>
          </table:table-cell>
          <table:table-cell table:style-name="ce52" office:value-type="float" office:value="37.03" calcext:value-type="float">
            <text:p>37,030</text:p>
          </table:table-cell>
          <table:table-cell table:style-name="ce52" office:value-type="float" office:value="242.008" calcext:value-type="float">
            <text:p>242,008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1.7653" calcext:value-type="float">
            <text:p>1,7653</text:p>
          </table:table-cell>
          <table:table-cell office:value-type="float" office:value="0.6337" calcext:value-type="float">
            <text:p>0,6337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284327" calcext:value-type="float">
            <text:p>2.284.327</text:p>
          </table:table-cell>
          <table:table-cell table:style-name="ce52" office:value-type="float" office:value="32.367" calcext:value-type="float">
            <text:p>32,367</text:p>
          </table:table-cell>
          <table:table-cell table:style-name="ce52" office:value-type="float" office:value="33.97" calcext:value-type="float">
            <text:p>33,970</text:p>
          </table:table-cell>
          <table:table-cell table:style-name="ce52" office:value-type="float" office:value="6451.743" calcext:value-type="float">
            <text:p>6451,743</text:p>
          </table:table-cell>
          <table:table-cell table:style-name="ce51" office:value-type="float" office:value="2309190" calcext:value-type="float">
            <text:p>2.309.190</text:p>
          </table:table-cell>
          <table:table-cell table:style-name="ce52" office:value-type="float" office:value="32.301" calcext:value-type="float">
            <text:p>32,301</text:p>
          </table:table-cell>
          <table:table-cell table:style-name="ce52" office:value-type="float" office:value="33.901" calcext:value-type="float">
            <text:p>33,901</text:p>
          </table:table-cell>
          <table:table-cell table:style-name="ce52" office:value-type="float" office:value="4565.041" calcext:value-type="float">
            <text:p>4565,041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889174" calcext:value-type="float">
            <text:p>1.889.174</text:p>
          </table:table-cell>
          <table:table-cell table:style-name="ce52" office:value-type="float" office:value="30.985" calcext:value-type="float">
            <text:p>30,985</text:p>
          </table:table-cell>
          <table:table-cell table:style-name="ce52" office:value-type="float" office:value="32.601" calcext:value-type="float">
            <text:p>32,601</text:p>
          </table:table-cell>
          <table:table-cell table:style-name="ce52" office:value-type="float" office:value="196.488" calcext:value-type="float">
            <text:p>196,488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90441" calcext:value-type="float">
            <text:p>790.441</text:p>
          </table:table-cell>
          <table:table-cell table:style-name="ce52" office:value-type="float" office:value="28.594" calcext:value-type="float">
            <text:p>28,594</text:p>
          </table:table-cell>
          <table:table-cell table:style-name="ce52" office:value-type="float" office:value="30.258" calcext:value-type="float">
            <text:p>30,258</text:p>
          </table:table-cell>
          <table:table-cell table:style-name="ce52" office:value-type="float" office:value="5653.219" calcext:value-type="float">
            <text:p>5653,219</text:p>
          </table:table-cell>
          <table:table-cell table:style-name="ce51" office:value-type="float" office:value="790165" calcext:value-type="float">
            <text:p>790.165</text:p>
          </table:table-cell>
          <table:table-cell table:style-name="ce52" office:value-type="float" office:value="28.52" calcext:value-type="float">
            <text:p>28,520</text:p>
          </table:table-cell>
          <table:table-cell table:style-name="ce52" office:value-type="float" office:value="30.185" calcext:value-type="float">
            <text:p>30,185</text:p>
          </table:table-cell>
          <table:table-cell table:style-name="ce52" office:value-type="float" office:value="3823.401" calcext:value-type="float">
            <text:p>3823,40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65322" calcext:value-type="float">
            <text:p>765.322</text:p>
          </table:table-cell>
          <table:table-cell table:style-name="ce52" office:value-type="float" office:value="28.154" calcext:value-type="float">
            <text:p>28,154</text:p>
          </table:table-cell>
          <table:table-cell table:style-name="ce52" office:value-type="float" office:value="29.814" calcext:value-type="float">
            <text:p>29,814</text:p>
          </table:table-cell>
          <table:table-cell table:style-name="ce52" office:value-type="float" office:value="147.853" calcext:value-type="float">
            <text:p>147,85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Snow Mnt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1.6583" calcext:value-type="float">
            <text:p>1,6583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1.6765" calcext:value-type="float">
            <text:p>1,6765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55104" calcext:value-type="float">
            <text:p>755.104</text:p>
          </table:table-cell>
          <table:table-cell table:style-name="ce52" office:value-type="float" office:value="47.545" calcext:value-type="float">
            <text:p>47,545</text:p>
          </table:table-cell>
          <table:table-cell table:style-name="ce52" office:value-type="float" office:value="48.732" calcext:value-type="float">
            <text:p>48,732</text:p>
          </table:table-cell>
          <table:table-cell table:style-name="ce52" office:value-type="float" office:value="1813.444" calcext:value-type="float">
            <text:p>1813,444</text:p>
          </table:table-cell>
          <table:table-cell table:style-name="ce51" office:value-type="float" office:value="764339" calcext:value-type="float">
            <text:p>764.339</text:p>
          </table:table-cell>
          <table:table-cell table:style-name="ce52" office:value-type="float" office:value="47.502" calcext:value-type="float">
            <text:p>47,502</text:p>
          </table:table-cell>
          <table:table-cell table:style-name="ce52" office:value-type="float" office:value="48.697" calcext:value-type="float">
            <text:p>48,697</text:p>
          </table:table-cell>
          <table:table-cell table:style-name="ce52" office:value-type="float" office:value="1015.85" calcext:value-type="float">
            <text:p>1015,850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0]/[.E20];[.I21]/[.E21];[.I22]/[.E22];[.I23]/[.E23]))*100" office:value-type="float" office:value="33.6109301267754" calcext:value-type="float">
            <text:p>33,61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17230" calcext:value-type="float">
            <text:p>817.230</text:p>
          </table:table-cell>
          <table:table-cell table:style-name="ce52" office:value-type="float" office:value="46.04" calcext:value-type="float">
            <text:p>46,040</text:p>
          </table:table-cell>
          <table:table-cell table:style-name="ce52" office:value-type="float" office:value="47.465" calcext:value-type="float">
            <text:p>47,465</text:p>
          </table:table-cell>
          <table:table-cell table:style-name="ce52" office:value-type="float" office:value="45.831" calcext:value-type="float">
            <text:p>45,831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28.7661" calcext:value-type="float">
            <text:p>-28,7661</text:p>
          </table:table-cell>
          <table:table-cell office:value-type="float" office:value="-27.1564" calcext:value-type="float">
            <text:p>-27,1564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67860" calcext:value-type="float">
            <text:p>467.860</text:p>
          </table:table-cell>
          <table:table-cell table:style-name="ce52" office:value-type="float" office:value="44.707" calcext:value-type="float">
            <text:p>44,707</text:p>
          </table:table-cell>
          <table:table-cell table:style-name="ce52" office:value-type="float" office:value="45.891" calcext:value-type="float">
            <text:p>45,891</text:p>
          </table:table-cell>
          <table:table-cell table:style-name="ce52" office:value-type="float" office:value="1335.913" calcext:value-type="float">
            <text:p>1335,913</text:p>
          </table:table-cell>
          <table:table-cell table:style-name="ce51" office:value-type="float" office:value="470881" calcext:value-type="float">
            <text:p>470.881</text:p>
          </table:table-cell>
          <table:table-cell table:style-name="ce52" office:value-type="float" office:value="44.651" calcext:value-type="float">
            <text:p>44,651</text:p>
          </table:table-cell>
          <table:table-cell table:style-name="ce52" office:value-type="float" office:value="45.844" calcext:value-type="float">
            <text:p>45,844</text:p>
          </table:table-cell>
          <table:table-cell table:style-name="ce52" office:value-type="float" office:value="845.683" calcext:value-type="float">
            <text:p>845,683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520375" calcext:value-type="float">
            <text:p>520.375</text:p>
          </table:table-cell>
          <table:table-cell table:style-name="ce52" office:value-type="float" office:value="42.739" calcext:value-type="float">
            <text:p>42,739</text:p>
          </table:table-cell>
          <table:table-cell table:style-name="ce52" office:value-type="float" office:value="44.171" calcext:value-type="float">
            <text:p>44,171</text:p>
          </table:table-cell>
          <table:table-cell table:style-name="ce52" office:value-type="float" office:value="41.273" calcext:value-type="float">
            <text:p>41,273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27.6131" calcext:value-type="float">
            <text:p>-27,6131</text:p>
          </table:table-cell>
          <table:table-cell office:value-type="float" office:value="-25.968" calcext:value-type="float">
            <text:p>-25,968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88063" calcext:value-type="float">
            <text:p>288.063</text:p>
          </table:table-cell>
          <table:table-cell table:style-name="ce52" office:value-type="float" office:value="41.459" calcext:value-type="float">
            <text:p>41,459</text:p>
          </table:table-cell>
          <table:table-cell table:style-name="ce52" office:value-type="float" office:value="42.74" calcext:value-type="float">
            <text:p>42,740</text:p>
          </table:table-cell>
          <table:table-cell table:style-name="ce52" office:value-type="float" office:value="946.111" calcext:value-type="float">
            <text:p>946,111</text:p>
          </table:table-cell>
          <table:table-cell table:style-name="ce51" office:value-type="float" office:value="291656" calcext:value-type="float">
            <text:p>291.656</text:p>
          </table:table-cell>
          <table:table-cell table:style-name="ce52" office:value-type="float" office:value="41.434" calcext:value-type="float">
            <text:p>41,434</text:p>
          </table:table-cell>
          <table:table-cell table:style-name="ce52" office:value-type="float" office:value="42.706" calcext:value-type="float">
            <text:p>42,706</text:p>
          </table:table-cell>
          <table:table-cell table:style-name="ce52" office:value-type="float" office:value="668.635" calcext:value-type="float">
            <text:p>668,635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322961" calcext:value-type="float">
            <text:p>322.961</text:p>
          </table:table-cell>
          <table:table-cell table:style-name="ce52" office:value-type="float" office:value="39.797" calcext:value-type="float">
            <text:p>39,797</text:p>
          </table:table-cell>
          <table:table-cell table:style-name="ce52" office:value-type="float" office:value="41.242" calcext:value-type="float">
            <text:p>41,242</text:p>
          </table:table-cell>
          <table:table-cell table:style-name="ce52" office:value-type="float" office:value="35.654" calcext:value-type="float">
            <text:p>35,654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75024" calcext:value-type="float">
            <text:p>175.024</text:p>
          </table:table-cell>
          <table:table-cell table:style-name="ce52" office:value-type="float" office:value="37.547" calcext:value-type="float">
            <text:p>37,547</text:p>
          </table:table-cell>
          <table:table-cell table:style-name="ce52" office:value-type="float" office:value="38.937" calcext:value-type="float">
            <text:p>38,937</text:p>
          </table:table-cell>
          <table:table-cell table:style-name="ce52" office:value-type="float" office:value="761.632" calcext:value-type="float">
            <text:p>761,632</text:p>
          </table:table-cell>
          <table:table-cell table:style-name="ce51" office:value-type="float" office:value="176807" calcext:value-type="float">
            <text:p>176.807</text:p>
          </table:table-cell>
          <table:table-cell table:style-name="ce52" office:value-type="float" office:value="37.484" calcext:value-type="float">
            <text:p>37,484</text:p>
          </table:table-cell>
          <table:table-cell table:style-name="ce52" office:value-type="float" office:value="38.869" calcext:value-type="float">
            <text:p>38,869</text:p>
          </table:table-cell>
          <table:table-cell table:style-name="ce52" office:value-type="float" office:value="575.511" calcext:value-type="float">
            <text:p>575,51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87912" calcext:value-type="float">
            <text:p>187.912</text:p>
          </table:table-cell>
          <table:table-cell table:style-name="ce52" office:value-type="float" office:value="35.838" calcext:value-type="float">
            <text:p>35,838</text:p>
          </table:table-cell>
          <table:table-cell table:style-name="ce52" office:value-type="float" office:value="37.351" calcext:value-type="float">
            <text:p>37,351</text:p>
          </table:table-cell>
          <table:table-cell table:style-name="ce52" office:value-type="float" office:value="22.77" calcext:value-type="float">
            <text:p>22,770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Taco Man Arrows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3.5571" calcext:value-type="float">
            <text:p>3,5571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6748" calcext:value-type="float">
            <text:p>3,6748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282804" calcext:value-type="float">
            <text:p>282.804</text:p>
          </table:table-cell>
          <table:table-cell table:style-name="ce52" office:value-type="float" office:value="52.403" calcext:value-type="float">
            <text:p>52,403</text:p>
          </table:table-cell>
          <table:table-cell table:style-name="ce52" office:value-type="float" office:value="53.116" calcext:value-type="float">
            <text:p>53,116</text:p>
          </table:table-cell>
          <table:table-cell table:style-name="ce52" office:value-type="float" office:value="894.78" calcext:value-type="float">
            <text:p>894,780</text:p>
          </table:table-cell>
          <table:table-cell table:style-name="ce51" office:value-type="float" office:value="286796" calcext:value-type="float">
            <text:p>286.796</text:p>
          </table:table-cell>
          <table:table-cell table:style-name="ce52" office:value-type="float" office:value="52.346" calcext:value-type="float">
            <text:p>52,346</text:p>
          </table:table-cell>
          <table:table-cell table:style-name="ce52" office:value-type="float" office:value="53.065" calcext:value-type="float">
            <text:p>53,065</text:p>
          </table:table-cell>
          <table:table-cell table:style-name="ce52" office:value-type="float" office:value="680.499" calcext:value-type="float">
            <text:p>680,499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8]/[.E28];[.I29]/[.E29];[.I30]/[.E30];[.I31]/[.E31]))*100" office:value-type="float" office:value="18.6548810939083" calcext:value-type="float">
            <text:p>18,65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387556" calcext:value-type="float">
            <text:p>387.556</text:p>
          </table:table-cell>
          <table:table-cell table:style-name="ce52" office:value-type="float" office:value="53.964" calcext:value-type="float">
            <text:p>53,964</text:p>
          </table:table-cell>
          <table:table-cell table:style-name="ce52" office:value-type="float" office:value="55.026" calcext:value-type="float">
            <text:p>55,026</text:p>
          </table:table-cell>
          <table:table-cell table:style-name="ce52" office:value-type="float" office:value="43.126" calcext:value-type="float">
            <text:p>43,126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37.551" calcext:value-type="float">
            <text:p>-37,5510</text:p>
          </table:table-cell>
          <table:table-cell office:value-type="float" office:value="-36.2288" calcext:value-type="float">
            <text:p>-36,2288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58268" calcext:value-type="float">
            <text:p>158.268</text:p>
          </table:table-cell>
          <table:table-cell table:style-name="ce52" office:value-type="float" office:value="49.306" calcext:value-type="float">
            <text:p>49,306</text:p>
          </table:table-cell>
          <table:table-cell table:style-name="ce52" office:value-type="float" office:value="50.135" calcext:value-type="float">
            <text:p>50,135</text:p>
          </table:table-cell>
          <table:table-cell table:style-name="ce52" office:value-type="float" office:value="723.727" calcext:value-type="float">
            <text:p>723,727</text:p>
          </table:table-cell>
          <table:table-cell table:style-name="ce51" office:value-type="float" office:value="161100" calcext:value-type="float">
            <text:p>161.100</text:p>
          </table:table-cell>
          <table:table-cell table:style-name="ce52" office:value-type="float" office:value="49.222" calcext:value-type="float">
            <text:p>49,222</text:p>
          </table:table-cell>
          <table:table-cell table:style-name="ce52" office:value-type="float" office:value="50.054" calcext:value-type="float">
            <text:p>50,054</text:p>
          </table:table-cell>
          <table:table-cell table:style-name="ce52" office:value-type="float" office:value="563.649" calcext:value-type="float">
            <text:p>563,649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205156" calcext:value-type="float">
            <text:p>205.156</text:p>
          </table:table-cell>
          <table:table-cell table:style-name="ce52" office:value-type="float" office:value="47.428" calcext:value-type="float">
            <text:p>47,428</text:p>
          </table:table-cell>
          <table:table-cell table:style-name="ce52" office:value-type="float" office:value="48.444" calcext:value-type="float">
            <text:p>48,444</text:p>
          </table:table-cell>
          <table:table-cell table:style-name="ce52" office:value-type="float" office:value="45.399" calcext:value-type="float">
            <text:p>45,399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35.4298" calcext:value-type="float">
            <text:p>-35,4298</text:p>
          </table:table-cell>
          <table:table-cell office:value-type="float" office:value="-34.0382" calcext:value-type="float">
            <text:p>-34,0382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91468" calcext:value-type="float">
            <text:p>91.468</text:p>
          </table:table-cell>
          <table:table-cell table:style-name="ce52" office:value-type="float" office:value="46.297" calcext:value-type="float">
            <text:p>46,297</text:p>
          </table:table-cell>
          <table:table-cell table:style-name="ce52" office:value-type="float" office:value="47.293" calcext:value-type="float">
            <text:p>47,293</text:p>
          </table:table-cell>
          <table:table-cell table:style-name="ce52" office:value-type="float" office:value="553.132" calcext:value-type="float">
            <text:p>553,132</text:p>
          </table:table-cell>
          <table:table-cell table:style-name="ce51" office:value-type="float" office:value="93756" calcext:value-type="float">
            <text:p>93.756</text:p>
          </table:table-cell>
          <table:table-cell table:style-name="ce52" office:value-type="float" office:value="46.218" calcext:value-type="float">
            <text:p>46,218</text:p>
          </table:table-cell>
          <table:table-cell table:style-name="ce52" office:value-type="float" office:value="47.209" calcext:value-type="float">
            <text:p>47,209</text:p>
          </table:table-cell>
          <table:table-cell table:style-name="ce52" office:value-type="float" office:value="464.407" calcext:value-type="float">
            <text:p>464,407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12948" calcext:value-type="float">
            <text:p>112.948</text:p>
          </table:table-cell>
          <table:table-cell table:style-name="ce52" office:value-type="float" office:value="44.934" calcext:value-type="float">
            <text:p>44,934</text:p>
          </table:table-cell>
          <table:table-cell table:style-name="ce52" office:value-type="float" office:value="46.015" calcext:value-type="float">
            <text:p>46,015</text:p>
          </table:table-cell>
          <table:table-cell table:style-name="ce52" office:value-type="float" office:value="39.433" calcext:value-type="float">
            <text:p>39,433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53104" calcext:value-type="float">
            <text:p>53.104</text:p>
          </table:table-cell>
          <table:table-cell table:style-name="ce52" office:value-type="float" office:value="42.819" calcext:value-type="float">
            <text:p>42,819</text:p>
          </table:table-cell>
          <table:table-cell table:style-name="ce52" office:value-type="float" office:value="43.962" calcext:value-type="float">
            <text:p>43,962</text:p>
          </table:table-cell>
          <table:table-cell table:style-name="ce52" office:value-type="float" office:value="491.449" calcext:value-type="float">
            <text:p>491,449</text:p>
          </table:table-cell>
          <table:table-cell table:style-name="ce51" office:value-type="float" office:value="54336" calcext:value-type="float">
            <text:p>54.336</text:p>
          </table:table-cell>
          <table:table-cell table:style-name="ce52" office:value-type="float" office:value="42.703" calcext:value-type="float">
            <text:p>42,703</text:p>
          </table:table-cell>
          <table:table-cell table:style-name="ce52" office:value-type="float" office:value="43.821" calcext:value-type="float">
            <text:p>43,821</text:p>
          </table:table-cell>
          <table:table-cell table:style-name="ce52" office:value-type="float" office:value="429.956" calcext:value-type="float">
            <text:p>429,956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62144" calcext:value-type="float">
            <text:p>62.144</text:p>
          </table:table-cell>
          <table:table-cell table:style-name="ce52" office:value-type="float" office:value="41.941" calcext:value-type="float">
            <text:p>41,941</text:p>
          </table:table-cell>
          <table:table-cell table:style-name="ce52" office:value-type="float" office:value="43.121" calcext:value-type="float">
            <text:p>43,121</text:p>
          </table:table-cell>
          <table:table-cell table:style-name="ce52" office:value-type="float" office:value="33.364" calcext:value-type="float">
            <text:p>33,36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AVERAGE 360p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57" table:formula="of:=AVERAGE([.L26];[.L18];[.L10];[.L2])" office:value-type="float" office:value="2.5297" calcext:value-type="float">
            <text:p>2,530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57" table:formula="of:=AVERAGE([.L27];[.L19];[.L11];[.L3])" office:value-type="float" office:value="2.65365" calcext:value-type="float">
            <text:p>2,654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AVERAGE([.B28];[.B20];[.B12];[.B4])" office:value-type="float" office:value="2533754.25" calcext:value-type="float">
            <text:p>2.533.754</text:p>
          </table:table-cell>
          <table:table-cell table:style-name="ce57" table:formula="of:=AVERAGE([.C28];[.C20];[.C12];[.C4])" office:value-type="float" office:value="47.2485" calcext:value-type="float">
            <text:p>47,249</text:p>
          </table:table-cell>
          <table:table-cell table:style-name="ce57" table:formula="of:=AVERAGE([.D28];[.D20];[.D12];[.D4])" office:value-type="float" office:value="48.368" calcext:value-type="float">
            <text:p>48,368</text:p>
          </table:table-cell>
          <table:table-cell table:style-name="ce57" table:formula="of:=AVERAGE([.E28];[.E20];[.E12];[.E4])" office:value-type="float" office:value="3241.94575" calcext:value-type="float">
            <text:p>3.241,946</text:p>
          </table:table-cell>
          <table:table-cell table:style-name="ce51" table:formula="of:=AVERAGE([.F28];[.F20];[.F12];[.F4])" office:value-type="float" office:value="2552910.25" calcext:value-type="float">
            <text:p>2.552.910</text:p>
          </table:table-cell>
          <table:table-cell table:style-name="ce57" table:formula="of:=AVERAGE([.G28];[.G20];[.G12];[.G4])" office:value-type="float" office:value="47.193" calcext:value-type="float">
            <text:p>47,193</text:p>
          </table:table-cell>
          <table:table-cell table:style-name="ce57" table:formula="of:=AVERAGE([.H28];[.H20];[.H12];[.H4])" office:value-type="float" office:value="48.31425" calcext:value-type="float">
            <text:p>48,314</text:p>
          </table:table-cell>
          <table:table-cell table:style-name="ce57" table:formula="of:=AVERAGE([.I28];[.I20];[.I12];[.I4])" office:value-type="float" office:value="2087.56525" calcext:value-type="float">
            <text:p>2.087,565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3" table:formula="of:=AVERAGE([.L28];[.L20];[.L12];[.L4])" office:value-type="float" office:value="29.1527060270328" calcext:value-type="float">
            <text:p>29,15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AVERAGE([.B29];[.B21];[.B13];[.B5])" office:value-type="float" office:value="1475265.25" calcext:value-type="float">
            <text:p>1.475.265</text:p>
          </table:table-cell>
          <table:table-cell table:style-name="ce57" table:formula="of:=AVERAGE([.C29];[.C21];[.C13];[.C5])" office:value-type="float" office:value="43.434" calcext:value-type="float">
            <text:p>43,434</text:p>
          </table:table-cell>
          <table:table-cell table:style-name="ce57" table:formula="of:=AVERAGE([.D29];[.D21];[.D13];[.D5])" office:value-type="float" office:value="44.6525" calcext:value-type="float">
            <text:p>44,653</text:p>
          </table:table-cell>
          <table:table-cell table:style-name="ce57" table:formula="of:=AVERAGE([.E29];[.E21];[.E13];[.E5])" office:value-type="float" office:value="2927.1135" calcext:value-type="float">
            <text:p>2.927,114</text:p>
          </table:table-cell>
          <table:table-cell table:style-name="ce51" table:formula="of:=AVERAGE([.F29];[.F21];[.F13];[.F5])" office:value-type="float" office:value="1487122.5" calcext:value-type="float">
            <text:p>1.487.123</text:p>
          </table:table-cell>
          <table:table-cell table:style-name="ce57" table:formula="of:=AVERAGE([.G29];[.G21];[.G13];[.G5])" office:value-type="float" office:value="43.364" calcext:value-type="float">
            <text:p>43,364</text:p>
          </table:table-cell>
          <table:table-cell table:style-name="ce57" table:formula="of:=AVERAGE([.H29];[.H21];[.H13];[.H5])" office:value-type="float" office:value="44.5815" calcext:value-type="float">
            <text:p>44,582</text:p>
          </table:table-cell>
          <table:table-cell table:style-name="ce57" table:formula="of:=AVERAGE([.I29];[.I21];[.I13];[.I5])" office:value-type="float" office:value="1974.871" calcext:value-type="float">
            <text:p>1.974,871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AVERAGE([.B30];[.B22];[.B14];[.B6])" office:value-type="float" office:value="705388.25" calcext:value-type="float">
            <text:p>705.388</text:p>
          </table:table-cell>
          <table:table-cell table:style-name="ce57" table:formula="of:=AVERAGE([.C30];[.C22];[.C14];[.C6])" office:value-type="float" office:value="40.004" calcext:value-type="float">
            <text:p>40,004</text:p>
          </table:table-cell>
          <table:table-cell table:style-name="ce57" table:formula="of:=AVERAGE([.D30];[.D22];[.D14];[.D6])" office:value-type="float" office:value="41.33425" calcext:value-type="float">
            <text:p>41,334</text:p>
          </table:table-cell>
          <table:table-cell table:style-name="ce57" table:formula="of:=AVERAGE([.E30];[.E22];[.E14];[.E6])" office:value-type="float" office:value="2361.82725" calcext:value-type="float">
            <text:p>2.361,827</text:p>
          </table:table-cell>
          <table:table-cell table:style-name="ce51" table:formula="of:=AVERAGE([.F30];[.F22];[.F14];[.F6])" office:value-type="float" office:value="713844.75" calcext:value-type="float">
            <text:p>713.845</text:p>
          </table:table-cell>
          <table:table-cell table:style-name="ce57" table:formula="of:=AVERAGE([.G30];[.G22];[.G14];[.G6])" office:value-type="float" office:value="39.95" calcext:value-type="float">
            <text:p>39,950</text:p>
          </table:table-cell>
          <table:table-cell table:style-name="ce57" table:formula="of:=AVERAGE([.H30];[.H22];[.H14];[.H6])" office:value-type="float" office:value="41.27425" calcext:value-type="float">
            <text:p>41,274</text:p>
          </table:table-cell>
          <table:table-cell table:style-name="ce57" table:formula="of:=AVERAGE([.I30];[.I22];[.I14];[.I6])" office:value-type="float" office:value="1680.5645" calcext:value-type="float">
            <text:p>1.680,565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AVERAGE([.B31];[.B23];[.B15];[.B7])" office:value-type="float" office:value="270962.5" calcext:value-type="float">
            <text:p>270.963</text:p>
          </table:table-cell>
          <table:table-cell table:style-name="ce57" table:formula="of:=AVERAGE([.C31];[.C23];[.C15];[.C7])" office:value-type="float" office:value="36.624" calcext:value-type="float">
            <text:p>36,624</text:p>
          </table:table-cell>
          <table:table-cell table:style-name="ce57" table:formula="of:=AVERAGE([.D31];[.D23];[.D15];[.D7])" office:value-type="float" office:value="38.04125" calcext:value-type="float">
            <text:p>38,041</text:p>
          </table:table-cell>
          <table:table-cell table:style-name="ce57" table:formula="of:=AVERAGE([.E31];[.E23];[.E15];[.E7])" office:value-type="float" office:value="1959.26025" calcext:value-type="float">
            <text:p>1.959,260</text:p>
          </table:table-cell>
          <table:table-cell table:style-name="ce51" table:formula="of:=AVERAGE([.F31];[.F23];[.F15];[.F7])" office:value-type="float" office:value="271709.75" calcext:value-type="float">
            <text:p>271.710</text:p>
          </table:table-cell>
          <table:table-cell table:style-name="ce57" table:formula="of:=AVERAGE([.G31];[.G23];[.G15];[.G7])" office:value-type="float" office:value="36.5425" calcext:value-type="float">
            <text:p>36,543</text:p>
          </table:table-cell>
          <table:table-cell table:style-name="ce57" table:formula="of:=AVERAGE([.H31];[.H23];[.H15];[.H7])" office:value-type="float" office:value="37.948" calcext:value-type="float">
            <text:p>37,948</text:p>
          </table:table-cell>
          <table:table-cell table:style-name="ce57" table:formula="of:=AVERAGE([.I31];[.I23];[.I15];[.I7])" office:value-type="float" office:value="1384.26225" calcext:value-type="float">
            <text:p>1.384,262</text:p>
          </table:table-cell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Red Kayak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versao antiga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1.848" calcext:value-type="float">
            <text:p>1,8480</text:p>
          </table:table-cell>
          <table:table-cell table:style-name="ce14" table:formula="of:=[.L57]/[.L59]" office:value-type="float" office:value="0.0612593986359085" calcext:value-type="float">
            <text:p>0,061</text:p>
          </table:table-cell>
          <table:table-cell table:number-columns-repeated="5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1.9895" calcext:value-type="float">
            <text:p>1,9895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269726" calcext:value-type="float">
            <text:p>8.269.726</text:p>
          </table:table-cell>
          <table:table-cell table:style-name="ce52" office:value-type="float" office:value="43.281" calcext:value-type="float">
            <text:p>43,281</text:p>
          </table:table-cell>
          <table:table-cell table:style-name="ce52" office:value-type="float" office:value="44.584" calcext:value-type="float">
            <text:p>44,584</text:p>
          </table:table-cell>
          <table:table-cell table:style-name="ce52" office:value-type="float" office:value="6920.752" calcext:value-type="float">
            <text:p>6920,752</text:p>
          </table:table-cell>
          <table:table-cell table:style-name="ce51" office:value-type="float" office:value="8323352" calcext:value-type="float">
            <text:p>8.323.352</text:p>
          </table:table-cell>
          <table:table-cell table:style-name="ce52" office:value-type="float" office:value="43.23" calcext:value-type="float">
            <text:p>43,230</text:p>
          </table:table-cell>
          <table:table-cell table:style-name="ce52" office:value-type="float" office:value="44.517" calcext:value-type="float">
            <text:p>44,517</text:p>
          </table:table-cell>
          <table:table-cell table:style-name="ce52" office:value-type="float" office:value="4924.496" calcext:value-type="float">
            <text:p>4924,496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59]/[.E59];[.I60]/[.E60];[.I61]/[.E61];[.I62]/[.E62]))*100" office:value-type="float" office:value="30.1667995630103" calcext:value-type="float">
            <text:p>30,17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915268" calcext:value-type="float">
            <text:p>4.915.268</text:p>
          </table:table-cell>
          <table:table-cell table:style-name="ce52" office:value-type="float" office:value="37.256" calcext:value-type="float">
            <text:p>37,256</text:p>
          </table:table-cell>
          <table:table-cell table:style-name="ce52" office:value-type="float" office:value="38.751" calcext:value-type="float">
            <text:p>38,751</text:p>
          </table:table-cell>
          <table:table-cell table:style-name="ce52" office:value-type="float" office:value="7114.522" calcext:value-type="float">
            <text:p>7114,522</text:p>
          </table:table-cell>
          <table:table-cell table:style-name="ce51" office:value-type="float" office:value="4949054" calcext:value-type="float">
            <text:p>4.949.054</text:p>
          </table:table-cell>
          <table:table-cell table:style-name="ce52" office:value-type="float" office:value="37.179" calcext:value-type="float">
            <text:p>37,179</text:p>
          </table:table-cell>
          <table:table-cell table:style-name="ce52" office:value-type="float" office:value="38.66" calcext:value-type="float">
            <text:p>38,660</text:p>
          </table:table-cell>
          <table:table-cell table:style-name="ce52" office:value-type="float" office:value="4982.323" calcext:value-type="float">
            <text:p>4982,323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284327" calcext:value-type="float">
            <text:p>2.284.327</text:p>
          </table:table-cell>
          <table:table-cell table:style-name="ce52" office:value-type="float" office:value="32.367" calcext:value-type="float">
            <text:p>32,367</text:p>
          </table:table-cell>
          <table:table-cell table:style-name="ce52" office:value-type="float" office:value="33.97" calcext:value-type="float">
            <text:p>33,970</text:p>
          </table:table-cell>
          <table:table-cell table:style-name="ce52" office:value-type="float" office:value="6451.743" calcext:value-type="float">
            <text:p>6451,743</text:p>
          </table:table-cell>
          <table:table-cell table:style-name="ce51" office:value-type="float" office:value="2309470" calcext:value-type="float">
            <text:p>2.309.470</text:p>
          </table:table-cell>
          <table:table-cell table:style-name="ce52" office:value-type="float" office:value="32.301" calcext:value-type="float">
            <text:p>32,301</text:p>
          </table:table-cell>
          <table:table-cell table:style-name="ce52" office:value-type="float" office:value="33.902" calcext:value-type="float">
            <text:p>33,902</text:p>
          </table:table-cell>
          <table:table-cell table:style-name="ce52" office:value-type="float" office:value="4573.031" calcext:value-type="float">
            <text:p>4573,031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90441" calcext:value-type="float">
            <text:p>790.441</text:p>
          </table:table-cell>
          <table:table-cell table:style-name="ce52" office:value-type="float" office:value="28.594" calcext:value-type="float">
            <text:p>28,594</text:p>
          </table:table-cell>
          <table:table-cell table:style-name="ce52" office:value-type="float" office:value="30.258" calcext:value-type="float">
            <text:p>30,258</text:p>
          </table:table-cell>
          <table:table-cell table:style-name="ce52" office:value-type="float" office:value="5653.219" calcext:value-type="float">
            <text:p>5653,219</text:p>
          </table:table-cell>
          <table:table-cell table:style-name="ce51" office:value-type="float" office:value="791604" calcext:value-type="float">
            <text:p>791.604</text:p>
          </table:table-cell>
          <table:table-cell table:style-name="ce52" office:value-type="float" office:value="28.523" calcext:value-type="float">
            <text:p>28,523</text:p>
          </table:table-cell>
          <table:table-cell table:style-name="ce52" office:value-type="float" office:value="30.187" calcext:value-type="float">
            <text:p>30,187</text:p>
          </table:table-cell>
          <table:table-cell table:style-name="ce52" office:value-type="float" office:value="3802.718" calcext:value-type="float">
            <text:p>3802,718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49" office:value-type="string" calcext:value-type="string" table:number-columns-spanned="4" table:number-rows-spanned="1">
            <text:p>versao corrigida da antiga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1.8704" calcext:value-type="float">
            <text:p>1,8704</text:p>
          </table:table-cell>
          <table:table-cell table:style-name="ce14" table:formula="of:=[.L64]/[.L66]" office:value-type="float" office:value="0.0623677893707995" calcext:value-type="float">
            <text:p>0,062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/>
          <table:table-cell table:number-columns-repeated="52"/>
        </table:table-row>
        <table:table-row table:style-name="ro1">
          <table:table-cell table:number-columns-repeated="5"/>
          <table:table-cell table:style-name="ce51" office:value-type="float" office:value="8322397" calcext:value-type="float">
            <text:p>8.322.397</text:p>
          </table:table-cell>
          <table:table-cell table:style-name="ce52" office:value-type="float" office:value="43.226" calcext:value-type="float">
            <text:p>43,226</text:p>
          </table:table-cell>
          <table:table-cell table:style-name="ce52" office:value-type="float" office:value="44.517" calcext:value-type="float">
            <text:p>44,517</text:p>
          </table:table-cell>
          <table:table-cell table:style-name="ce52" office:value-type="float" office:value="4934.074" calcext:value-type="float">
            <text:p>4934,074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66]/[.E59];[.I67]/[.E60];[.I68]/[.E61];[.I69]/[.E62]))*100" office:value-type="float" office:value="29.9898396090293" calcext:value-type="float">
            <text:p>29,9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formula="of:=SUM([.E59:.E62])/60" office:value-type="float" office:value="435.6706" calcext:value-type="float">
            <text:p>435,6706</text:p>
          </table:table-cell>
          <table:table-cell/>
          <table:table-cell table:style-name="ce51" office:value-type="float" office:value="4953874" calcext:value-type="float">
            <text:p>4.953.874</text:p>
          </table:table-cell>
          <table:table-cell table:style-name="ce52" office:value-type="float" office:value="37.185" calcext:value-type="float">
            <text:p>37,185</text:p>
          </table:table-cell>
          <table:table-cell table:style-name="ce52" office:value-type="float" office:value="38.665" calcext:value-type="float">
            <text:p>38,665</text:p>
          </table:table-cell>
          <table:table-cell table:style-name="ce52" office:value-type="float" office:value="5076.777" calcext:value-type="float">
            <text:p>5076,777</text:p>
          </table:table-cell>
          <table:table-cell table:number-columns-repeated="55"/>
        </table:table-row>
        <table:table-row table:style-name="ro1">
          <table:table-cell table:number-columns-repeated="3"/>
          <table:table-cell table:formula="of:=[.D67]/60" office:value-type="float" office:value="7.26117666666667" calcext:value-type="float">
            <text:p>7,26117666666667</text:p>
          </table:table-cell>
          <table:table-cell/>
          <table:table-cell table:style-name="ce51" office:value-type="float" office:value="2308087" calcext:value-type="float">
            <text:p>2.308.087</text:p>
          </table:table-cell>
          <table:table-cell table:style-name="ce52" office:value-type="float" office:value="32.301" calcext:value-type="float">
            <text:p>32,301</text:p>
          </table:table-cell>
          <table:table-cell table:style-name="ce52" office:value-type="float" office:value="33.901" calcext:value-type="float">
            <text:p>33,901</text:p>
          </table:table-cell>
          <table:table-cell table:style-name="ce52" office:value-type="float" office:value="4552.65" calcext:value-type="float">
            <text:p>4552,65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1" office:value-type="float" office:value="793278" calcext:value-type="float">
            <text:p>793.278</text:p>
          </table:table-cell>
          <table:table-cell table:style-name="ce52" office:value-type="float" office:value="28.525" calcext:value-type="float">
            <text:p>28,525</text:p>
          </table:table-cell>
          <table:table-cell table:style-name="ce52" office:value-type="float" office:value="30.189" calcext:value-type="float">
            <text:p>30,189</text:p>
          </table:table-cell>
          <table:table-cell table:style-name="ce52" office:value-type="float" office:value="3777.715" calcext:value-type="float">
            <text:p>3777,71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49" office:value-type="string" calcext:value-type="string" table:number-columns-spanned="4" table:number-rows-spanned="1">
            <text:p>versao part 3% + tree forçada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/>
          <table:table-cell table:style-name="ce14" table:formula="of:=[.L71]/[.L73]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/>
          <table:table-cell table:number-columns-repeated="52"/>
        </table:table-row>
        <table:table-row table:style-name="ro1">
          <table:table-cell table:number-columns-repeated="5"/>
          <table:table-cell table:style-name="ce51" office:value-type="float" office:value="8387204" calcext:value-type="float">
            <text:p>8.387.204</text:p>
          </table:table-cell>
          <table:table-cell table:style-name="ce52" office:value-type="float" office:value="42.7" calcext:value-type="float">
            <text:p>42,700</text:p>
          </table:table-cell>
          <table:table-cell table:style-name="ce52" office:value-type="float" office:value="44.058" calcext:value-type="float">
            <text:p>44,058</text:p>
          </table:table-cell>
          <table:table-cell table:style-name="ce52" office:value-type="float" office:value="6325.182" calcext:value-type="float">
            <text:p>6325,182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73]/[.E59];[.I74]/[.E60];[.I75]/[.E61];[.I76]/[.E62]))*100" office:value-type="float" office:value="34.9127891768668" calcext:value-type="float">
            <text:p>34,91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1" office:value-type="float" office:value="4940803" calcext:value-type="float">
            <text:p>4.940.803</text:p>
          </table:table-cell>
          <table:table-cell table:style-name="ce52" office:value-type="float" office:value="37.018" calcext:value-type="float">
            <text:p>37,018</text:p>
          </table:table-cell>
          <table:table-cell table:style-name="ce52" office:value-type="float" office:value="38.544" calcext:value-type="float">
            <text:p>38,544</text:p>
          </table:table-cell>
          <table:table-cell table:style-name="ce52" office:value-type="float" office:value="6112.764" calcext:value-type="float">
            <text:p>6112,764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1" office:value-type="float" office:value="2255488" calcext:value-type="float">
            <text:p>2.255.488</text:p>
          </table:table-cell>
          <table:table-cell table:style-name="ce52" office:value-type="float" office:value="32.172" calcext:value-type="float">
            <text:p>32,172</text:p>
          </table:table-cell>
          <table:table-cell table:style-name="ce52" office:value-type="float" office:value="33.792" calcext:value-type="float">
            <text:p>33,792</text:p>
          </table:table-cell>
          <table:table-cell table:style-name="ce52" office:value-type="float" office:value="5357.197" calcext:value-type="float">
            <text:p>5357,19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1"/>
          <table:table-cell table:style-name="ce52" table:number-columns-repeated="3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49" office:value-type="string" calcext:value-type="string" table:number-columns-spanned="4" table:number-rows-spanned="1">
            <text:p>versao part 3% + tree adaptativa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/>
          <table:table-cell table:style-name="ce14" table:formula="of:=[.L78]/[.L80]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/>
          <table:table-cell table:number-columns-repeated="52"/>
        </table:table-row>
        <table:table-row table:style-name="ro1">
          <table:table-cell table:number-columns-repeated="5"/>
          <table:table-cell table:style-name="ce51" office:value-type="float" office:value="8386369" calcext:value-type="float">
            <text:p>8.386.369</text:p>
          </table:table-cell>
          <table:table-cell table:style-name="ce52" office:value-type="float" office:value="42.697" calcext:value-type="float">
            <text:p>42,697</text:p>
          </table:table-cell>
          <table:table-cell table:style-name="ce52" office:value-type="float" office:value="44.057" calcext:value-type="float">
            <text:p>44,057</text:p>
          </table:table-cell>
          <table:table-cell table:style-name="ce52" office:value-type="float" office:value="6221.782" calcext:value-type="float">
            <text:p>6221,782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80]/[.E59];[.I81]/[.E60];[.I82]/[.E61];[.I83]/[.E62]))*100" office:value-type="float" office:value="35.2709145834811" calcext:value-type="float">
            <text:p>35,27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1" office:value-type="float" office:value="4944431" calcext:value-type="float">
            <text:p>4.944.431</text:p>
          </table:table-cell>
          <table:table-cell table:style-name="ce52" office:value-type="float" office:value="37.015" calcext:value-type="float">
            <text:p>37,015</text:p>
          </table:table-cell>
          <table:table-cell table:style-name="ce52" office:value-type="float" office:value="38.542" calcext:value-type="float">
            <text:p>38,542</text:p>
          </table:table-cell>
          <table:table-cell table:style-name="ce52" office:value-type="float" office:value="6083.079" calcext:value-type="float">
            <text:p>6083,079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1" office:value-type="float" office:value="2252563" calcext:value-type="float">
            <text:p>2.252.563</text:p>
          </table:table-cell>
          <table:table-cell table:style-name="ce52" office:value-type="float" office:value="32.162" calcext:value-type="float">
            <text:p>32,162</text:p>
          </table:table-cell>
          <table:table-cell table:style-name="ce52" office:value-type="float" office:value="33.784" calcext:value-type="float">
            <text:p>33,784</text:p>
          </table:table-cell>
          <table:table-cell table:style-name="ce52" office:value-type="float" office:value="5388.088" calcext:value-type="float">
            <text:p>5388,088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1"/>
          <table:table-cell table:style-name="ce52" table:number-columns-repeated="3"/>
          <table:table-cell table:number-columns-repeated="55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20p" table:style-name="ta2">
        <table:table-column table:style-name="co10" table:default-cell-style-name="ce39"/>
        <table:table-column table:style-name="co11" table:default-cell-style-name="ce19"/>
        <table:table-column table:style-name="co26" table:default-cell-style-name="ce39"/>
        <table:table-column table:style-name="co13" table:default-cell-style-name="ce39"/>
        <table:table-column table:style-name="co16" table:default-cell-style-name="ce39"/>
        <table:table-column table:style-name="co11" table:default-cell-style-name="ce19"/>
        <table:table-column table:style-name="co1" table:default-cell-style-name="ce39"/>
        <table:table-column table:style-name="co13" table:default-cell-style-name="ce39"/>
        <table:table-column table:style-name="co16" table:default-cell-style-name="ce39"/>
        <table:table-column table:style-name="co10" table:default-cell-style-name="ce39"/>
        <table:table-column table:style-name="co17" table:default-cell-style-name="ce39"/>
        <table:table-column table:style-name="co18" table:default-cell-style-name="ce39"/>
        <table:table-column table:style-name="co10" table:default-cell-style-name="ce39"/>
        <table:table-column table:style-name="co27" table:default-cell-style-name="ce39"/>
        <table:table-column table:style-name="co19" table:default-cell-style-name="ce39"/>
        <table:table-column table:style-name="co11" table:default-cell-style-name="ce39"/>
        <table:table-column table:style-name="co19" table:default-cell-style-name="ce39"/>
        <table:table-column table:style-name="co13" table:default-cell-style-name="ce39"/>
        <table:table-column table:style-name="co16" table:default-cell-style-name="ce39"/>
        <table:table-column table:style-name="co19" table:number-columns-repeated="45" table:default-cell-style-name="ce39"/>
        <table:table-row table:style-name="ro1">
          <table:table-cell table:style-name="ce36" office:value-type="string" calcext:value-type="string" table:number-columns-spanned="9" table:number-rows-spanned="1">
            <text:p>Dark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1424" calcext:value-type="float">
            <text:p>4,1424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4209" calcext:value-type="float">
            <text:p>3,4209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4595408" calcext:value-type="float">
            <text:p>4.595.408</text:p>
          </table:table-cell>
          <table:table-cell table:style-name="ce52" office:value-type="float" office:value="49.091" calcext:value-type="float">
            <text:p>49,091</text:p>
          </table:table-cell>
          <table:table-cell table:style-name="ce52" office:value-type="float" office:value="48.037" calcext:value-type="float">
            <text:p>48,037</text:p>
          </table:table-cell>
          <table:table-cell table:style-name="ce52" office:value-type="float" office:value="21770.115" calcext:value-type="float">
            <text:p>21770,115</text:p>
          </table:table-cell>
          <table:table-cell table:style-name="ce51" office:value-type="float" office:value="4640088" calcext:value-type="float">
            <text:p>4.640.088</text:p>
          </table:table-cell>
          <table:table-cell table:style-name="ce52" office:value-type="float" office:value="49.05" calcext:value-type="float">
            <text:p>49,050</text:p>
          </table:table-cell>
          <table:table-cell table:style-name="ce52" office:value-type="float" office:value="47.917" calcext:value-type="float">
            <text:p>47,917</text:p>
          </table:table-cell>
          <table:table-cell table:style-name="ce52" office:value-type="float" office:value="14325.482" calcext:value-type="float">
            <text:p>14325,482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4]/[.E4];[.I5]/[.E5];[.I6]/[.E6];[.I7]/[.E7]))*100" office:value-type="float" office:value="23.0150112932241" calcext:value-type="float">
            <text:p>23,02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5036108" calcext:value-type="float">
            <text:p>5.036.108</text:p>
          </table:table-cell>
          <table:table-cell table:style-name="ce52" office:value-type="float" office:value="51.432" calcext:value-type="float">
            <text:p>51,432</text:p>
          </table:table-cell>
          <table:table-cell table:style-name="ce52" office:value-type="float" office:value="50.245" calcext:value-type="float">
            <text:p>50,245</text:p>
          </table:table-cell>
          <table:table-cell table:style-name="ce52" office:value-type="float" office:value="521.372" calcext:value-type="float">
            <text:p>521,372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38.1851" calcext:value-type="float">
            <text:p>-38,1851</text:p>
          </table:table-cell>
          <table:table-cell office:value-type="float" office:value="-43.6309" calcext:value-type="float">
            <text:p>-43,6309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368892" calcext:value-type="float">
            <text:p>1.368.892</text:p>
          </table:table-cell>
          <table:table-cell table:style-name="ce52" office:value-type="float" office:value="46.188" calcext:value-type="float">
            <text:p>46,188</text:p>
          </table:table-cell>
          <table:table-cell table:style-name="ce52" office:value-type="float" office:value="44.289" calcext:value-type="float">
            <text:p>44,289</text:p>
          </table:table-cell>
          <table:table-cell table:style-name="ce52" office:value-type="float" office:value="15445.868" calcext:value-type="float">
            <text:p>15445,868</text:p>
          </table:table-cell>
          <table:table-cell table:style-name="ce51" office:value-type="float" office:value="1391688" calcext:value-type="float">
            <text:p>1.391.688</text:p>
          </table:table-cell>
          <table:table-cell table:style-name="ce52" office:value-type="float" office:value="46.152" calcext:value-type="float">
            <text:p>46,152</text:p>
          </table:table-cell>
          <table:table-cell table:style-name="ce52" office:value-type="float" office:value="44.257" calcext:value-type="float">
            <text:p>44,257</text:p>
          </table:table-cell>
          <table:table-cell table:style-name="ce52" office:value-type="float" office:value="10505.959" calcext:value-type="float">
            <text:p>10505,959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186952" calcext:value-type="float">
            <text:p>1.186.952</text:p>
          </table:table-cell>
          <table:table-cell table:style-name="ce52" office:value-type="float" office:value="45.618" calcext:value-type="float">
            <text:p>45,618</text:p>
          </table:table-cell>
          <table:table-cell table:style-name="ce52" office:value-type="float" office:value="43.581" calcext:value-type="float">
            <text:p>43,581</text:p>
          </table:table-cell>
          <table:table-cell table:style-name="ce52" office:value-type="float" office:value="410.919" calcext:value-type="float">
            <text:p>410,919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36.3775" calcext:value-type="float">
            <text:p>-36,3775</text:p>
          </table:table-cell>
          <table:table-cell office:value-type="float" office:value="-43.226" calcext:value-type="float">
            <text:p>-43,226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368256" calcext:value-type="float">
            <text:p>368.256</text:p>
          </table:table-cell>
          <table:table-cell table:style-name="ce52" office:value-type="float" office:value="44.578" calcext:value-type="float">
            <text:p>44,578</text:p>
          </table:table-cell>
          <table:table-cell table:style-name="ce52" office:value-type="float" office:value="42.597" calcext:value-type="float">
            <text:p>42,597</text:p>
          </table:table-cell>
          <table:table-cell table:style-name="ce52" office:value-type="float" office:value="8927.833" calcext:value-type="float">
            <text:p>8927,833</text:p>
          </table:table-cell>
          <table:table-cell table:style-name="ce51" office:value-type="float" office:value="375684" calcext:value-type="float">
            <text:p>375.684</text:p>
          </table:table-cell>
          <table:table-cell table:style-name="ce52" office:value-type="float" office:value="44.524" calcext:value-type="float">
            <text:p>44,524</text:p>
          </table:table-cell>
          <table:table-cell table:style-name="ce52" office:value-type="float" office:value="42.559" calcext:value-type="float">
            <text:p>42,559</text:p>
          </table:table-cell>
          <table:table-cell table:style-name="ce52" office:value-type="float" office:value="7413.73" calcext:value-type="float">
            <text:p>7413,730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440012" calcext:value-type="float">
            <text:p>440.012</text:p>
          </table:table-cell>
          <table:table-cell table:style-name="ce52" office:value-type="float" office:value="43.851" calcext:value-type="float">
            <text:p>43,851</text:p>
          </table:table-cell>
          <table:table-cell table:style-name="ce52" office:value-type="float" office:value="42.116" calcext:value-type="float">
            <text:p>42,116</text:p>
          </table:table-cell>
          <table:table-cell table:style-name="ce52" office:value-type="float" office:value="288.988" calcext:value-type="float">
            <text:p>288,988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59252" calcext:value-type="float">
            <text:p>159.252</text:p>
          </table:table-cell>
          <table:table-cell table:style-name="ce52" office:value-type="float" office:value="43.079" calcext:value-type="float">
            <text:p>43,079</text:p>
          </table:table-cell>
          <table:table-cell table:style-name="ce52" office:value-type="float" office:value="41.495" calcext:value-type="float">
            <text:p>41,495</text:p>
          </table:table-cell>
          <table:table-cell table:style-name="ce52" office:value-type="float" office:value="5022.908" calcext:value-type="float">
            <text:p>5022,908</text:p>
          </table:table-cell>
          <table:table-cell table:style-name="ce51" office:value-type="float" office:value="163276" calcext:value-type="float">
            <text:p>163.276</text:p>
          </table:table-cell>
          <table:table-cell table:style-name="ce52" office:value-type="float" office:value="42.976" calcext:value-type="float">
            <text:p>42,976</text:p>
          </table:table-cell>
          <table:table-cell table:style-name="ce52" office:value-type="float" office:value="41.427" calcext:value-type="float">
            <text:p>41,427</text:p>
          </table:table-cell>
          <table:table-cell table:style-name="ce52" office:value-type="float" office:value="4574.762" calcext:value-type="float">
            <text:p>4574,762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76632" calcext:value-type="float">
            <text:p>176.632</text:p>
          </table:table-cell>
          <table:table-cell table:style-name="ce52" office:value-type="float" office:value="41.956" calcext:value-type="float">
            <text:p>41,956</text:p>
          </table:table-cell>
          <table:table-cell table:style-name="ce52" office:value-type="float" office:value="40.696" calcext:value-type="float">
            <text:p>40,696</text:p>
          </table:table-cell>
          <table:table-cell table:style-name="ce52" office:value-type="float" office:value="192.889" calcext:value-type="float">
            <text:p>192,88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Johnny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6.0483" calcext:value-type="float">
            <text:p>6,0483</text:p>
          </table:table-cell>
          <table:table-cell/>
          <table:table-cell table:style-name="ce19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6.2042" calcext:value-type="float">
            <text:p>6,2042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2459567" calcext:value-type="float">
            <text:p>2.459.567</text:p>
          </table:table-cell>
          <table:table-cell table:style-name="ce52" office:value-type="float" office:value="49.929" calcext:value-type="float">
            <text:p>49,929</text:p>
          </table:table-cell>
          <table:table-cell table:style-name="ce52" office:value-type="float" office:value="51.043" calcext:value-type="float">
            <text:p>51,043</text:p>
          </table:table-cell>
          <table:table-cell table:style-name="ce52" office:value-type="float" office:value="9637.409" calcext:value-type="float">
            <text:p>9637,409</text:p>
          </table:table-cell>
          <table:table-cell table:style-name="ce51" office:value-type="float" office:value="2515293" calcext:value-type="float">
            <text:p>2.515.293</text:p>
          </table:table-cell>
          <table:table-cell table:style-name="ce52" office:value-type="float" office:value="49.849" calcext:value-type="float">
            <text:p>49,849</text:p>
          </table:table-cell>
          <table:table-cell table:style-name="ce52" office:value-type="float" office:value="50.965" calcext:value-type="float">
            <text:p>50,965</text:p>
          </table:table-cell>
          <table:table-cell table:style-name="ce52" office:value-type="float" office:value="6333.796" calcext:value-type="float">
            <text:p>6333,796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12]/[.E12];[.I13]/[.E13];[.I14]/[.E14];[.I15]/[.E15]))*100" office:value-type="float" office:value="24.7370982431568" calcext:value-type="float">
            <text:p>24,74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3594910" calcext:value-type="float">
            <text:p>3.594.910</text:p>
          </table:table-cell>
          <table:table-cell table:style-name="ce52" office:value-type="float" office:value="51.254" calcext:value-type="float">
            <text:p>51,254</text:p>
          </table:table-cell>
          <table:table-cell table:style-name="ce52" office:value-type="float" office:value="52.402" calcext:value-type="float">
            <text:p>52,402</text:p>
          </table:table-cell>
          <table:table-cell table:style-name="ce52" office:value-type="float" office:value="265.535" calcext:value-type="float">
            <text:p>265,535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35.0278" calcext:value-type="float">
            <text:p>-35,0278</text:p>
          </table:table-cell>
          <table:table-cell office:value-type="float" office:value="-34.2672" calcext:value-type="float">
            <text:p>-34,2672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177353" calcext:value-type="float">
            <text:p>1.177.353</text:p>
          </table:table-cell>
          <table:table-cell table:style-name="ce52" office:value-type="float" office:value="47.673" calcext:value-type="float">
            <text:p>47,673</text:p>
          </table:table-cell>
          <table:table-cell table:style-name="ce52" office:value-type="float" office:value="48.842" calcext:value-type="float">
            <text:p>48,842</text:p>
          </table:table-cell>
          <table:table-cell table:style-name="ce52" office:value-type="float" office:value="6455.371" calcext:value-type="float">
            <text:p>6455,371</text:p>
          </table:table-cell>
          <table:table-cell table:style-name="ce51" office:value-type="float" office:value="1207601" calcext:value-type="float">
            <text:p>1.207.601</text:p>
          </table:table-cell>
          <table:table-cell table:style-name="ce52" office:value-type="float" office:value="47.582" calcext:value-type="float">
            <text:p>47,582</text:p>
          </table:table-cell>
          <table:table-cell table:style-name="ce52" office:value-type="float" office:value="48.75" calcext:value-type="float">
            <text:p>48,750</text:p>
          </table:table-cell>
          <table:table-cell table:style-name="ce52" office:value-type="float" office:value="4569.873" calcext:value-type="float">
            <text:p>4569,873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538479" calcext:value-type="float">
            <text:p>1.538.479</text:p>
          </table:table-cell>
          <table:table-cell table:style-name="ce52" office:value-type="float" office:value="46.75" calcext:value-type="float">
            <text:p>46,750</text:p>
          </table:table-cell>
          <table:table-cell table:style-name="ce52" office:value-type="float" office:value="47.972" calcext:value-type="float">
            <text:p>47,972</text:p>
          </table:table-cell>
          <table:table-cell table:style-name="ce52" office:value-type="float" office:value="225.538" calcext:value-type="float">
            <text:p>225,538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31.103" calcext:value-type="float">
            <text:p>-31,1030</text:p>
          </table:table-cell>
          <table:table-cell office:value-type="float" office:value="-30.236" calcext:value-type="float">
            <text:p>-30,236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626095" calcext:value-type="float">
            <text:p>626.095</text:p>
          </table:table-cell>
          <table:table-cell table:style-name="ce52" office:value-type="float" office:value="45.546" calcext:value-type="float">
            <text:p>45,546</text:p>
          </table:table-cell>
          <table:table-cell table:style-name="ce52" office:value-type="float" office:value="46.771" calcext:value-type="float">
            <text:p>46,771</text:p>
          </table:table-cell>
          <table:table-cell table:style-name="ce52" office:value-type="float" office:value="4154.223" calcext:value-type="float">
            <text:p>4154,223</text:p>
          </table:table-cell>
          <table:table-cell table:style-name="ce51" office:value-type="float" office:value="647952" calcext:value-type="float">
            <text:p>647.952</text:p>
          </table:table-cell>
          <table:table-cell table:style-name="ce52" office:value-type="float" office:value="45.443" calcext:value-type="float">
            <text:p>45,443</text:p>
          </table:table-cell>
          <table:table-cell table:style-name="ce52" office:value-type="float" office:value="46.662" calcext:value-type="float">
            <text:p>46,662</text:p>
          </table:table-cell>
          <table:table-cell table:style-name="ce52" office:value-type="float" office:value="3291.896" calcext:value-type="float">
            <text:p>3291,896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719595" calcext:value-type="float">
            <text:p>719.595</text:p>
          </table:table-cell>
          <table:table-cell table:style-name="ce52" office:value-type="float" office:value="44.013" calcext:value-type="float">
            <text:p>44,013</text:p>
          </table:table-cell>
          <table:table-cell table:style-name="ce52" office:value-type="float" office:value="45.289" calcext:value-type="float">
            <text:p>45,289</text:p>
          </table:table-cell>
          <table:table-cell table:style-name="ce52" office:value-type="float" office:value="191.581" calcext:value-type="float">
            <text:p>191,581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331646" calcext:value-type="float">
            <text:p>331.646</text:p>
          </table:table-cell>
          <table:table-cell table:style-name="ce52" office:value-type="float" office:value="42.985" calcext:value-type="float">
            <text:p>42,985</text:p>
          </table:table-cell>
          <table:table-cell table:style-name="ce52" office:value-type="float" office:value="44.221" calcext:value-type="float">
            <text:p>44,221</text:p>
          </table:table-cell>
          <table:table-cell table:style-name="ce52" office:value-type="float" office:value="3085.092" calcext:value-type="float">
            <text:p>3085,092</text:p>
          </table:table-cell>
          <table:table-cell table:style-name="ce51" office:value-type="float" office:value="344168" calcext:value-type="float">
            <text:p>344.168</text:p>
          </table:table-cell>
          <table:table-cell table:style-name="ce52" office:value-type="float" office:value="42.842" calcext:value-type="float">
            <text:p>42,842</text:p>
          </table:table-cell>
          <table:table-cell table:style-name="ce52" office:value-type="float" office:value="44.07" calcext:value-type="float">
            <text:p>44,070</text:p>
          </table:table-cell>
          <table:table-cell table:style-name="ce52" office:value-type="float" office:value="2631.482" calcext:value-type="float">
            <text:p>2631,482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366947" calcext:value-type="float">
            <text:p>366.947</text:p>
          </table:table-cell>
          <table:table-cell table:style-name="ce52" office:value-type="float" office:value="41.39" calcext:value-type="float">
            <text:p>41,390</text:p>
          </table:table-cell>
          <table:table-cell table:style-name="ce52" office:value-type="float" office:value="42.661" calcext:value-type="float">
            <text:p>42,661</text:p>
          </table:table-cell>
          <table:table-cell table:style-name="ce52" office:value-type="float" office:value="143.741" calcext:value-type="float">
            <text:p>143,74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Netflix Drinving POV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6.3701" calcext:value-type="float">
            <text:p>6,3701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6.4861" calcext:value-type="float">
            <text:p>6,4861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888944" calcext:value-type="float">
            <text:p>8.888.944</text:p>
          </table:table-cell>
          <table:table-cell table:style-name="ce52" office:value-type="float" office:value="45.044" calcext:value-type="float">
            <text:p>45,044</text:p>
          </table:table-cell>
          <table:table-cell table:style-name="ce52" office:value-type="float" office:value="46.025" calcext:value-type="float">
            <text:p>46,025</text:p>
          </table:table-cell>
          <table:table-cell table:style-name="ce52" office:value-type="float" office:value="19916.228" calcext:value-type="float">
            <text:p>19916,228</text:p>
          </table:table-cell>
          <table:table-cell table:style-name="ce51" office:value-type="float" office:value="9252112" calcext:value-type="float">
            <text:p>9.252.112</text:p>
          </table:table-cell>
          <table:table-cell table:style-name="ce52" office:value-type="float" office:value="45.003" calcext:value-type="float">
            <text:p>45,003</text:p>
          </table:table-cell>
          <table:table-cell table:style-name="ce52" office:value-type="float" office:value="45.994" calcext:value-type="float">
            <text:p>45,994</text:p>
          </table:table-cell>
          <table:table-cell table:style-name="ce52" office:value-type="float" office:value="12724.337" calcext:value-type="float">
            <text:p>12724,337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0]/[.E20];[.I21]/[.E21];[.I22]/[.E22];[.I23]/[.E23]))*100" office:value-type="float" office:value="31.5822177718972" calcext:value-type="float">
            <text:p>31,58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0640133" calcext:value-type="float">
            <text:p>10.640.133</text:p>
          </table:table-cell>
          <table:table-cell table:style-name="ce52" office:value-type="float" office:value="47.177" calcext:value-type="float">
            <text:p>47,177</text:p>
          </table:table-cell>
          <table:table-cell table:style-name="ce52" office:value-type="float" office:value="48.391" calcext:value-type="float">
            <text:p>48,391</text:p>
          </table:table-cell>
          <table:table-cell table:style-name="ce52" office:value-type="float" office:value="567.912" calcext:value-type="float">
            <text:p>567,912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7.2691" calcext:value-type="float">
            <text:p>-17,2691</text:p>
          </table:table-cell>
          <table:table-cell office:value-type="float" office:value="-15.4123" calcext:value-type="float">
            <text:p>-15,4123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601836" calcext:value-type="float">
            <text:p>4.601.836</text:p>
          </table:table-cell>
          <table:table-cell table:style-name="ce52" office:value-type="float" office:value="41.915" calcext:value-type="float">
            <text:p>41,915</text:p>
          </table:table-cell>
          <table:table-cell table:style-name="ce52" office:value-type="float" office:value="43.023" calcext:value-type="float">
            <text:p>43,023</text:p>
          </table:table-cell>
          <table:table-cell table:style-name="ce52" office:value-type="float" office:value="15875.309" calcext:value-type="float">
            <text:p>15875,309</text:p>
          </table:table-cell>
          <table:table-cell table:style-name="ce51" office:value-type="float" office:value="4792872" calcext:value-type="float">
            <text:p>4.792.872</text:p>
          </table:table-cell>
          <table:table-cell table:style-name="ce52" office:value-type="float" office:value="41.817" calcext:value-type="float">
            <text:p>41,817</text:p>
          </table:table-cell>
          <table:table-cell table:style-name="ce52" office:value-type="float" office:value="42.927" calcext:value-type="float">
            <text:p>42,927</text:p>
          </table:table-cell>
          <table:table-cell table:style-name="ce52" office:value-type="float" office:value="9993.751" calcext:value-type="float">
            <text:p>9993,751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5740045" calcext:value-type="float">
            <text:p>5.740.045</text:p>
          </table:table-cell>
          <table:table-cell table:style-name="ce52" office:value-type="float" office:value="41.854" calcext:value-type="float">
            <text:p>41,854</text:p>
          </table:table-cell>
          <table:table-cell table:style-name="ce52" office:value-type="float" office:value="43.051" calcext:value-type="float">
            <text:p>43,051</text:p>
          </table:table-cell>
          <table:table-cell table:style-name="ce52" office:value-type="float" office:value="534.02" calcext:value-type="float">
            <text:p>534,020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2.337" calcext:value-type="float">
            <text:p>-12,3370</text:p>
          </table:table-cell>
          <table:table-cell office:value-type="float" office:value="-10.3771" calcext:value-type="float">
            <text:p>-10,3771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584245" calcext:value-type="float">
            <text:p>2.584.245</text:p>
          </table:table-cell>
          <table:table-cell table:style-name="ce52" office:value-type="float" office:value="39.309" calcext:value-type="float">
            <text:p>39,309</text:p>
          </table:table-cell>
          <table:table-cell table:style-name="ce52" office:value-type="float" office:value="40.524" calcext:value-type="float">
            <text:p>40,524</text:p>
          </table:table-cell>
          <table:table-cell table:style-name="ce52" office:value-type="float" office:value="11930.113" calcext:value-type="float">
            <text:p>11930,113</text:p>
          </table:table-cell>
          <table:table-cell table:style-name="ce51" office:value-type="float" office:value="2691316" calcext:value-type="float">
            <text:p>2.691.316</text:p>
          </table:table-cell>
          <table:table-cell table:style-name="ce52" office:value-type="float" office:value="39.194" calcext:value-type="float">
            <text:p>39,194</text:p>
          </table:table-cell>
          <table:table-cell table:style-name="ce52" office:value-type="float" office:value="40.401" calcext:value-type="float">
            <text:p>40,401</text:p>
          </table:table-cell>
          <table:table-cell table:style-name="ce52" office:value-type="float" office:value="8533.119" calcext:value-type="float">
            <text:p>8533,119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3075518" calcext:value-type="float">
            <text:p>3.075.518</text:p>
          </table:table-cell>
          <table:table-cell table:style-name="ce52" office:value-type="float" office:value="38.627" calcext:value-type="float">
            <text:p>38,627</text:p>
          </table:table-cell>
          <table:table-cell table:style-name="ce52" office:value-type="float" office:value="39.882" calcext:value-type="float">
            <text:p>39,882</text:p>
          </table:table-cell>
          <table:table-cell table:style-name="ce52" office:value-type="float" office:value="471.877" calcext:value-type="float">
            <text:p>471,877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355626" calcext:value-type="float">
            <text:p>1.355.626</text:p>
          </table:table-cell>
          <table:table-cell table:style-name="ce52" office:value-type="float" office:value="36.355" calcext:value-type="float">
            <text:p>36,355</text:p>
          </table:table-cell>
          <table:table-cell table:style-name="ce52" office:value-type="float" office:value="37.656" calcext:value-type="float">
            <text:p>37,656</text:p>
          </table:table-cell>
          <table:table-cell table:style-name="ce52" office:value-type="float" office:value="9031.845" calcext:value-type="float">
            <text:p>9031,845</text:p>
          </table:table-cell>
          <table:table-cell table:style-name="ce51" office:value-type="float" office:value="1405875" calcext:value-type="float">
            <text:p>1.405.875</text:p>
          </table:table-cell>
          <table:table-cell table:style-name="ce52" office:value-type="float" office:value="36.226" calcext:value-type="float">
            <text:p>36,226</text:p>
          </table:table-cell>
          <table:table-cell table:style-name="ce52" office:value-type="float" office:value="37.524" calcext:value-type="float">
            <text:p>37,524</text:p>
          </table:table-cell>
          <table:table-cell table:style-name="ce52" office:value-type="float" office:value="6801.378" calcext:value-type="float">
            <text:p>6801,378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656408" calcext:value-type="float">
            <text:p>1.656.408</text:p>
          </table:table-cell>
          <table:table-cell table:style-name="ce52" office:value-type="float" office:value="35.651" calcext:value-type="float">
            <text:p>35,651</text:p>
          </table:table-cell>
          <table:table-cell table:style-name="ce52" office:value-type="float" office:value="36.968" calcext:value-type="float">
            <text:p>36,968</text:p>
          </table:table-cell>
          <table:table-cell table:style-name="ce52" office:value-type="float" office:value="356.58" calcext:value-type="float">
            <text:p>356,580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Netflix Roller Coaster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6.6917" calcext:value-type="float">
            <text:p>6,6917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6.8612" calcext:value-type="float">
            <text:p>6,8612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6827789" calcext:value-type="float">
            <text:p>6.827.789</text:p>
          </table:table-cell>
          <table:table-cell table:style-name="ce52" office:value-type="float" office:value="46.491" calcext:value-type="float">
            <text:p>46,491</text:p>
          </table:table-cell>
          <table:table-cell table:style-name="ce52" office:value-type="float" office:value="47.177" calcext:value-type="float">
            <text:p>47,177</text:p>
          </table:table-cell>
          <table:table-cell table:style-name="ce52" office:value-type="float" office:value="24466.478" calcext:value-type="float">
            <text:p>24466,478</text:p>
          </table:table-cell>
          <table:table-cell table:style-name="ce51" office:value-type="float" office:value="7068770" calcext:value-type="float">
            <text:p>7.068.770</text:p>
          </table:table-cell>
          <table:table-cell table:style-name="ce52" office:value-type="float" office:value="46.401" calcext:value-type="float">
            <text:p>46,401</text:p>
          </table:table-cell>
          <table:table-cell table:style-name="ce52" office:value-type="float" office:value="47.091" calcext:value-type="float">
            <text:p>47,091</text:p>
          </table:table-cell>
          <table:table-cell table:style-name="ce52" office:value-type="float" office:value="13662.463" calcext:value-type="float">
            <text:p>13662,463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8]/[.E28];[.I29]/[.E29];[.I30]/[.E30];[.I31]/[.E31]))*100" office:value-type="float" office:value="41.7311304172341" calcext:value-type="float">
            <text:p>41,73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654712" calcext:value-type="float">
            <text:p>7.654.712</text:p>
          </table:table-cell>
          <table:table-cell table:style-name="ce52" office:value-type="float" office:value="46.54" calcext:value-type="float">
            <text:p>46,540</text:p>
          </table:table-cell>
          <table:table-cell table:style-name="ce52" office:value-type="float" office:value="47.424" calcext:value-type="float">
            <text:p>47,424</text:p>
          </table:table-cell>
          <table:table-cell table:style-name="ce52" office:value-type="float" office:value="527.329" calcext:value-type="float">
            <text:p>527,329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25.4314" calcext:value-type="float">
            <text:p>-25,4314</text:p>
          </table:table-cell>
          <table:table-cell office:value-type="float" office:value="-23.8697" calcext:value-type="float">
            <text:p>-23,8697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515541" calcext:value-type="float">
            <text:p>3.515.541</text:p>
          </table:table-cell>
          <table:table-cell table:style-name="ce52" office:value-type="float" office:value="43.607" calcext:value-type="float">
            <text:p>43,607</text:p>
          </table:table-cell>
          <table:table-cell table:style-name="ce52" office:value-type="float" office:value="44.422" calcext:value-type="float">
            <text:p>44,422</text:p>
          </table:table-cell>
          <table:table-cell table:style-name="ce52" office:value-type="float" office:value="17897.339" calcext:value-type="float">
            <text:p>17897,339</text:p>
          </table:table-cell>
          <table:table-cell table:style-name="ce51" office:value-type="float" office:value="3657761" calcext:value-type="float">
            <text:p>3.657.761</text:p>
          </table:table-cell>
          <table:table-cell table:style-name="ce52" office:value-type="float" office:value="43.488" calcext:value-type="float">
            <text:p>43,488</text:p>
          </table:table-cell>
          <table:table-cell table:style-name="ce52" office:value-type="float" office:value="44.305" calcext:value-type="float">
            <text:p>44,305</text:p>
          </table:table-cell>
          <table:table-cell table:style-name="ce52" office:value-type="float" office:value="9541.234" calcext:value-type="float">
            <text:p>9541,234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934611" calcext:value-type="float">
            <text:p>3.934.611</text:p>
          </table:table-cell>
          <table:table-cell table:style-name="ce52" office:value-type="float" office:value="42.759" calcext:value-type="float">
            <text:p>42,759</text:p>
          </table:table-cell>
          <table:table-cell table:style-name="ce52" office:value-type="float" office:value="43.703" calcext:value-type="float">
            <text:p>43,703</text:p>
          </table:table-cell>
          <table:table-cell table:style-name="ce52" office:value-type="float" office:value="478.133" calcext:value-type="float">
            <text:p>478,133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20.4854" calcext:value-type="float">
            <text:p>-20,4854</text:p>
          </table:table-cell>
          <table:table-cell office:value-type="float" office:value="-18.7172" calcext:value-type="float">
            <text:p>-18,7172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906756" calcext:value-type="float">
            <text:p>1.906.756</text:p>
          </table:table-cell>
          <table:table-cell table:style-name="ce52" office:value-type="float" office:value="40.921" calcext:value-type="float">
            <text:p>40,921</text:p>
          </table:table-cell>
          <table:table-cell table:style-name="ce52" office:value-type="float" office:value="41.861" calcext:value-type="float">
            <text:p>41,861</text:p>
          </table:table-cell>
          <table:table-cell table:style-name="ce52" office:value-type="float" office:value="12027.869" calcext:value-type="float">
            <text:p>12027,869</text:p>
          </table:table-cell>
          <table:table-cell table:style-name="ce51" office:value-type="float" office:value="1984043" calcext:value-type="float">
            <text:p>1.984.043</text:p>
          </table:table-cell>
          <table:table-cell table:style-name="ce52" office:value-type="float" office:value="40.791" calcext:value-type="float">
            <text:p>40,791</text:p>
          </table:table-cell>
          <table:table-cell table:style-name="ce52" office:value-type="float" office:value="41.723" calcext:value-type="float">
            <text:p>41,723</text:p>
          </table:table-cell>
          <table:table-cell table:style-name="ce52" office:value-type="float" office:value="7133.368" calcext:value-type="float">
            <text:p>7133,368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259940" calcext:value-type="float">
            <text:p>2.259.940</text:p>
          </table:table-cell>
          <table:table-cell table:style-name="ce52" office:value-type="float" office:value="40.088" calcext:value-type="float">
            <text:p>40,088</text:p>
          </table:table-cell>
          <table:table-cell table:style-name="ce52" office:value-type="float" office:value="41.109" calcext:value-type="float">
            <text:p>41,109</text:p>
          </table:table-cell>
          <table:table-cell table:style-name="ce52" office:value-type="float" office:value="433.462" calcext:value-type="float">
            <text:p>433,462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011377" calcext:value-type="float">
            <text:p>1.011.377</text:p>
          </table:table-cell>
          <table:table-cell table:style-name="ce52" office:value-type="float" office:value="37.921" calcext:value-type="float">
            <text:p>37,921</text:p>
          </table:table-cell>
          <table:table-cell table:style-name="ce52" office:value-type="float" office:value="38.94" calcext:value-type="float">
            <text:p>38,940</text:p>
          </table:table-cell>
          <table:table-cell table:style-name="ce52" office:value-type="float" office:value="9105.548" calcext:value-type="float">
            <text:p>9105,548</text:p>
          </table:table-cell>
          <table:table-cell table:style-name="ce51" office:value-type="float" office:value="1039080" calcext:value-type="float">
            <text:p>1.039.080</text:p>
          </table:table-cell>
          <table:table-cell table:style-name="ce52" office:value-type="float" office:value="37.766" calcext:value-type="float">
            <text:p>37,766</text:p>
          </table:table-cell>
          <table:table-cell table:style-name="ce52" office:value-type="float" office:value="38.781" calcext:value-type="float">
            <text:p>38,781</text:p>
          </table:table-cell>
          <table:table-cell table:style-name="ce52" office:value-type="float" office:value="5883.642" calcext:value-type="float">
            <text:p>5883,642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240540" calcext:value-type="float">
            <text:p>1.240.540</text:p>
          </table:table-cell>
          <table:table-cell table:style-name="ce52" office:value-type="float" office:value="37.244" calcext:value-type="float">
            <text:p>37,244</text:p>
          </table:table-cell>
          <table:table-cell table:style-name="ce52" office:value-type="float" office:value="38.302" calcext:value-type="float">
            <text:p>38,302</text:p>
          </table:table-cell>
          <table:table-cell table:style-name="ce52" office:value-type="float" office:value="342.593" calcext:value-type="float">
            <text:p>342,59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AVERAGE 720p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6.0789" calcext:value-type="float">
            <text:p>6,0789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/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/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6.177" calcext:value-type="float">
            <text:p>6,1770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AVERAGE([.B28];[.B20];[.B12];[.B4])" office:value-type="float" office:value="5692927" calcext:value-type="float">
            <text:p>5.692.927</text:p>
          </table:table-cell>
          <table:table-cell table:style-name="ce57" table:formula="of:=AVERAGE([.C28];[.C20];[.C12];[.C4])" office:value-type="float" office:value="47.63875" calcext:value-type="float">
            <text:p>47,639</text:p>
          </table:table-cell>
          <table:table-cell table:style-name="ce57" table:formula="of:=AVERAGE([.D28];[.D20];[.D12];[.D4])" office:value-type="float" office:value="48.0705" calcext:value-type="float">
            <text:p>48,071</text:p>
          </table:table-cell>
          <table:table-cell table:style-name="ce57" table:formula="of:=AVERAGE([.E28];[.E20];[.E12];[.E4])" office:value-type="float" office:value="18947.5575" calcext:value-type="float">
            <text:p>18.947,558</text:p>
          </table:table-cell>
          <table:table-cell table:style-name="ce51" table:formula="of:=AVERAGE([.F28];[.F20];[.F12];[.F4])" office:value-type="float" office:value="5869065.75" calcext:value-type="float">
            <text:p>5.869.066</text:p>
          </table:table-cell>
          <table:table-cell table:style-name="ce57" table:formula="of:=AVERAGE([.G28];[.G20];[.G12];[.G4])" office:value-type="float" office:value="47.57575" calcext:value-type="float">
            <text:p>47,576</text:p>
          </table:table-cell>
          <table:table-cell table:style-name="ce57" table:formula="of:=AVERAGE([.H28];[.H20];[.H12];[.H4])" office:value-type="float" office:value="47.99175" calcext:value-type="float">
            <text:p>47,992</text:p>
          </table:table-cell>
          <table:table-cell table:style-name="ce57" table:formula="of:=AVERAGE([.I28];[.I20];[.I12];[.I4])" office:value-type="float" office:value="11761.5195" calcext:value-type="float">
            <text:p>11.761,520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36]/[.E36];[.I37]/[.E37];[.I38]/[.E38];[.I39]/[.E39]))*100" office:value-type="float" office:value="32.1925987360805" calcext:value-type="float">
            <text:p>32,19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AVERAGE([.B29];[.B21];[.B13];[.B5])" office:value-type="float" office:value="2665905.5" calcext:value-type="float">
            <text:p>2.665.906</text:p>
          </table:table-cell>
          <table:table-cell table:style-name="ce57" table:formula="of:=AVERAGE([.C29];[.C21];[.C13];[.C5])" office:value-type="float" office:value="44.84575" calcext:value-type="float">
            <text:p>44,846</text:p>
          </table:table-cell>
          <table:table-cell table:style-name="ce57" table:formula="of:=AVERAGE([.D29];[.D21];[.D13];[.D5])" office:value-type="float" office:value="45.144" calcext:value-type="float">
            <text:p>45,144</text:p>
          </table:table-cell>
          <table:table-cell table:style-name="ce57" table:formula="of:=AVERAGE([.E29];[.E21];[.E13];[.E5])" office:value-type="float" office:value="13918.47175" calcext:value-type="float">
            <text:p>13.918,472</text:p>
          </table:table-cell>
          <table:table-cell table:style-name="ce51" table:formula="of:=AVERAGE([.F29];[.F21];[.F13];[.F5])" office:value-type="float" office:value="2762480.5" calcext:value-type="float">
            <text:p>2.762.481</text:p>
          </table:table-cell>
          <table:table-cell table:style-name="ce57" table:formula="of:=AVERAGE([.G29];[.G21];[.G13];[.G5])" office:value-type="float" office:value="44.75975" calcext:value-type="float">
            <text:p>44,760</text:p>
          </table:table-cell>
          <table:table-cell table:style-name="ce57" table:formula="of:=AVERAGE([.H29];[.H21];[.H13];[.H5])" office:value-type="float" office:value="45.05975" calcext:value-type="float">
            <text:p>45,060</text:p>
          </table:table-cell>
          <table:table-cell table:style-name="ce57" table:formula="of:=AVERAGE([.I29];[.I21];[.I13];[.I5])" office:value-type="float" office:value="8652.70425" calcext:value-type="float">
            <text:p>8.652,704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AVERAGE([.B30];[.B22];[.B14];[.B6])" office:value-type="float" office:value="1371338" calcext:value-type="float">
            <text:p>1.371.338</text:p>
          </table:table-cell>
          <table:table-cell table:style-name="ce57" table:formula="of:=AVERAGE([.C30];[.C22];[.C14];[.C6])" office:value-type="float" office:value="42.5885" calcext:value-type="float">
            <text:p>42,589</text:p>
          </table:table-cell>
          <table:table-cell table:style-name="ce57" table:formula="of:=AVERAGE([.D30];[.D22];[.D14];[.D6])" office:value-type="float" office:value="42.93825" calcext:value-type="float">
            <text:p>42,938</text:p>
          </table:table-cell>
          <table:table-cell table:style-name="ce57" table:formula="of:=AVERAGE([.E30];[.E22];[.E14];[.E6])" office:value-type="float" office:value="9260.0095" calcext:value-type="float">
            <text:p>9.260,010</text:p>
          </table:table-cell>
          <table:table-cell table:style-name="ce51" table:formula="of:=AVERAGE([.F30];[.F22];[.F14];[.F6])" office:value-type="float" office:value="1424748.75" calcext:value-type="float">
            <text:p>1.424.749</text:p>
          </table:table-cell>
          <table:table-cell table:style-name="ce57" table:formula="of:=AVERAGE([.G30];[.G22];[.G14];[.G6])" office:value-type="float" office:value="42.488" calcext:value-type="float">
            <text:p>42,488</text:p>
          </table:table-cell>
          <table:table-cell table:style-name="ce57" table:formula="of:=AVERAGE([.H30];[.H22];[.H14];[.H6])" office:value-type="float" office:value="42.83625" calcext:value-type="float">
            <text:p>42,836</text:p>
          </table:table-cell>
          <table:table-cell table:style-name="ce57" table:formula="of:=AVERAGE([.I30];[.I22];[.I14];[.I6])" office:value-type="float" office:value="6593.02825" calcext:value-type="float">
            <text:p>6.593,028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AVERAGE([.B31];[.B23];[.B15];[.B7])" office:value-type="float" office:value="714475.25" calcext:value-type="float">
            <text:p>714.475</text:p>
          </table:table-cell>
          <table:table-cell table:style-name="ce57" table:formula="of:=AVERAGE([.C31];[.C23];[.C15];[.C7])" office:value-type="float" office:value="40.085" calcext:value-type="float">
            <text:p>40,085</text:p>
          </table:table-cell>
          <table:table-cell table:style-name="ce57" table:formula="of:=AVERAGE([.D31];[.D23];[.D15];[.D7])" office:value-type="float" office:value="40.578" calcext:value-type="float">
            <text:p>40,578</text:p>
          </table:table-cell>
          <table:table-cell table:style-name="ce57" table:formula="of:=AVERAGE([.E31];[.E23];[.E15];[.E7])" office:value-type="float" office:value="6561.34825" calcext:value-type="float">
            <text:p>6.561,348</text:p>
          </table:table-cell>
          <table:table-cell table:style-name="ce51" table:formula="of:=AVERAGE([.F31];[.F23];[.F15];[.F7])" office:value-type="float" office:value="738099.75" calcext:value-type="float">
            <text:p>738.100</text:p>
          </table:table-cell>
          <table:table-cell table:style-name="ce57" table:formula="of:=AVERAGE([.G31];[.G23];[.G15];[.G7])" office:value-type="float" office:value="39.9525" calcext:value-type="float">
            <text:p>39,953</text:p>
          </table:table-cell>
          <table:table-cell table:style-name="ce57" table:formula="of:=AVERAGE([.H31];[.H23];[.H15];[.H7])" office:value-type="float" office:value="40.4505" calcext:value-type="float">
            <text:p>40,451</text:p>
          </table:table-cell>
          <table:table-cell table:style-name="ce57" table:formula="of:=AVERAGE([.I31];[.I23];[.I15];[.I7])" office:value-type="float" office:value="4972.816" calcext:value-type="float">
            <text:p>4.972,816</text:p>
          </table:table-cell>
          <table:table-cell table:number-columns-repeated="5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080p" table:style-name="ta2">
        <table:table-column table:style-name="co10" table:default-cell-style-name="ce39"/>
        <table:table-column table:style-name="co11" table:default-cell-style-name="ce19"/>
        <table:table-column table:style-name="co26" table:default-cell-style-name="ce39"/>
        <table:table-column table:style-name="co1" table:default-cell-style-name="ce39"/>
        <table:table-column table:style-name="co16" table:default-cell-style-name="ce39"/>
        <table:table-column table:style-name="co11" table:default-cell-style-name="ce19"/>
        <table:table-column table:style-name="co1" table:number-columns-repeated="2" table:default-cell-style-name="ce39"/>
        <table:table-column table:style-name="co16" table:default-cell-style-name="ce39"/>
        <table:table-column table:style-name="co10" table:default-cell-style-name="ce39"/>
        <table:table-column table:style-name="co17" table:default-cell-style-name="ce39"/>
        <table:table-column table:style-name="co18" table:default-cell-style-name="ce39"/>
        <table:table-column table:style-name="co10" table:default-cell-style-name="ce39"/>
        <table:table-column table:style-name="co27" table:default-cell-style-name="ce39"/>
        <table:table-column table:style-name="co19" table:default-cell-style-name="ce39"/>
        <table:table-column table:style-name="co28" table:default-cell-style-name="ce39"/>
        <table:table-column table:style-name="co19" table:default-cell-style-name="ce39"/>
        <table:table-column table:style-name="co13" table:default-cell-style-name="ce39"/>
        <table:table-column table:style-name="co16" table:default-cell-style-name="ce39"/>
        <table:table-column table:style-name="co19" table:number-columns-repeated="45" table:default-cell-style-name="ce39"/>
        <table:table-row table:style-name="ro1">
          <table:table-cell table:style-name="ce36" office:value-type="string" calcext:value-type="string" table:number-columns-spanned="9" table:number-rows-spanned="1">
            <text:p>Crowd Run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3.5322" calcext:value-type="float">
            <text:p>3,5322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5522" calcext:value-type="float">
            <text:p>3,5522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64392040" calcext:value-type="float">
            <text:p>64.392.040</text:p>
          </table:table-cell>
          <table:table-cell table:style-name="ce52" office:value-type="float" office:value="42.027" calcext:value-type="float">
            <text:p>42,027</text:p>
          </table:table-cell>
          <table:table-cell table:style-name="ce52" office:value-type="float" office:value="42.643" calcext:value-type="float">
            <text:p>42,643</text:p>
          </table:table-cell>
          <table:table-cell table:style-name="ce52" office:value-type="float" office:value="77163.534" calcext:value-type="float">
            <text:p>77163,534</text:p>
          </table:table-cell>
          <table:table-cell table:style-name="ce51" office:value-type="float" office:value="65411581" calcext:value-type="float">
            <text:p>65.411.581</text:p>
          </table:table-cell>
          <table:table-cell table:style-name="ce52" office:value-type="float" office:value="41.984" calcext:value-type="float">
            <text:p>41,984</text:p>
          </table:table-cell>
          <table:table-cell table:style-name="ce52" office:value-type="float" office:value="42.605" calcext:value-type="float">
            <text:p>42,605</text:p>
          </table:table-cell>
          <table:table-cell table:style-name="ce52" office:value-type="float" office:value="48732.361" calcext:value-type="float">
            <text:p>48732,361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4]/[.E4];[.I5]/[.E5];[.I6]/[.E6];[.I7]/[.E7]))*100" office:value-type="float" office:value="34.2470230679152" calcext:value-type="float">
            <text:p>34,25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2466346" calcext:value-type="float">
            <text:p>72.466.346</text:p>
          </table:table-cell>
          <table:table-cell table:style-name="ce52" office:value-type="float" office:value="45.362" calcext:value-type="float">
            <text:p>45,362</text:p>
          </table:table-cell>
          <table:table-cell table:style-name="ce52" office:value-type="float" office:value="46.327" calcext:value-type="float">
            <text:p>46,327</text:p>
          </table:table-cell>
          <table:table-cell table:style-name="ce52" office:value-type="float" office:value="1886.9" calcext:value-type="float">
            <text:p>1886,900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7.3598" calcext:value-type="float">
            <text:p>-7,3598</text:p>
          </table:table-cell>
          <table:table-cell office:value-type="float" office:value="-4.7202" calcext:value-type="float">
            <text:p>-4,7202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2683940" calcext:value-type="float">
            <text:p>32.683.940</text:p>
          </table:table-cell>
          <table:table-cell table:style-name="ce52" office:value-type="float" office:value="38.17" calcext:value-type="float">
            <text:p>38,170</text:p>
          </table:table-cell>
          <table:table-cell table:style-name="ce52" office:value-type="float" office:value="38.957" calcext:value-type="float">
            <text:p>38,957</text:p>
          </table:table-cell>
          <table:table-cell table:style-name="ce52" office:value-type="float" office:value="63730.398" calcext:value-type="float">
            <text:p>63730,398</text:p>
          </table:table-cell>
          <table:table-cell table:style-name="ce51" office:value-type="float" office:value="33421326" calcext:value-type="float">
            <text:p>33.421.326</text:p>
          </table:table-cell>
          <table:table-cell table:style-name="ce52" office:value-type="float" office:value="38.132" calcext:value-type="float">
            <text:p>38,132</text:p>
          </table:table-cell>
          <table:table-cell table:style-name="ce52" office:value-type="float" office:value="38.921" calcext:value-type="float">
            <text:p>38,921</text:p>
          </table:table-cell>
          <table:table-cell table:style-name="ce52" office:value-type="float" office:value="41844.046" calcext:value-type="float">
            <text:p>41844,046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3639366" calcext:value-type="float">
            <text:p>33.639.366</text:p>
          </table:table-cell>
          <table:table-cell table:style-name="ce52" office:value-type="float" office:value="37.384" calcext:value-type="float">
            <text:p>37,384</text:p>
          </table:table-cell>
          <table:table-cell table:style-name="ce52" office:value-type="float" office:value="38.327" calcext:value-type="float">
            <text:p>38,327</text:p>
          </table:table-cell>
          <table:table-cell table:style-name="ce52" office:value-type="float" office:value="2076.238" calcext:value-type="float">
            <text:p>2076,238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4.2105" calcext:value-type="float">
            <text:p>-4,2105</text:p>
          </table:table-cell>
          <table:table-cell office:value-type="float" office:value="-1.4778" calcext:value-type="float">
            <text:p>-1,4778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6512560" calcext:value-type="float">
            <text:p>16.512.560</text:p>
          </table:table-cell>
          <table:table-cell table:style-name="ce52" office:value-type="float" office:value="34.765" calcext:value-type="float">
            <text:p>34,765</text:p>
          </table:table-cell>
          <table:table-cell table:style-name="ce52" office:value-type="float" office:value="35.743" calcext:value-type="float">
            <text:p>35,743</text:p>
          </table:table-cell>
          <table:table-cell table:style-name="ce52" office:value-type="float" office:value="49796.12" calcext:value-type="float">
            <text:p>49796,120</text:p>
          </table:table-cell>
          <table:table-cell table:style-name="ce51" office:value-type="float" office:value="16963906" calcext:value-type="float">
            <text:p>16.963.906</text:p>
          </table:table-cell>
          <table:table-cell table:style-name="ce52" office:value-type="float" office:value="34.695" calcext:value-type="float">
            <text:p>34,695</text:p>
          </table:table-cell>
          <table:table-cell table:style-name="ce52" office:value-type="float" office:value="35.675" calcext:value-type="float">
            <text:p>35,675</text:p>
          </table:table-cell>
          <table:table-cell table:style-name="ce52" office:value-type="float" office:value="34427.012" calcext:value-type="float">
            <text:p>34427,012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7829840" calcext:value-type="float">
            <text:p>17.829.840</text:p>
          </table:table-cell>
          <table:table-cell table:style-name="ce52" office:value-type="float" office:value="33.862" calcext:value-type="float">
            <text:p>33,862</text:p>
          </table:table-cell>
          <table:table-cell table:style-name="ce52" office:value-type="float" office:value="34.955" calcext:value-type="float">
            <text:p>34,955</text:p>
          </table:table-cell>
          <table:table-cell table:style-name="ce52" office:value-type="float" office:value="1855.258" calcext:value-type="float">
            <text:p>1855,258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8119353" calcext:value-type="float">
            <text:p>8.119.353</text:p>
          </table:table-cell>
          <table:table-cell table:style-name="ce52" office:value-type="float" office:value="31.538" calcext:value-type="float">
            <text:p>31,538</text:p>
          </table:table-cell>
          <table:table-cell table:style-name="ce52" office:value-type="float" office:value="32.688" calcext:value-type="float">
            <text:p>32,688</text:p>
          </table:table-cell>
          <table:table-cell table:style-name="ce52" office:value-type="float" office:value="43296.007" calcext:value-type="float">
            <text:p>43296,007</text:p>
          </table:table-cell>
          <table:table-cell table:style-name="ce51" office:value-type="float" office:value="8319526" calcext:value-type="float">
            <text:p>8.319.526</text:p>
          </table:table-cell>
          <table:table-cell table:style-name="ce52" office:value-type="float" office:value="31.437" calcext:value-type="float">
            <text:p>31,437</text:p>
          </table:table-cell>
          <table:table-cell table:style-name="ce52" office:value-type="float" office:value="32.586" calcext:value-type="float">
            <text:p>32,586</text:p>
          </table:table-cell>
          <table:table-cell table:style-name="ce52" office:value-type="float" office:value="28169.861" calcext:value-type="float">
            <text:p>28169,86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8947386" calcext:value-type="float">
            <text:p>8.947.386</text:p>
          </table:table-cell>
          <table:table-cell table:style-name="ce52" office:value-type="float" office:value="30.888" calcext:value-type="float">
            <text:p>30,888</text:p>
          </table:table-cell>
          <table:table-cell table:style-name="ce52" office:value-type="float" office:value="32.059" calcext:value-type="float">
            <text:p>32,059</text:p>
          </table:table-cell>
          <table:table-cell table:style-name="ce52" office:value-type="float" office:value="1513.097" calcext:value-type="float">
            <text:p>1513,097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Netflix Cross Walk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0039" calcext:value-type="float">
            <text:p>4,0039</text:p>
          </table:table-cell>
          <table:table-cell/>
          <table:table-cell table:style-name="ce19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4.1394" calcext:value-type="float">
            <text:p>4,1394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6826628" calcext:value-type="float">
            <text:p>6.826.628</text:p>
          </table:table-cell>
          <table:table-cell table:style-name="ce52" office:value-type="float" office:value="49.604" calcext:value-type="float">
            <text:p>49,604</text:p>
          </table:table-cell>
          <table:table-cell table:style-name="ce52" office:value-type="float" office:value="50.519" calcext:value-type="float">
            <text:p>50,519</text:p>
          </table:table-cell>
          <table:table-cell table:style-name="ce52" office:value-type="float" office:value="29539.931" calcext:value-type="float">
            <text:p>29539,931</text:p>
          </table:table-cell>
          <table:table-cell table:style-name="ce51" office:value-type="float" office:value="6981058" calcext:value-type="float">
            <text:p>6.981.058</text:p>
          </table:table-cell>
          <table:table-cell table:style-name="ce52" office:value-type="float" office:value="49.553" calcext:value-type="float">
            <text:p>49,553</text:p>
          </table:table-cell>
          <table:table-cell table:style-name="ce52" office:value-type="float" office:value="50.465" calcext:value-type="float">
            <text:p>50,465</text:p>
          </table:table-cell>
          <table:table-cell table:style-name="ce52" office:value-type="float" office:value="21107.148" calcext:value-type="float">
            <text:p>21107,148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12]/[.E12];[.I13]/[.E13];[.I14]/[.E14];[.I15]/[.E15]))*100" office:value-type="float" office:value="18.0123710013874" calcext:value-type="float">
            <text:p>18,01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735066" calcext:value-type="float">
            <text:p>7.735.066</text:p>
          </table:table-cell>
          <table:table-cell table:style-name="ce52" office:value-type="float" office:value="51.347" calcext:value-type="float">
            <text:p>51,347</text:p>
          </table:table-cell>
          <table:table-cell table:style-name="ce52" office:value-type="float" office:value="52.319" calcext:value-type="float">
            <text:p>52,319</text:p>
          </table:table-cell>
          <table:table-cell table:style-name="ce52" office:value-type="float" office:value="798.543" calcext:value-type="float">
            <text:p>798,543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9.1816" calcext:value-type="float">
            <text:p>-19,1816</text:p>
          </table:table-cell>
          <table:table-cell office:value-type="float" office:value="-17.6329" calcext:value-type="float">
            <text:p>-17,6329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660171" calcext:value-type="float">
            <text:p>3.660.171</text:p>
          </table:table-cell>
          <table:table-cell table:style-name="ce52" office:value-type="float" office:value="47.307" calcext:value-type="float">
            <text:p>47,307</text:p>
          </table:table-cell>
          <table:table-cell table:style-name="ce52" office:value-type="float" office:value="48.325" calcext:value-type="float">
            <text:p>48,325</text:p>
          </table:table-cell>
          <table:table-cell table:style-name="ce52" office:value-type="float" office:value="20591.351" calcext:value-type="float">
            <text:p>20591,351</text:p>
          </table:table-cell>
          <table:table-cell table:style-name="ce51" office:value-type="float" office:value="3736346" calcext:value-type="float">
            <text:p>3.736.346</text:p>
          </table:table-cell>
          <table:table-cell table:style-name="ce52" office:value-type="float" office:value="47.234" calcext:value-type="float">
            <text:p>47,234</text:p>
          </table:table-cell>
          <table:table-cell table:style-name="ce52" office:value-type="float" office:value="48.251" calcext:value-type="float">
            <text:p>48,251</text:p>
          </table:table-cell>
          <table:table-cell table:style-name="ce52" office:value-type="float" office:value="16200.751" calcext:value-type="float">
            <text:p>16200,751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017207" calcext:value-type="float">
            <text:p>4.017.207</text:p>
          </table:table-cell>
          <table:table-cell table:style-name="ce52" office:value-type="float" office:value="46.468" calcext:value-type="float">
            <text:p>46,468</text:p>
          </table:table-cell>
          <table:table-cell table:style-name="ce52" office:value-type="float" office:value="47.584" calcext:value-type="float">
            <text:p>47,584</text:p>
          </table:table-cell>
          <table:table-cell table:style-name="ce52" office:value-type="float" office:value="709.708" calcext:value-type="float">
            <text:p>709,708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6.0049" calcext:value-type="float">
            <text:p>-16,0049</text:p>
          </table:table-cell>
          <table:table-cell office:value-type="float" office:value="-14.2783" calcext:value-type="float">
            <text:p>-14,2783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988431" calcext:value-type="float">
            <text:p>1.988.431</text:p>
          </table:table-cell>
          <table:table-cell table:style-name="ce52" office:value-type="float" office:value="44.768" calcext:value-type="float">
            <text:p>44,768</text:p>
          </table:table-cell>
          <table:table-cell table:style-name="ce52" office:value-type="float" office:value="45.9" calcext:value-type="float">
            <text:p>45,900</text:p>
          </table:table-cell>
          <table:table-cell table:style-name="ce52" office:value-type="float" office:value="14775.956" calcext:value-type="float">
            <text:p>14775,956</text:p>
          </table:table-cell>
          <table:table-cell table:style-name="ce51" office:value-type="float" office:value="2030305" calcext:value-type="float">
            <text:p>2.030.305</text:p>
          </table:table-cell>
          <table:table-cell table:style-name="ce52" office:value-type="float" office:value="44.681" calcext:value-type="float">
            <text:p>44,681</text:p>
          </table:table-cell>
          <table:table-cell table:style-name="ce52" office:value-type="float" office:value="45.809" calcext:value-type="float">
            <text:p>45,809</text:p>
          </table:table-cell>
          <table:table-cell table:style-name="ce52" office:value-type="float" office:value="12541.329" calcext:value-type="float">
            <text:p>12541,329</text:p>
          </table:table-cell>
          <table:table-cell/>
          <table:table-cell table:style-name="ce52"/>
          <table:table-cell table:number-columns-repeated="3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218683" calcext:value-type="float">
            <text:p>2.218.683</text:p>
          </table:table-cell>
          <table:table-cell table:style-name="ce52" office:value-type="float" office:value="43.521" calcext:value-type="float">
            <text:p>43,521</text:p>
          </table:table-cell>
          <table:table-cell table:style-name="ce52" office:value-type="float" office:value="44.746" calcext:value-type="float">
            <text:p>44,746</text:p>
          </table:table-cell>
          <table:table-cell table:style-name="ce52" office:value-type="float" office:value="561.625" calcext:value-type="float">
            <text:p>561,625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039296" calcext:value-type="float">
            <text:p>1.039.296</text:p>
          </table:table-cell>
          <table:table-cell table:style-name="ce52" office:value-type="float" office:value="41.772" calcext:value-type="float">
            <text:p>41,772</text:p>
          </table:table-cell>
          <table:table-cell table:style-name="ce52" office:value-type="float" office:value="43.006" calcext:value-type="float">
            <text:p>43,006</text:p>
          </table:table-cell>
          <table:table-cell table:style-name="ce52" office:value-type="float" office:value="11743.824" calcext:value-type="float">
            <text:p>11743,824</text:p>
          </table:table-cell>
          <table:table-cell table:style-name="ce51" office:value-type="float" office:value="1054396" calcext:value-type="float">
            <text:p>1.054.396</text:p>
          </table:table-cell>
          <table:table-cell table:style-name="ce52" office:value-type="float" office:value="41.663" calcext:value-type="float">
            <text:p>41,663</text:p>
          </table:table-cell>
          <table:table-cell table:style-name="ce52" office:value-type="float" office:value="42.901" calcext:value-type="float">
            <text:p>42,901</text:p>
          </table:table-cell>
          <table:table-cell table:style-name="ce52" office:value-type="float" office:value="10915.124" calcext:value-type="float">
            <text:p>10915,124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265384" calcext:value-type="float">
            <text:p>1.265.384</text:p>
          </table:table-cell>
          <table:table-cell table:style-name="ce52" office:value-type="float" office:value="40.83" calcext:value-type="float">
            <text:p>40,830</text:p>
          </table:table-cell>
          <table:table-cell table:style-name="ce52" office:value-type="float" office:value="42.139" calcext:value-type="float">
            <text:p>42,139</text:p>
          </table:table-cell>
          <table:table-cell table:style-name="ce52" office:value-type="float" office:value="421.548" calcext:value-type="float">
            <text:p>421,54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Park Joy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5.8649" calcext:value-type="float">
            <text:p>5,8649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5.9727" calcext:value-type="float">
            <text:p>5,9727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5028300" calcext:value-type="float">
            <text:p>75.028.300</text:p>
          </table:table-cell>
          <table:table-cell table:style-name="ce52" office:value-type="float" office:value="43.92" calcext:value-type="float">
            <text:p>43,920</text:p>
          </table:table-cell>
          <table:table-cell table:style-name="ce52" office:value-type="float" office:value="44.384" calcext:value-type="float">
            <text:p>44,384</text:p>
          </table:table-cell>
          <table:table-cell table:style-name="ce52" office:value-type="float" office:value="76346.528" calcext:value-type="float">
            <text:p>76346,528</text:p>
          </table:table-cell>
          <table:table-cell table:style-name="ce51" office:value-type="float" office:value="72946220" calcext:value-type="float">
            <text:p>72.946.220</text:p>
          </table:table-cell>
          <table:table-cell table:style-name="ce52" office:value-type="float" office:value="42.917" calcext:value-type="float">
            <text:p>42,917</text:p>
          </table:table-cell>
          <table:table-cell table:style-name="ce52" office:value-type="float" office:value="43.436" calcext:value-type="float">
            <text:p>43,436</text:p>
          </table:table-cell>
          <table:table-cell table:style-name="ce52" office:value-type="float" office:value="44368.506" calcext:value-type="float">
            <text:p>44368,506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0]/[.E20];[.I21]/[.E21];[.I22]/[.E22];[.I23]/[.E23]))*100" office:value-type="float" office:value="42.6663322169156" calcext:value-type="float">
            <text:p>42,67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2740913" calcext:value-type="float">
            <text:p>82.740.913</text:p>
          </table:table-cell>
          <table:table-cell table:style-name="ce52" office:value-type="float" office:value="47.912" calcext:value-type="float">
            <text:p>47,912</text:p>
          </table:table-cell>
          <table:table-cell table:style-name="ce52" office:value-type="float" office:value="48.95" calcext:value-type="float">
            <text:p>48,950</text:p>
          </table:table-cell>
          <table:table-cell table:style-name="ce52" office:value-type="float" office:value="1913.338" calcext:value-type="float">
            <text:p>1913,338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8.5279" calcext:value-type="float">
            <text:p>-8,5279</text:p>
          </table:table-cell>
          <table:table-cell office:value-type="float" office:value="-6.5576" calcext:value-type="float">
            <text:p>-6,5576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7004293" calcext:value-type="float">
            <text:p>37.004.293</text:p>
          </table:table-cell>
          <table:table-cell table:style-name="ce52" office:value-type="float" office:value="38.689" calcext:value-type="float">
            <text:p>38,689</text:p>
          </table:table-cell>
          <table:table-cell table:style-name="ce52" office:value-type="float" office:value="39.358" calcext:value-type="float">
            <text:p>39,358</text:p>
          </table:table-cell>
          <table:table-cell table:style-name="ce52" office:value-type="float" office:value="65031.847" calcext:value-type="float">
            <text:p>65031,847</text:p>
          </table:table-cell>
          <table:table-cell table:style-name="ce51" office:value-type="float" office:value="37357806" calcext:value-type="float">
            <text:p>37.357.806</text:p>
          </table:table-cell>
          <table:table-cell table:style-name="ce52" office:value-type="float" office:value="38.39" calcext:value-type="float">
            <text:p>38,390</text:p>
          </table:table-cell>
          <table:table-cell table:style-name="ce52" office:value-type="float" office:value="39.069" calcext:value-type="float">
            <text:p>39,069</text:p>
          </table:table-cell>
          <table:table-cell table:style-name="ce52" office:value-type="float" office:value="38033.749" calcext:value-type="float">
            <text:p>38033,749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6980306" calcext:value-type="float">
            <text:p>36.980.306</text:p>
          </table:table-cell>
          <table:table-cell table:style-name="ce52" office:value-type="float" office:value="37.574" calcext:value-type="float">
            <text:p>37,574</text:p>
          </table:table-cell>
          <table:table-cell table:style-name="ce52" office:value-type="float" office:value="38.405" calcext:value-type="float">
            <text:p>38,405</text:p>
          </table:table-cell>
          <table:table-cell table:style-name="ce52" office:value-type="float" office:value="2135.301" calcext:value-type="float">
            <text:p>2135,301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2.0603" calcext:value-type="float">
            <text:p>-2,0603</text:p>
          </table:table-cell>
          <table:table-cell office:value-type="float" office:value="0.0022" calcext:value-type="float">
            <text:p>0,0022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7093353" calcext:value-type="float">
            <text:p>17.093.353</text:p>
          </table:table-cell>
          <table:table-cell table:style-name="ce52" office:value-type="float" office:value="34.551" calcext:value-type="float">
            <text:p>34,551</text:p>
          </table:table-cell>
          <table:table-cell table:style-name="ce52" office:value-type="float" office:value="35.482" calcext:value-type="float">
            <text:p>35,482</text:p>
          </table:table-cell>
          <table:table-cell table:style-name="ce52" office:value-type="float" office:value="53967.996" calcext:value-type="float">
            <text:p>53967,996</text:p>
          </table:table-cell>
          <table:table-cell table:style-name="ce51" office:value-type="float" office:value="17564493" calcext:value-type="float">
            <text:p>17.564.493</text:p>
          </table:table-cell>
          <table:table-cell table:style-name="ce52" office:value-type="float" office:value="34.485" calcext:value-type="float">
            <text:p>34,485</text:p>
          </table:table-cell>
          <table:table-cell table:style-name="ce52" office:value-type="float" office:value="35.409" calcext:value-type="float">
            <text:p>35,409</text:p>
          </table:table-cell>
          <table:table-cell table:style-name="ce52" office:value-type="float" office:value="31286.257" calcext:value-type="float">
            <text:p>31286,257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7345200" calcext:value-type="float">
            <text:p>17.345.200</text:p>
          </table:table-cell>
          <table:table-cell table:style-name="ce52" office:value-type="float" office:value="33.55" calcext:value-type="float">
            <text:p>33,550</text:p>
          </table:table-cell>
          <table:table-cell table:style-name="ce52" office:value-type="float" office:value="34.571" calcext:value-type="float">
            <text:p>34,571</text:p>
          </table:table-cell>
          <table:table-cell table:style-name="ce52" office:value-type="float" office:value="1991.62" calcext:value-type="float">
            <text:p>1991,620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489873" calcext:value-type="float">
            <text:p>7.489.873</text:p>
          </table:table-cell>
          <table:table-cell table:style-name="ce52" office:value-type="float" office:value="31.07" calcext:value-type="float">
            <text:p>31,070</text:p>
          </table:table-cell>
          <table:table-cell table:style-name="ce52" office:value-type="float" office:value="32.251" calcext:value-type="float">
            <text:p>32,251</text:p>
          </table:table-cell>
          <table:table-cell table:style-name="ce52" office:value-type="float" office:value="47475.898" calcext:value-type="float">
            <text:p>47475,898</text:p>
          </table:table-cell>
          <table:table-cell table:style-name="ce51" office:value-type="float" office:value="7596740" calcext:value-type="float">
            <text:p>7.596.740</text:p>
          </table:table-cell>
          <table:table-cell table:style-name="ce52" office:value-type="float" office:value="31" calcext:value-type="float">
            <text:p>31,000</text:p>
          </table:table-cell>
          <table:table-cell table:style-name="ce52" office:value-type="float" office:value="32.171" calcext:value-type="float">
            <text:p>32,171</text:p>
          </table:table-cell>
          <table:table-cell table:style-name="ce52" office:value-type="float" office:value="25999.397" calcext:value-type="float">
            <text:p>25999,397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679986" calcext:value-type="float">
            <text:p>7.679.986</text:p>
          </table:table-cell>
          <table:table-cell table:style-name="ce52" office:value-type="float" office:value="30.341" calcext:value-type="float">
            <text:p>30,341</text:p>
          </table:table-cell>
          <table:table-cell table:style-name="ce52" office:value-type="float" office:value="31.501" calcext:value-type="float">
            <text:p>31,501</text:p>
          </table:table-cell>
          <table:table-cell table:style-name="ce52" office:value-type="float" office:value="1571.443" calcext:value-type="float">
            <text:p>1571,44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Seaplane HDR Amazon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9808" calcext:value-type="float">
            <text:p>4,9808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5.1993" calcext:value-type="float">
            <text:p>5,1993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4226666" calcext:value-type="float">
            <text:p>4.226.666</text:p>
          </table:table-cell>
          <table:table-cell table:style-name="ce52" office:value-type="float" office:value="46.655" calcext:value-type="float">
            <text:p>46,655</text:p>
          </table:table-cell>
          <table:table-cell table:style-name="ce52" office:value-type="float" office:value="47.684" calcext:value-type="float">
            <text:p>47,684</text:p>
          </table:table-cell>
          <table:table-cell table:style-name="ce52" office:value-type="float" office:value="44644.509" calcext:value-type="float">
            <text:p>44644,509</text:p>
          </table:table-cell>
          <table:table-cell table:style-name="ce51" office:value-type="float" office:value="4306896" calcext:value-type="float">
            <text:p>4.306.896</text:p>
          </table:table-cell>
          <table:table-cell table:style-name="ce52" office:value-type="float" office:value="46.571" calcext:value-type="float">
            <text:p>46,571</text:p>
          </table:table-cell>
          <table:table-cell table:style-name="ce52" office:value-type="float" office:value="47.602" calcext:value-type="float">
            <text:p>47,602</text:p>
          </table:table-cell>
          <table:table-cell table:style-name="ce52" office:value-type="float" office:value="29173.707" calcext:value-type="float">
            <text:p>29173,707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8]/[.E28];[.I29]/[.E29];[.I30]/[.E30];[.I31]/[.E31]))*100" office:value-type="float" office:value="24.5300804540271" calcext:value-type="float">
            <text:p>24,53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5325327" calcext:value-type="float">
            <text:p>5.325.327</text:p>
          </table:table-cell>
          <table:table-cell table:style-name="ce52" office:value-type="float" office:value="48.541" calcext:value-type="float">
            <text:p>48,541</text:p>
          </table:table-cell>
          <table:table-cell table:style-name="ce52" office:value-type="float" office:value="49.744" calcext:value-type="float">
            <text:p>49,744</text:p>
          </table:table-cell>
          <table:table-cell table:style-name="ce52" office:value-type="float" office:value="1023.898" calcext:value-type="float">
            <text:p>1023,898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9.6745" calcext:value-type="float">
            <text:p>-19,6745</text:p>
          </table:table-cell>
          <table:table-cell office:value-type="float" office:value="-17.9111" calcext:value-type="float">
            <text:p>-17,9111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2035756" calcext:value-type="float">
            <text:p>2.035.756</text:p>
          </table:table-cell>
          <table:table-cell table:style-name="ce52" office:value-type="float" office:value="43.877" calcext:value-type="float">
            <text:p>43,877</text:p>
          </table:table-cell>
          <table:table-cell table:style-name="ce52" office:value-type="float" office:value="45.029" calcext:value-type="float">
            <text:p>45,029</text:p>
          </table:table-cell>
          <table:table-cell table:style-name="ce52" office:value-type="float" office:value="32679.096" calcext:value-type="float">
            <text:p>32679,096</text:p>
          </table:table-cell>
          <table:table-cell table:style-name="ce51" office:value-type="float" office:value="2081189" calcext:value-type="float">
            <text:p>2.081.189</text:p>
          </table:table-cell>
          <table:table-cell table:style-name="ce52" office:value-type="float" office:value="43.781" calcext:value-type="float">
            <text:p>43,781</text:p>
          </table:table-cell>
          <table:table-cell table:style-name="ce52" office:value-type="float" office:value="44.926" calcext:value-type="float">
            <text:p>44,926</text:p>
          </table:table-cell>
          <table:table-cell table:style-name="ce52" office:value-type="float" office:value="22866.394" calcext:value-type="float">
            <text:p>22866,394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2384479" calcext:value-type="float">
            <text:p>2.384.479</text:p>
          </table:table-cell>
          <table:table-cell table:style-name="ce52" office:value-type="float" office:value="43.281" calcext:value-type="float">
            <text:p>43,281</text:p>
          </table:table-cell>
          <table:table-cell table:style-name="ce52" office:value-type="float" office:value="44.511" calcext:value-type="float">
            <text:p>44,511</text:p>
          </table:table-cell>
          <table:table-cell table:style-name="ce52" office:value-type="float" office:value="924.4" calcext:value-type="float">
            <text:p>924,400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5.7872" calcext:value-type="float">
            <text:p>-15,7872</text:p>
          </table:table-cell>
          <table:table-cell office:value-type="float" office:value="-13.8441" calcext:value-type="float">
            <text:p>-13,8441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047547" calcext:value-type="float">
            <text:p>1.047.547</text:p>
          </table:table-cell>
          <table:table-cell table:style-name="ce52" office:value-type="float" office:value="41.262" calcext:value-type="float">
            <text:p>41,262</text:p>
          </table:table-cell>
          <table:table-cell table:style-name="ce52" office:value-type="float" office:value="42.523" calcext:value-type="float">
            <text:p>42,523</text:p>
          </table:table-cell>
          <table:table-cell table:style-name="ce52" office:value-type="float" office:value="22182.693" calcext:value-type="float">
            <text:p>22182,693</text:p>
          </table:table-cell>
          <table:table-cell table:style-name="ce51" office:value-type="float" office:value="1075826" calcext:value-type="float">
            <text:p>1.075.826</text:p>
          </table:table-cell>
          <table:table-cell table:style-name="ce52" office:value-type="float" office:value="41.153" calcext:value-type="float">
            <text:p>41,153</text:p>
          </table:table-cell>
          <table:table-cell table:style-name="ce52" office:value-type="float" office:value="42.409" calcext:value-type="float">
            <text:p>42,409</text:p>
          </table:table-cell>
          <table:table-cell table:style-name="ce52" office:value-type="float" office:value="17730.814" calcext:value-type="float">
            <text:p>17730,814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192650" calcext:value-type="float">
            <text:p>1.192.650</text:p>
          </table:table-cell>
          <table:table-cell table:style-name="ce52" office:value-type="float" office:value="40.316" calcext:value-type="float">
            <text:p>40,316</text:p>
          </table:table-cell>
          <table:table-cell table:style-name="ce52" office:value-type="float" office:value="41.623" calcext:value-type="float">
            <text:p>41,623</text:p>
          </table:table-cell>
          <table:table-cell table:style-name="ce52" office:value-type="float" office:value="797.037" calcext:value-type="float">
            <text:p>797,037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523773" calcext:value-type="float">
            <text:p>523.773</text:p>
          </table:table-cell>
          <table:table-cell table:style-name="ce52" office:value-type="float" office:value="38.346" calcext:value-type="float">
            <text:p>38,346</text:p>
          </table:table-cell>
          <table:table-cell table:style-name="ce52" office:value-type="float" office:value="39.699" calcext:value-type="float">
            <text:p>39,699</text:p>
          </table:table-cell>
          <table:table-cell table:style-name="ce52" office:value-type="float" office:value="16614.282" calcext:value-type="float">
            <text:p>16614,282</text:p>
          </table:table-cell>
          <table:table-cell table:style-name="ce51" office:value-type="float" office:value="535320" calcext:value-type="float">
            <text:p>535.320</text:p>
          </table:table-cell>
          <table:table-cell table:style-name="ce52" office:value-type="float" office:value="38.237" calcext:value-type="float">
            <text:p>38,237</text:p>
          </table:table-cell>
          <table:table-cell table:style-name="ce52" office:value-type="float" office:value="39.591" calcext:value-type="float">
            <text:p>39,591</text:p>
          </table:table-cell>
          <table:table-cell table:style-name="ce52" office:value-type="float" office:value="14392.887" calcext:value-type="float">
            <text:p>14392,887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587988" calcext:value-type="float">
            <text:p>587.988</text:p>
          </table:table-cell>
          <table:table-cell table:style-name="ce52" office:value-type="float" office:value="37.541" calcext:value-type="float">
            <text:p>37,541</text:p>
          </table:table-cell>
          <table:table-cell table:style-name="ce52" office:value-type="float" office:value="38.909" calcext:value-type="float">
            <text:p>38,909</text:p>
          </table:table-cell>
          <table:table-cell table:style-name="ce52" office:value-type="float" office:value="619.586" calcext:value-type="float">
            <text:p>619,586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AVERAGE 1080p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6.0789" calcext:value-type="float">
            <text:p>6,0789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6.177" calcext:value-type="float">
            <text:p>6,1770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AVERAGE([.B28];[.B20];[.B12];[.B4])" office:value-type="float" office:value="37618408.5" calcext:value-type="float">
            <text:p>37.618.409</text:p>
          </table:table-cell>
          <table:table-cell table:style-name="ce57" table:formula="of:=AVERAGE([.C28];[.C20];[.C12];[.C4])" office:value-type="float" office:value="45.5515" calcext:value-type="float">
            <text:p>45,552</text:p>
          </table:table-cell>
          <table:table-cell table:style-name="ce57" table:formula="of:=AVERAGE([.D28];[.D20];[.D12];[.D4])" office:value-type="float" office:value="46.3075" calcext:value-type="float">
            <text:p>46,308</text:p>
          </table:table-cell>
          <table:table-cell table:style-name="ce57" table:formula="of:=AVERAGE([.E28];[.E20];[.E12];[.E4])" office:value-type="float" office:value="56923.6255" calcext:value-type="float">
            <text:p>56.923,626</text:p>
          </table:table-cell>
          <table:table-cell table:style-name="ce51" table:formula="of:=AVERAGE([.F28];[.F20];[.F12];[.F4])" office:value-type="float" office:value="37411438.75" calcext:value-type="float">
            <text:p>37.411.439</text:p>
          </table:table-cell>
          <table:table-cell table:style-name="ce57" table:formula="of:=AVERAGE([.G28];[.G20];[.G12];[.G4])" office:value-type="float" office:value="45.25625" calcext:value-type="float">
            <text:p>45,256</text:p>
          </table:table-cell>
          <table:table-cell table:style-name="ce57" table:formula="of:=AVERAGE([.H28];[.H20];[.H12];[.H4])" office:value-type="float" office:value="46.027" calcext:value-type="float">
            <text:p>46,027</text:p>
          </table:table-cell>
          <table:table-cell table:style-name="ce57" table:formula="of:=AVERAGE([.I28];[.I20];[.I12];[.I4])" office:value-type="float" office:value="35845.4305" calcext:value-type="float">
            <text:p>35.845,431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36]/[.E36];[.I37]/[.E37];[.I38]/[.E38];[.I39]/[.E39]))*100" office:value-type="float" office:value="34.1906682743812" calcext:value-type="float">
            <text:p>34,19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AVERAGE([.B29];[.B21];[.B13];[.B5])" office:value-type="float" office:value="18846040" calcext:value-type="float">
            <text:p>18.846.040</text:p>
          </table:table-cell>
          <table:table-cell table:style-name="ce57" table:formula="of:=AVERAGE([.C29];[.C21];[.C13];[.C5])" office:value-type="float" office:value="42.01075" calcext:value-type="float">
            <text:p>42,011</text:p>
          </table:table-cell>
          <table:table-cell table:style-name="ce57" table:formula="of:=AVERAGE([.D29];[.D21];[.D13];[.D5])" office:value-type="float" office:value="42.91725" calcext:value-type="float">
            <text:p>42,917</text:p>
          </table:table-cell>
          <table:table-cell table:style-name="ce57" table:formula="of:=AVERAGE([.E29];[.E21];[.E13];[.E5])" office:value-type="float" office:value="45508.173" calcext:value-type="float">
            <text:p>45.508,173</text:p>
          </table:table-cell>
          <table:table-cell table:style-name="ce51" table:formula="of:=AVERAGE([.F29];[.F21];[.F13];[.F5])" office:value-type="float" office:value="19149166.75" calcext:value-type="float">
            <text:p>19.149.167</text:p>
          </table:table-cell>
          <table:table-cell table:style-name="ce57" table:formula="of:=AVERAGE([.G29];[.G21];[.G13];[.G5])" office:value-type="float" office:value="41.88425" calcext:value-type="float">
            <text:p>41,884</text:p>
          </table:table-cell>
          <table:table-cell table:style-name="ce57" table:formula="of:=AVERAGE([.H29];[.H21];[.H13];[.H5])" office:value-type="float" office:value="42.79175" calcext:value-type="float">
            <text:p>42,792</text:p>
          </table:table-cell>
          <table:table-cell table:style-name="ce57" table:formula="of:=AVERAGE([.I29];[.I21];[.I13];[.I5])" office:value-type="float" office:value="29736.235" calcext:value-type="float">
            <text:p>29.736,235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AVERAGE([.B30];[.B22];[.B14];[.B6])" office:value-type="float" office:value="9160472.75" calcext:value-type="float">
            <text:p>9.160.473</text:p>
          </table:table-cell>
          <table:table-cell table:style-name="ce57" table:formula="of:=AVERAGE([.C30];[.C22];[.C14];[.C6])" office:value-type="float" office:value="38.8365" calcext:value-type="float">
            <text:p>38,837</text:p>
          </table:table-cell>
          <table:table-cell table:style-name="ce57" table:formula="of:=AVERAGE([.D30];[.D22];[.D14];[.D6])" office:value-type="float" office:value="39.912" calcext:value-type="float">
            <text:p>39,912</text:p>
          </table:table-cell>
          <table:table-cell table:style-name="ce57" table:formula="of:=AVERAGE([.E30];[.E22];[.E14];[.E6])" office:value-type="float" office:value="35180.69125" calcext:value-type="float">
            <text:p>35.180,691</text:p>
          </table:table-cell>
          <table:table-cell table:style-name="ce51" table:formula="of:=AVERAGE([.F30];[.F22];[.F14];[.F6])" office:value-type="float" office:value="9408632.5" calcext:value-type="float">
            <text:p>9.408.633</text:p>
          </table:table-cell>
          <table:table-cell table:style-name="ce57" table:formula="of:=AVERAGE([.G30];[.G22];[.G14];[.G6])" office:value-type="float" office:value="38.7535" calcext:value-type="float">
            <text:p>38,754</text:p>
          </table:table-cell>
          <table:table-cell table:style-name="ce57" table:formula="of:=AVERAGE([.H30];[.H22];[.H14];[.H6])" office:value-type="float" office:value="39.8255" calcext:value-type="float">
            <text:p>39,826</text:p>
          </table:table-cell>
          <table:table-cell table:style-name="ce57" table:formula="of:=AVERAGE([.I30];[.I22];[.I14];[.I6])" office:value-type="float" office:value="23996.353" calcext:value-type="float">
            <text:p>23.996,353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AVERAGE([.B31];[.B23];[.B15];[.B7])" office:value-type="float" office:value="4293073.75" calcext:value-type="float">
            <text:p>4.293.074</text:p>
          </table:table-cell>
          <table:table-cell table:style-name="ce57" table:formula="of:=AVERAGE([.C31];[.C23];[.C15];[.C7])" office:value-type="float" office:value="35.6815" calcext:value-type="float">
            <text:p>35,682</text:p>
          </table:table-cell>
          <table:table-cell table:style-name="ce57" table:formula="of:=AVERAGE([.D31];[.D23];[.D15];[.D7])" office:value-type="float" office:value="36.911" calcext:value-type="float">
            <text:p>36,911</text:p>
          </table:table-cell>
          <table:table-cell table:style-name="ce57" table:formula="of:=AVERAGE([.E31];[.E23];[.E15];[.E7])" office:value-type="float" office:value="29782.50275" calcext:value-type="float">
            <text:p>29.782,503</text:p>
          </table:table-cell>
          <table:table-cell table:style-name="ce51" table:formula="of:=AVERAGE([.F31];[.F23];[.F15];[.F7])" office:value-type="float" office:value="4376495.5" calcext:value-type="float">
            <text:p>4.376.496</text:p>
          </table:table-cell>
          <table:table-cell table:style-name="ce57" table:formula="of:=AVERAGE([.G31];[.G23];[.G15];[.G7])" office:value-type="float" office:value="35.58425" calcext:value-type="float">
            <text:p>35,584</text:p>
          </table:table-cell>
          <table:table-cell table:style-name="ce57" table:formula="of:=AVERAGE([.H31];[.H23];[.H15];[.H7])" office:value-type="float" office:value="36.81225" calcext:value-type="float">
            <text:p>36,812</text:p>
          </table:table-cell>
          <table:table-cell table:style-name="ce57" table:formula="of:=AVERAGE([.I31];[.I23];[.I15];[.I7])" office:value-type="float" office:value="19869.31725" calcext:value-type="float">
            <text:p>19.869,317</text:p>
          </table:table-cell>
          <table:table-cell table:number-columns-repeated="5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080p444" table:style-name="ta2">
        <table:table-column table:style-name="co10" table:default-cell-style-name="ce39"/>
        <table:table-column table:style-name="co11" table:default-cell-style-name="ce19"/>
        <table:table-column table:style-name="co26" table:default-cell-style-name="ce39"/>
        <table:table-column table:style-name="co15" table:default-cell-style-name="ce39"/>
        <table:table-column table:style-name="co16" table:default-cell-style-name="ce39"/>
        <table:table-column table:style-name="co11" table:default-cell-style-name="ce19"/>
        <table:table-column table:style-name="co1" table:default-cell-style-name="ce39"/>
        <table:table-column table:style-name="co29" table:default-cell-style-name="ce39"/>
        <table:table-column table:style-name="co16" table:default-cell-style-name="ce39"/>
        <table:table-column table:style-name="co10" table:default-cell-style-name="ce39"/>
        <table:table-column table:style-name="co30" table:default-cell-style-name="ce39"/>
        <table:table-column table:style-name="co18" table:default-cell-style-name="ce39"/>
        <table:table-column table:style-name="co10" table:default-cell-style-name="ce39"/>
        <table:table-column table:style-name="co27" table:default-cell-style-name="ce39"/>
        <table:table-column table:style-name="co19" table:number-columns-repeated="50" table:default-cell-style-name="ce39"/>
        <table:table-row table:style-name="ro1">
          <table:table-cell table:style-name="ce36" office:value-type="string" calcext:value-type="string" table:number-columns-spanned="9" table:number-rows-spanned="1">
            <text:p>DOTA 2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3.3484" calcext:value-type="float">
            <text:p>3,3484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4499" calcext:value-type="float">
            <text:p>3,4499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2736132" calcext:value-type="float">
            <text:p>12.736.132</text:p>
          </table:table-cell>
          <table:table-cell table:style-name="ce52" office:value-type="float" office:value="49.381" calcext:value-type="float">
            <text:p>49,381</text:p>
          </table:table-cell>
          <table:table-cell table:style-name="ce52" office:value-type="float" office:value="50.121" calcext:value-type="float">
            <text:p>50,121</text:p>
          </table:table-cell>
          <table:table-cell table:style-name="ce52" office:value-type="float" office:value="26665.485" calcext:value-type="float">
            <text:p>26665,485</text:p>
          </table:table-cell>
          <table:table-cell table:style-name="ce51" office:value-type="float" office:value="12951628" calcext:value-type="float">
            <text:p>12.951.628</text:p>
          </table:table-cell>
          <table:table-cell table:style-name="ce52" office:value-type="float" office:value="49.335" calcext:value-type="float">
            <text:p>49,335</text:p>
          </table:table-cell>
          <table:table-cell table:style-name="ce52" office:value-type="float" office:value="50.075" calcext:value-type="float">
            <text:p>50,075</text:p>
          </table:table-cell>
          <table:table-cell table:style-name="ce52" office:value-type="float" office:value="18322.903" calcext:value-type="float">
            <text:p>18322,903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4]/[.E4];[.I5]/[.E5];[.I6]/[.E6];[.I7]/[.E7]))*100" office:value-type="float" office:value="25.4921852389198" calcext:value-type="float">
            <text:p>25,49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4102015" calcext:value-type="float">
            <text:p>14.102.015</text:p>
          </table:table-cell>
          <table:table-cell table:style-name="ce52" office:value-type="float" office:value="51.892" calcext:value-type="float">
            <text:p>51,892</text:p>
          </table:table-cell>
          <table:table-cell table:style-name="ce52" office:value-type="float" office:value="52.964" calcext:value-type="float">
            <text:p>52,964</text:p>
          </table:table-cell>
          <table:table-cell table:style-name="ce52" office:value-type="float" office:value="768.829" calcext:value-type="float">
            <text:p>768,829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7.5706" calcext:value-type="float">
            <text:p>-17,5706</text:p>
          </table:table-cell>
          <table:table-cell office:value-type="float" office:value="-16.2491" calcext:value-type="float">
            <text:p>-16,2491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6751231" calcext:value-type="float">
            <text:p>6.751.231</text:p>
          </table:table-cell>
          <table:table-cell table:style-name="ce52" office:value-type="float" office:value="45.27" calcext:value-type="float">
            <text:p>45,270</text:p>
          </table:table-cell>
          <table:table-cell table:style-name="ce52" office:value-type="float" office:value="46.123" calcext:value-type="float">
            <text:p>46,123</text:p>
          </table:table-cell>
          <table:table-cell table:style-name="ce52" office:value-type="float" office:value="23169.579" calcext:value-type="float">
            <text:p>23169,579</text:p>
          </table:table-cell>
          <table:table-cell table:style-name="ce51" office:value-type="float" office:value="6885708" calcext:value-type="float">
            <text:p>6.885.708</text:p>
          </table:table-cell>
          <table:table-cell table:style-name="ce52" office:value-type="float" office:value="45.2" calcext:value-type="float">
            <text:p>45,200</text:p>
          </table:table-cell>
          <table:table-cell table:style-name="ce52" office:value-type="float" office:value="46.05" calcext:value-type="float">
            <text:p>46,050</text:p>
          </table:table-cell>
          <table:table-cell table:style-name="ce52" office:value-type="float" office:value="16820.728" calcext:value-type="float">
            <text:p>16820,728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6674752" calcext:value-type="float">
            <text:p>6.674.752</text:p>
          </table:table-cell>
          <table:table-cell table:style-name="ce52" office:value-type="float" office:value="43.591" calcext:value-type="float">
            <text:p>43,591</text:p>
          </table:table-cell>
          <table:table-cell table:style-name="ce52" office:value-type="float" office:value="44.555" calcext:value-type="float">
            <text:p>44,555</text:p>
          </table:table-cell>
          <table:table-cell table:style-name="ce52" office:value-type="float" office:value="859.686" calcext:value-type="float">
            <text:p>859,686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4.924" calcext:value-type="float">
            <text:p>-14,9240</text:p>
          </table:table-cell>
          <table:table-cell office:value-type="float" office:value="-13.5909" calcext:value-type="float">
            <text:p>-13,5909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3650171" calcext:value-type="float">
            <text:p>3.650.171</text:p>
          </table:table-cell>
          <table:table-cell table:style-name="ce52" office:value-type="float" office:value="41.928" calcext:value-type="float">
            <text:p>41,928</text:p>
          </table:table-cell>
          <table:table-cell table:style-name="ce52" office:value-type="float" office:value="42.893" calcext:value-type="float">
            <text:p>42,893</text:p>
          </table:table-cell>
          <table:table-cell table:style-name="ce52" office:value-type="float" office:value="18152.42" calcext:value-type="float">
            <text:p>18152,420</text:p>
          </table:table-cell>
          <table:table-cell table:style-name="ce51" office:value-type="float" office:value="3710573" calcext:value-type="float">
            <text:p>3.710.573</text:p>
          </table:table-cell>
          <table:table-cell table:style-name="ce52" office:value-type="float" office:value="41.827" calcext:value-type="float">
            <text:p>41,827</text:p>
          </table:table-cell>
          <table:table-cell table:style-name="ce52" office:value-type="float" office:value="42.79" calcext:value-type="float">
            <text:p>42,790</text:p>
          </table:table-cell>
          <table:table-cell table:style-name="ce52" office:value-type="float" office:value="13951.645" calcext:value-type="float">
            <text:p>13951,645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3473019" calcext:value-type="float">
            <text:p>3.473.019</text:p>
          </table:table-cell>
          <table:table-cell table:style-name="ce52" office:value-type="float" office:value="39.993" calcext:value-type="float">
            <text:p>39,993</text:p>
          </table:table-cell>
          <table:table-cell table:style-name="ce52" office:value-type="float" office:value="41.007" calcext:value-type="float">
            <text:p>41,007</text:p>
          </table:table-cell>
          <table:table-cell table:style-name="ce52" office:value-type="float" office:value="764.725" calcext:value-type="float">
            <text:p>764,725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858100" calcext:value-type="float">
            <text:p>1.858.100</text:p>
          </table:table-cell>
          <table:table-cell table:style-name="ce52" office:value-type="float" office:value="38.678" calcext:value-type="float">
            <text:p>38,678</text:p>
          </table:table-cell>
          <table:table-cell table:style-name="ce52" office:value-type="float" office:value="39.728" calcext:value-type="float">
            <text:p>39,728</text:p>
          </table:table-cell>
          <table:table-cell table:style-name="ce52" office:value-type="float" office:value="14642.815" calcext:value-type="float">
            <text:p>14642,815</text:p>
          </table:table-cell>
          <table:table-cell table:style-name="ce51" office:value-type="float" office:value="1899966" calcext:value-type="float">
            <text:p>1.899.966</text:p>
          </table:table-cell>
          <table:table-cell table:style-name="ce52" office:value-type="float" office:value="38.594" calcext:value-type="float">
            <text:p>38,594</text:p>
          </table:table-cell>
          <table:table-cell table:style-name="ce52" office:value-type="float" office:value="39.637" calcext:value-type="float">
            <text:p>39,637</text:p>
          </table:table-cell>
          <table:table-cell table:style-name="ce52" office:value-type="float" office:value="11693.851" calcext:value-type="float">
            <text:p>11693,851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744424" calcext:value-type="float">
            <text:p>1.744.424</text:p>
          </table:table-cell>
          <table:table-cell table:style-name="ce52" office:value-type="float" office:value="36.937" calcext:value-type="float">
            <text:p>36,937</text:p>
          </table:table-cell>
          <table:table-cell table:style-name="ce52" office:value-type="float" office:value="37.983" calcext:value-type="float">
            <text:p>37,983</text:p>
          </table:table-cell>
          <table:table-cell table:style-name="ce52" office:value-type="float" office:value="578.276" calcext:value-type="float">
            <text:p>578,276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Minecraft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4.8084" calcext:value-type="float">
            <text:p>4,8084</text:p>
          </table:table-cell>
          <table:table-cell/>
          <table:table-cell table:style-name="ce19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5.0777" calcext:value-type="float">
            <text:p>5,0777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80946254" calcext:value-type="float">
            <text:p>80.946.254</text:p>
          </table:table-cell>
          <table:table-cell table:style-name="ce52" office:value-type="float" office:value="42.437" calcext:value-type="float">
            <text:p>42,437</text:p>
          </table:table-cell>
          <table:table-cell table:style-name="ce52" office:value-type="float" office:value="43.499" calcext:value-type="float">
            <text:p>43,499</text:p>
          </table:table-cell>
          <table:table-cell table:style-name="ce52" office:value-type="float" office:value="95705.689" calcext:value-type="float">
            <text:p>95705,689</text:p>
          </table:table-cell>
          <table:table-cell table:style-name="ce51" office:value-type="float" office:value="82733609" calcext:value-type="float">
            <text:p>82.733.609</text:p>
          </table:table-cell>
          <table:table-cell table:style-name="ce52" office:value-type="float" office:value="42.401" calcext:value-type="float">
            <text:p>42,401</text:p>
          </table:table-cell>
          <table:table-cell table:style-name="ce52" office:value-type="float" office:value="43.456" calcext:value-type="float">
            <text:p>43,456</text:p>
          </table:table-cell>
          <table:table-cell table:style-name="ce52" office:value-type="float" office:value="54958.671" calcext:value-type="float">
            <text:p>54958,671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12]/[.E12];[.I13]/[.E13];[.I14]/[.E14];[.I15]/[.E15]))*100" office:value-type="float" office:value="47.5762319851432" calcext:value-type="float">
            <text:p>47,58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96316145" calcext:value-type="float">
            <text:p>96.316.145</text:p>
          </table:table-cell>
          <table:table-cell table:style-name="ce52" office:value-type="float" office:value="45.926" calcext:value-type="float">
            <text:p>45,926</text:p>
          </table:table-cell>
          <table:table-cell table:style-name="ce52" office:value-type="float" office:value="47.036" calcext:value-type="float">
            <text:p>47,036</text:p>
          </table:table-cell>
          <table:table-cell table:style-name="ce52" office:value-type="float" office:value="2098.652" calcext:value-type="float">
            <text:p>2098,652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7.7022" calcext:value-type="float">
            <text:p>-17,7022</text:p>
          </table:table-cell>
          <table:table-cell office:value-type="float" office:value="-17.6265" calcext:value-type="float">
            <text:p>-17,6265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8667076" calcext:value-type="float">
            <text:p>38.667.076</text:p>
          </table:table-cell>
          <table:table-cell table:style-name="ce52" office:value-type="float" office:value="37.983" calcext:value-type="float">
            <text:p>37,983</text:p>
          </table:table-cell>
          <table:table-cell table:style-name="ce52" office:value-type="float" office:value="39.297" calcext:value-type="float">
            <text:p>39,297</text:p>
          </table:table-cell>
          <table:table-cell table:style-name="ce52" office:value-type="float" office:value="74664.613" calcext:value-type="float">
            <text:p>74664,613</text:p>
          </table:table-cell>
          <table:table-cell table:style-name="ce51" office:value-type="float" office:value="39837152" calcext:value-type="float">
            <text:p>39.837.152</text:p>
          </table:table-cell>
          <table:table-cell table:style-name="ce52" office:value-type="float" office:value="37.926" calcext:value-type="float">
            <text:p>37,926</text:p>
          </table:table-cell>
          <table:table-cell table:style-name="ce52" office:value-type="float" office:value="39.232" calcext:value-type="float">
            <text:p>39,232</text:p>
          </table:table-cell>
          <table:table-cell table:style-name="ce52" office:value-type="float" office:value="41462.33" calcext:value-type="float">
            <text:p>41462,330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0854198" calcext:value-type="float">
            <text:p>40.854.198</text:p>
          </table:table-cell>
          <table:table-cell table:style-name="ce52" office:value-type="float" office:value="36.642" calcext:value-type="float">
            <text:p>36,642</text:p>
          </table:table-cell>
          <table:table-cell table:style-name="ce52" office:value-type="float" office:value="38.018" calcext:value-type="float">
            <text:p>38,018</text:p>
          </table:table-cell>
          <table:table-cell table:style-name="ce52" office:value-type="float" office:value="2222.226" calcext:value-type="float">
            <text:p>2222,226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4.0173" calcext:value-type="float">
            <text:p>-14,0173</text:p>
          </table:table-cell>
          <table:table-cell office:value-type="float" office:value="-13.6862" calcext:value-type="float">
            <text:p>-13,6862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6772740" calcext:value-type="float">
            <text:p>16.772.740</text:p>
          </table:table-cell>
          <table:table-cell table:style-name="ce52" office:value-type="float" office:value="34.372" calcext:value-type="float">
            <text:p>34,372</text:p>
          </table:table-cell>
          <table:table-cell table:style-name="ce52" office:value-type="float" office:value="35.83" calcext:value-type="float">
            <text:p>35,830</text:p>
          </table:table-cell>
          <table:table-cell table:style-name="ce52" office:value-type="float" office:value="66767.372" calcext:value-type="float">
            <text:p>66767,372</text:p>
          </table:table-cell>
          <table:table-cell table:style-name="ce51" office:value-type="float" office:value="17309073" calcext:value-type="float">
            <text:p>17.309.073</text:p>
          </table:table-cell>
          <table:table-cell table:style-name="ce52" office:value-type="float" office:value="34.273" calcext:value-type="float">
            <text:p>34,273</text:p>
          </table:table-cell>
          <table:table-cell table:style-name="ce52" office:value-type="float" office:value="35.72" calcext:value-type="float">
            <text:p>35,720</text:p>
          </table:table-cell>
          <table:table-cell table:style-name="ce52" office:value-type="float" office:value="34380.048" calcext:value-type="float">
            <text:p>34380,048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7888418" calcext:value-type="float">
            <text:p>17.888.418</text:p>
          </table:table-cell>
          <table:table-cell table:style-name="ce52" office:value-type="float" office:value="33.181" calcext:value-type="float">
            <text:p>33,181</text:p>
          </table:table-cell>
          <table:table-cell table:style-name="ce52" office:value-type="float" office:value="34.623" calcext:value-type="float">
            <text:p>34,623</text:p>
          </table:table-cell>
          <table:table-cell table:style-name="ce52" office:value-type="float" office:value="2044.365" calcext:value-type="float">
            <text:p>2044,365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6786403" calcext:value-type="float">
            <text:p>6.786.403</text:p>
          </table:table-cell>
          <table:table-cell table:style-name="ce52" office:value-type="float" office:value="31.509" calcext:value-type="float">
            <text:p>31,509</text:p>
          </table:table-cell>
          <table:table-cell table:style-name="ce52" office:value-type="float" office:value="33.031" calcext:value-type="float">
            <text:p>33,031</text:p>
          </table:table-cell>
          <table:table-cell table:style-name="ce52" office:value-type="float" office:value="63073.602" calcext:value-type="float">
            <text:p>63073,602</text:p>
          </table:table-cell>
          <table:table-cell table:style-name="ce51" office:value-type="float" office:value="6951506" calcext:value-type="float">
            <text:p>6.951.506</text:p>
          </table:table-cell>
          <table:table-cell table:style-name="ce52" office:value-type="float" office:value="31.377" calcext:value-type="float">
            <text:p>31,377</text:p>
          </table:table-cell>
          <table:table-cell table:style-name="ce52" office:value-type="float" office:value="32.899" calcext:value-type="float">
            <text:p>32,899</text:p>
          </table:table-cell>
          <table:table-cell table:style-name="ce52" office:value-type="float" office:value="28538.714" calcext:value-type="float">
            <text:p>28538,714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7380200" calcext:value-type="float">
            <text:p>7.380.200</text:p>
          </table:table-cell>
          <table:table-cell table:style-name="ce52" office:value-type="float" office:value="30.612" calcext:value-type="float">
            <text:p>30,612</text:p>
          </table:table-cell>
          <table:table-cell table:style-name="ce52" office:value-type="float" office:value="32.07" calcext:value-type="float">
            <text:p>32,070</text:p>
          </table:table-cell>
          <table:table-cell table:style-name="ce52" office:value-type="float" office:value="1667.938" calcext:value-type="float">
            <text:p>1667,93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Starcraft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2.8454" calcext:value-type="float">
            <text:p>2,8454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3.0191" calcext:value-type="float">
            <text:p>3,0191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6789550" calcext:value-type="float">
            <text:p>6.789.550</text:p>
          </table:table-cell>
          <table:table-cell table:style-name="ce52" office:value-type="float" office:value="53.713" calcext:value-type="float">
            <text:p>53,713</text:p>
          </table:table-cell>
          <table:table-cell table:style-name="ce52" office:value-type="float" office:value="54.66" calcext:value-type="float">
            <text:p>54,660</text:p>
          </table:table-cell>
          <table:table-cell table:style-name="ce52" office:value-type="float" office:value="5723.285" calcext:value-type="float">
            <text:p>5723,285</text:p>
          </table:table-cell>
          <table:table-cell table:style-name="ce51" office:value-type="float" office:value="6875476" calcext:value-type="float">
            <text:p>6.875.476</text:p>
          </table:table-cell>
          <table:table-cell table:style-name="ce52" office:value-type="float" office:value="53.67" calcext:value-type="float">
            <text:p>53,670</text:p>
          </table:table-cell>
          <table:table-cell table:style-name="ce52" office:value-type="float" office:value="54.607" calcext:value-type="float">
            <text:p>54,607</text:p>
          </table:table-cell>
          <table:table-cell table:style-name="ce52" office:value-type="float" office:value="4335.473" calcext:value-type="float">
            <text:p>4335,473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0]/[.E20];[.I21]/[.E21];[.I22]/[.E22];[.I23]/[.E23]))*100" office:value-type="float" office:value="21.2241464865315" calcext:value-type="float">
            <text:p>21,22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076224" calcext:value-type="float">
            <text:p>7.076.224</text:p>
          </table:table-cell>
          <table:table-cell table:style-name="ce52" office:value-type="float" office:value="57.971" calcext:value-type="float">
            <text:p>57,971</text:p>
          </table:table-cell>
          <table:table-cell table:style-name="ce52" office:value-type="float" office:value="59.214" calcext:value-type="float">
            <text:p>59,214</text:p>
          </table:table-cell>
          <table:table-cell table:style-name="ce52" office:value-type="float" office:value="355.36" calcext:value-type="float">
            <text:p>355,360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17.6433" calcext:value-type="float">
            <text:p>-17,6433</text:p>
          </table:table-cell>
          <table:table-cell office:value-type="float" office:value="-17.3042" calcext:value-type="float">
            <text:p>-17,3042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163742" calcext:value-type="float">
            <text:p>4.163.742</text:p>
          </table:table-cell>
          <table:table-cell table:style-name="ce52" office:value-type="float" office:value="48.754" calcext:value-type="float">
            <text:p>48,754</text:p>
          </table:table-cell>
          <table:table-cell table:style-name="ce52" office:value-type="float" office:value="49.804" calcext:value-type="float">
            <text:p>49,804</text:p>
          </table:table-cell>
          <table:table-cell table:style-name="ce52" office:value-type="float" office:value="6039.099" calcext:value-type="float">
            <text:p>6039,099</text:p>
          </table:table-cell>
          <table:table-cell table:style-name="ce51" office:value-type="float" office:value="4247347" calcext:value-type="float">
            <text:p>4.247.347</text:p>
          </table:table-cell>
          <table:table-cell table:style-name="ce52" office:value-type="float" office:value="48.715" calcext:value-type="float">
            <text:p>48,715</text:p>
          </table:table-cell>
          <table:table-cell table:style-name="ce52" office:value-type="float" office:value="49.753" calcext:value-type="float">
            <text:p>49,753</text:p>
          </table:table-cell>
          <table:table-cell table:style-name="ce52" office:value-type="float" office:value="4742.777" calcext:value-type="float">
            <text:p>4742,777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3884426" calcext:value-type="float">
            <text:p>3.884.426</text:p>
          </table:table-cell>
          <table:table-cell table:style-name="ce52" office:value-type="float" office:value="45.839" calcext:value-type="float">
            <text:p>45,839</text:p>
          </table:table-cell>
          <table:table-cell table:style-name="ce52" office:value-type="float" office:value="46.988" calcext:value-type="float">
            <text:p>46,988</text:p>
          </table:table-cell>
          <table:table-cell table:style-name="ce52" office:value-type="float" office:value="426.729" calcext:value-type="float">
            <text:p>426,729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15.412" calcext:value-type="float">
            <text:p>-15,4120</text:p>
          </table:table-cell>
          <table:table-cell office:value-type="float" office:value="-14.9621" calcext:value-type="float">
            <text:p>-14,9621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483995" calcext:value-type="float">
            <text:p>2.483.995</text:p>
          </table:table-cell>
          <table:table-cell table:style-name="ce52" office:value-type="float" office:value="44.753" calcext:value-type="float">
            <text:p>44,753</text:p>
          </table:table-cell>
          <table:table-cell table:style-name="ce52" office:value-type="float" office:value="45.902" calcext:value-type="float">
            <text:p>45,902</text:p>
          </table:table-cell>
          <table:table-cell table:style-name="ce52" office:value-type="float" office:value="5650.003" calcext:value-type="float">
            <text:p>5650,003</text:p>
          </table:table-cell>
          <table:table-cell table:style-name="ce51" office:value-type="float" office:value="2546510" calcext:value-type="float">
            <text:p>2.546.510</text:p>
          </table:table-cell>
          <table:table-cell table:style-name="ce52" office:value-type="float" office:value="44.701" calcext:value-type="float">
            <text:p>44,701</text:p>
          </table:table-cell>
          <table:table-cell table:style-name="ce52" office:value-type="float" office:value="45.838" calcext:value-type="float">
            <text:p>45,838</text:p>
          </table:table-cell>
          <table:table-cell table:style-name="ce52" office:value-type="float" office:value="4566.735" calcext:value-type="float">
            <text:p>4566,735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294120" calcext:value-type="float">
            <text:p>2.294.120</text:p>
          </table:table-cell>
          <table:table-cell table:style-name="ce52" office:value-type="float" office:value="41.975" calcext:value-type="float">
            <text:p>41,975</text:p>
          </table:table-cell>
          <table:table-cell table:style-name="ce52" office:value-type="float" office:value="43.165" calcext:value-type="float">
            <text:p>43,165</text:p>
          </table:table-cell>
          <table:table-cell table:style-name="ce52" office:value-type="float" office:value="413.56" calcext:value-type="float">
            <text:p>413,560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340702" calcext:value-type="float">
            <text:p>1.340.702</text:p>
          </table:table-cell>
          <table:table-cell table:style-name="ce52" office:value-type="float" office:value="40.622" calcext:value-type="float">
            <text:p>40,622</text:p>
          </table:table-cell>
          <table:table-cell table:style-name="ce52" office:value-type="float" office:value="41.878" calcext:value-type="float">
            <text:p>41,878</text:p>
          </table:table-cell>
          <table:table-cell table:style-name="ce52" office:value-type="float" office:value="5666.441" calcext:value-type="float">
            <text:p>5666,441</text:p>
          </table:table-cell>
          <table:table-cell table:style-name="ce51" office:value-type="float" office:value="1377708" calcext:value-type="float">
            <text:p>1.377.708</text:p>
          </table:table-cell>
          <table:table-cell table:style-name="ce52" office:value-type="float" office:value="40.52" calcext:value-type="float">
            <text:p>40,520</text:p>
          </table:table-cell>
          <table:table-cell table:style-name="ce52" office:value-type="float" office:value="41.762" calcext:value-type="float">
            <text:p>41,762</text:p>
          </table:table-cell>
          <table:table-cell table:style-name="ce52" office:value-type="float" office:value="4532.603" calcext:value-type="float">
            <text:p>4532,603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273959" calcext:value-type="float">
            <text:p>1.273.959</text:p>
          </table:table-cell>
          <table:table-cell table:style-name="ce52" office:value-type="float" office:value="38.231" calcext:value-type="float">
            <text:p>38,231</text:p>
          </table:table-cell>
          <table:table-cell table:style-name="ce52" office:value-type="float" office:value="39.439" calcext:value-type="float">
            <text:p>39,439</text:p>
          </table:table-cell>
          <table:table-cell table:style-name="ce52" office:value-type="float" office:value="362.2" calcext:value-type="float">
            <text:p>362,200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Wikipedia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-Y</text:p>
          </table:table-cell>
          <table:table-cell table:style-name="ce60" office:value-type="float" office:value="8.0104" calcext:value-type="float">
            <text:p>8,0104</text:p>
          </table:table-cell>
          <table:table-cell table:number-columns-repeated="2"/>
          <table:table-cell table:style-name="ce37"/>
          <table:table-cell table:style-name="ce49" office:value-type="string" calcext:value-type="string" table:number-columns-spanned="4" table:number-rows-spanned="1">
            <text:p>VP9</text:p>
          </table:table-cell>
          <table:covered-table-cell table:number-columns-repeated="3"/>
          <table:table-cell/>
          <table:table-cell table:style-name="ce62" office:value-type="string" calcext:value-type="string" table:number-columns-spanned="3" table:number-rows-spanned="1">
            <text:p>VP9 compared to AV1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-AVG</text:p>
          </table:table-cell>
          <table:table-cell table:style-name="ce60" office:value-type="float" office:value="8.1778" calcext:value-type="float">
            <text:p>8,1778</text:p>
          </table:table-cell>
          <table:table-cell table:number-columns-repeated="2"/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office:value-type="string" calcext:value-type="string">
            <text:p>AVG</text:p>
          </table:table-cell>
          <table:table-cell table:number-columns-repeated="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367704" calcext:value-type="float">
            <text:p>1.367.704</text:p>
          </table:table-cell>
          <table:table-cell table:style-name="ce52" office:value-type="float" office:value="54.068" calcext:value-type="float">
            <text:p>54,068</text:p>
          </table:table-cell>
          <table:table-cell table:style-name="ce52" office:value-type="float" office:value="54.306" calcext:value-type="float">
            <text:p>54,306</text:p>
          </table:table-cell>
          <table:table-cell table:style-name="ce52" office:value-type="float" office:value="5673.325" calcext:value-type="float">
            <text:p>5673,325</text:p>
          </table:table-cell>
          <table:table-cell table:style-name="ce51" office:value-type="float" office:value="1458372" calcext:value-type="float">
            <text:p>1.458.372</text:p>
          </table:table-cell>
          <table:table-cell table:style-name="ce52" office:value-type="float" office:value="54.044" calcext:value-type="float">
            <text:p>54,044</text:p>
          </table:table-cell>
          <table:table-cell table:style-name="ce52" office:value-type="float" office:value="54.267" calcext:value-type="float">
            <text:p>54,267</text:p>
          </table:table-cell>
          <table:table-cell table:style-name="ce52" office:value-type="float" office:value="4925.229" calcext:value-type="float">
            <text:p>4925,229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(1-AVERAGE([.I28]/[.E28];[.I29]/[.E29];[.I30]/[.E30];[.I31]/[.E31]))*100" office:value-type="float" office:value="11.2588493823308" calcext:value-type="float">
            <text:p>11,26</text:p>
          </table:table-cell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963604" calcext:value-type="float">
            <text:p>1.963.604</text:p>
          </table:table-cell>
          <table:table-cell table:style-name="ce52" office:value-type="float" office:value="55.318" calcext:value-type="float">
            <text:p>55,318</text:p>
          </table:table-cell>
          <table:table-cell table:style-name="ce52" office:value-type="float" office:value="55.57" calcext:value-type="float">
            <text:p>55,570</text:p>
          </table:table-cell>
          <table:table-cell table:style-name="ce52" office:value-type="float" office:value="564.622" calcext:value-type="float">
            <text:p>564,622</text:p>
          </table:table-cell>
          <table:table-cell/>
          <table:table-cell office:value-type="string" calcext:value-type="string">
            <text:p>Original</text:p>
          </table:table-cell>
          <table:table-cell table:style-name="ce7" office:value-type="float" office:value="-39.2217" calcext:value-type="float">
            <text:p>-39,2217</text:p>
          </table:table-cell>
          <table:table-cell office:value-type="float" office:value="-39.6162" calcext:value-type="float">
            <text:p>-39,6162</text:p>
          </table:table-cell>
          <table:table-cell table:number-columns-repeated="41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929804" calcext:value-type="float">
            <text:p>929.804</text:p>
          </table:table-cell>
          <table:table-cell table:style-name="ce52" office:value-type="float" office:value="49.74" calcext:value-type="float">
            <text:p>49,740</text:p>
          </table:table-cell>
          <table:table-cell table:style-name="ce52" office:value-type="float" office:value="50.228" calcext:value-type="float">
            <text:p>50,228</text:p>
          </table:table-cell>
          <table:table-cell table:style-name="ce52" office:value-type="float" office:value="5306.827" calcext:value-type="float">
            <text:p>5306,827</text:p>
          </table:table-cell>
          <table:table-cell table:style-name="ce51" office:value-type="float" office:value="1003432" calcext:value-type="float">
            <text:p>1.003.432</text:p>
          </table:table-cell>
          <table:table-cell table:style-name="ce52" office:value-type="float" office:value="49.712" calcext:value-type="float">
            <text:p>49,712</text:p>
          </table:table-cell>
          <table:table-cell table:style-name="ce52" office:value-type="float" office:value="50.169" calcext:value-type="float">
            <text:p>50,169</text:p>
          </table:table-cell>
          <table:table-cell table:style-name="ce52" office:value-type="float" office:value="4603.497" calcext:value-type="float">
            <text:p>4603,497</text:p>
          </table:table-cell>
          <table:table-cell table:number-columns-repeated="5"/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1423860" calcext:value-type="float">
            <text:p>1.423.860</text:p>
          </table:table-cell>
          <table:table-cell table:style-name="ce52" office:value-type="float" office:value="47.805" calcext:value-type="float">
            <text:p>47,805</text:p>
          </table:table-cell>
          <table:table-cell table:style-name="ce52" office:value-type="float" office:value="48.312" calcext:value-type="float">
            <text:p>48,312</text:p>
          </table:table-cell>
          <table:table-cell table:style-name="ce52" office:value-type="float" office:value="675.188" calcext:value-type="float">
            <text:p>675,188</text:p>
          </table:table-cell>
          <table:table-cell/>
          <table:table-cell office:value-type="string" calcext:value-type="string">
            <text:p>Fast</text:p>
          </table:table-cell>
          <table:table-cell table:style-name="ce7" office:value-type="float" office:value="-34.0994" calcext:value-type="float">
            <text:p>-34,0994</text:p>
          </table:table-cell>
          <table:table-cell office:value-type="float" office:value="-34.3666" calcext:value-type="float">
            <text:p>-34,3666</text:p>
          </table:table-cell>
          <table:table-cell table:number-columns-repeated="41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732912" calcext:value-type="float">
            <text:p>732.912</text:p>
          </table:table-cell>
          <table:table-cell table:style-name="ce52" office:value-type="float" office:value="45.918" calcext:value-type="float">
            <text:p>45,918</text:p>
          </table:table-cell>
          <table:table-cell table:style-name="ce52" office:value-type="float" office:value="46.705" calcext:value-type="float">
            <text:p>46,705</text:p>
          </table:table-cell>
          <table:table-cell table:style-name="ce52" office:value-type="float" office:value="4710.904" calcext:value-type="float">
            <text:p>4710,904</text:p>
          </table:table-cell>
          <table:table-cell table:style-name="ce51" office:value-type="float" office:value="787136" calcext:value-type="float">
            <text:p>787.136</text:p>
          </table:table-cell>
          <table:table-cell table:style-name="ce52" office:value-type="float" office:value="45.863" calcext:value-type="float">
            <text:p>45,863</text:p>
          </table:table-cell>
          <table:table-cell table:style-name="ce52" office:value-type="float" office:value="46.648" calcext:value-type="float">
            <text:p>46,648</text:p>
          </table:table-cell>
          <table:table-cell table:style-name="ce52" office:value-type="float" office:value="4232.679" calcext:value-type="float">
            <text:p>4232,679</text:p>
          </table:table-cell>
          <table:table-cell table:number-columns-repeated="5"/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1103292" calcext:value-type="float">
            <text:p>1.103.292</text:p>
          </table:table-cell>
          <table:table-cell table:style-name="ce52" office:value-type="float" office:value="43.677" calcext:value-type="float">
            <text:p>43,677</text:p>
          </table:table-cell>
          <table:table-cell table:style-name="ce52" office:value-type="float" office:value="44.424" calcext:value-type="float">
            <text:p>44,424</text:p>
          </table:table-cell>
          <table:table-cell table:style-name="ce52" office:value-type="float" office:value="734.721" calcext:value-type="float">
            <text:p>734,721</text:p>
          </table:table-cell>
          <table:table-cell table:number-columns-repeated="4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563636" calcext:value-type="float">
            <text:p>563.636</text:p>
          </table:table-cell>
          <table:table-cell table:style-name="ce52" office:value-type="float" office:value="41.385" calcext:value-type="float">
            <text:p>41,385</text:p>
          </table:table-cell>
          <table:table-cell table:style-name="ce52" office:value-type="float" office:value="42.486" calcext:value-type="float">
            <text:p>42,486</text:p>
          </table:table-cell>
          <table:table-cell table:style-name="ce52" office:value-type="float" office:value="4483.185" calcext:value-type="float">
            <text:p>4483,185</text:p>
          </table:table-cell>
          <table:table-cell table:style-name="ce51" office:value-type="float" office:value="614776" calcext:value-type="float">
            <text:p>614.776</text:p>
          </table:table-cell>
          <table:table-cell table:style-name="ce52" office:value-type="float" office:value="41.311" calcext:value-type="float">
            <text:p>41,311</text:p>
          </table:table-cell>
          <table:table-cell table:style-name="ce52" office:value-type="float" office:value="42.387" calcext:value-type="float">
            <text:p>42,387</text:p>
          </table:table-cell>
          <table:table-cell table:style-name="ce52" office:value-type="float" office:value="4104.605" calcext:value-type="float">
            <text:p>4104,605</text:p>
          </table:table-cell>
          <table:table-cell table:number-columns-repeated="5"/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806656" calcext:value-type="float">
            <text:p>806.656</text:p>
          </table:table-cell>
          <table:table-cell table:style-name="ce52" office:value-type="float" office:value="38.621" calcext:value-type="float">
            <text:p>38,621</text:p>
          </table:table-cell>
          <table:table-cell table:style-name="ce52" office:value-type="float" office:value="39.702" calcext:value-type="float">
            <text:p>39,702</text:p>
          </table:table-cell>
          <table:table-cell table:style-name="ce52" office:value-type="float" office:value="716.193" calcext:value-type="float">
            <text:p>716,19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 table:number-columns-spanned="9" table:number-rows-spanned="1">
            <text:p>AVERAGE 1080p444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style-name="ce37"/>
          <table:table-cell table:style-name="ce49" office:value-type="string" calcext:value-type="string" table:number-columns-spanned="4" table:number-rows-spanned="1">
            <text:p>AV1 Original</text:p>
          </table:table-cell>
          <table:covered-table-cell table:number-columns-repeated="3"/>
          <table:table-cell table:style-name="ce49" office:value-type="string" calcext:value-type="string" table:number-columns-spanned="4" table:number-rows-spanned="1">
            <text:p>AV1 Accelerated</text:p>
          </table:table-cell>
          <table:covered-table-cell table:number-columns-repeated="3"/>
          <table:table-cell/>
          <table:table-cell table:style-name="ce59" office:value-type="string" calcext:value-type="string">
            <text:p>BD-Rate</text:p>
          </table:table-cell>
          <table:table-cell table:style-name="ce60" table:formula="of:=AVERAGE([.L26];[.L18];[.L10];[.L2])" office:value-type="float" office:value="4.75315" calcext:value-type="float">
            <text:p>4,7532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37" office:value-type="string" calcext:value-type="string">
            <text:p>PSNR-AVG</text:p>
          </table:table-cell>
          <table:table-cell table:style-name="ce37" office:value-type="string" calcext:value-type="string">
            <text:p>time execution</text:p>
          </table:table-cell>
          <table:table-cell/>
          <table:table-cell table:style-name="ce59" office:value-type="string" calcext:value-type="string">
            <text:p>BD-Rate</text:p>
          </table:table-cell>
          <table:table-cell table:style-name="ce60" table:formula="of:=AVERAGE([.L27];[.L19];[.L11];[.L3])" office:value-type="float" office:value="4.931125" calcext:value-type="float">
            <text:p>4,9311</text:p>
          </table:table-cell>
          <table:table-cell table:number-columns-repeated="52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AVERAGE([.B28];[.B20];[.B12];[.B4])" office:value-type="float" office:value="25459910" calcext:value-type="float">
            <text:p>25.459.910</text:p>
          </table:table-cell>
          <table:table-cell table:style-name="ce57" table:formula="of:=AVERAGE([.C28];[.C20];[.C12];[.C4])" office:value-type="float" office:value="49.89975" calcext:value-type="float">
            <text:p>49,900</text:p>
          </table:table-cell>
          <table:table-cell table:style-name="ce57" table:formula="of:=AVERAGE([.D28];[.D20];[.D12];[.D4])" office:value-type="float" office:value="50.6465" calcext:value-type="float">
            <text:p>50,647</text:p>
          </table:table-cell>
          <table:table-cell table:style-name="ce57" table:formula="of:=AVERAGE([.E28];[.E20];[.E12];[.E4])" office:value-type="float" office:value="33441.946" calcext:value-type="float">
            <text:p>33.441,946</text:p>
          </table:table-cell>
          <table:table-cell table:style-name="ce51" table:formula="of:=AVERAGE([.F28];[.F20];[.F12];[.F4])" office:value-type="float" office:value="26004771.25" calcext:value-type="float">
            <text:p>26.004.771</text:p>
          </table:table-cell>
          <table:table-cell table:style-name="ce57" table:formula="of:=AVERAGE([.G28];[.G20];[.G12];[.G4])" office:value-type="float" office:value="49.8625" calcext:value-type="float">
            <text:p>49,863</text:p>
          </table:table-cell>
          <table:table-cell table:style-name="ce57" table:formula="of:=AVERAGE([.H28];[.H20];[.H12];[.H4])" office:value-type="float" office:value="50.60125" calcext:value-type="float">
            <text:p>50,601</text:p>
          </table:table-cell>
          <table:table-cell table:style-name="ce57" table:formula="of:=AVERAGE([.I28];[.I20];[.I12];[.I4])" office:value-type="float" office:value="20635.569" calcext:value-type="float">
            <text:p>20.635,569</text:p>
          </table:table-cell>
          <table:table-cell/>
          <table:table-cell table:style-name="ce59" office:value-type="string" calcext:value-type="string">
            <text:p>Time Red.</text:p>
          </table:table-cell>
          <table:table-cell table:style-name="ce61" table:formula="of:=AVERAGE([.L27];[.L19];[.L11];[.L3])" office:value-type="float" office:value="4.931125" calcext:value-type="float">
            <text:p>4,93</text:p>
          </table:table-cell>
          <table:table-cell table:number-columns-repeated="52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AVERAGE([.B29];[.B21];[.B13];[.B5])" office:value-type="float" office:value="12627963.25" calcext:value-type="float">
            <text:p>12.627.963</text:p>
          </table:table-cell>
          <table:table-cell table:style-name="ce57" table:formula="of:=AVERAGE([.C29];[.C21];[.C13];[.C5])" office:value-type="float" office:value="45.43675" calcext:value-type="float">
            <text:p>45,437</text:p>
          </table:table-cell>
          <table:table-cell table:style-name="ce57" table:formula="of:=AVERAGE([.D29];[.D21];[.D13];[.D5])" office:value-type="float" office:value="46.363" calcext:value-type="float">
            <text:p>46,363</text:p>
          </table:table-cell>
          <table:table-cell table:style-name="ce57" table:formula="of:=AVERAGE([.E29];[.E21];[.E13];[.E5])" office:value-type="float" office:value="27295.0295" calcext:value-type="float">
            <text:p>27.295,030</text:p>
          </table:table-cell>
          <table:table-cell table:style-name="ce51" table:formula="of:=AVERAGE([.F29];[.F21];[.F13];[.F5])" office:value-type="float" office:value="12993409.75" calcext:value-type="float">
            <text:p>12.993.410</text:p>
          </table:table-cell>
          <table:table-cell table:style-name="ce57" table:formula="of:=AVERAGE([.G29];[.G21];[.G13];[.G5])" office:value-type="float" office:value="45.38825" calcext:value-type="float">
            <text:p>45,388</text:p>
          </table:table-cell>
          <table:table-cell table:style-name="ce57" table:formula="of:=AVERAGE([.H29];[.H21];[.H13];[.H5])" office:value-type="float" office:value="46.301" calcext:value-type="float">
            <text:p>46,301</text:p>
          </table:table-cell>
          <table:table-cell table:style-name="ce57" table:formula="of:=AVERAGE([.I29];[.I21];[.I13];[.I5])" office:value-type="float" office:value="16907.333" calcext:value-type="float">
            <text:p>16.907,333</text:p>
          </table:table-cell>
          <table:table-cell table:number-columns-repeated="55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AVERAGE([.B30];[.B22];[.B14];[.B6])" office:value-type="float" office:value="5909954.5" calcext:value-type="float">
            <text:p>5.909.955</text:p>
          </table:table-cell>
          <table:table-cell table:style-name="ce57" table:formula="of:=AVERAGE([.C30];[.C22];[.C14];[.C6])" office:value-type="float" office:value="41.74275" calcext:value-type="float">
            <text:p>41,743</text:p>
          </table:table-cell>
          <table:table-cell table:style-name="ce57" table:formula="of:=AVERAGE([.D30];[.D22];[.D14];[.D6])" office:value-type="float" office:value="42.8325" calcext:value-type="float">
            <text:p>42,833</text:p>
          </table:table-cell>
          <table:table-cell table:style-name="ce57" table:formula="of:=AVERAGE([.E30];[.E22];[.E14];[.E6])" office:value-type="float" office:value="23820.17475" calcext:value-type="float">
            <text:p>23.820,175</text:p>
          </table:table-cell>
          <table:table-cell table:style-name="ce51" table:formula="of:=AVERAGE([.F30];[.F22];[.F14];[.F6])" office:value-type="float" office:value="6088323" calcext:value-type="float">
            <text:p>6.088.323</text:p>
          </table:table-cell>
          <table:table-cell table:style-name="ce57" table:formula="of:=AVERAGE([.G30];[.G22];[.G14];[.G6])" office:value-type="float" office:value="41.666" calcext:value-type="float">
            <text:p>41,666</text:p>
          </table:table-cell>
          <table:table-cell table:style-name="ce57" table:formula="of:=AVERAGE([.H30];[.H22];[.H14];[.H6])" office:value-type="float" office:value="42.749" calcext:value-type="float">
            <text:p>42,749</text:p>
          </table:table-cell>
          <table:table-cell table:style-name="ce57" table:formula="of:=AVERAGE([.I30];[.I22];[.I14];[.I6])" office:value-type="float" office:value="14282.77675" calcext:value-type="float">
            <text:p>14.282,777</text:p>
          </table:table-cell>
          <table:table-cell table:number-columns-repeated="55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AVERAGE([.B31];[.B23];[.B15];[.B7])" office:value-type="float" office:value="2637210.25" calcext:value-type="float">
            <text:p>2.637.210</text:p>
          </table:table-cell>
          <table:table-cell table:style-name="ce57" table:formula="of:=AVERAGE([.C31];[.C23];[.C15];[.C7])" office:value-type="float" office:value="38.0485" calcext:value-type="float">
            <text:p>38,049</text:p>
          </table:table-cell>
          <table:table-cell table:style-name="ce57" table:formula="of:=AVERAGE([.D31];[.D23];[.D15];[.D7])" office:value-type="float" office:value="39.28075" calcext:value-type="float">
            <text:p>39,281</text:p>
          </table:table-cell>
          <table:table-cell table:style-name="ce57" table:formula="of:=AVERAGE([.E31];[.E23];[.E15];[.E7])" office:value-type="float" office:value="21966.51075" calcext:value-type="float">
            <text:p>21.966,511</text:p>
          </table:table-cell>
          <table:table-cell table:style-name="ce51" table:formula="of:=AVERAGE([.F31];[.F23];[.F15];[.F7])" office:value-type="float" office:value="2710989" calcext:value-type="float">
            <text:p>2.710.989</text:p>
          </table:table-cell>
          <table:table-cell table:style-name="ce57" table:formula="of:=AVERAGE([.G31];[.G23];[.G15];[.G7])" office:value-type="float" office:value="37.9505" calcext:value-type="float">
            <text:p>37,951</text:p>
          </table:table-cell>
          <table:table-cell table:style-name="ce57" table:formula="of:=AVERAGE([.H31];[.H23];[.H15];[.H7])" office:value-type="float" office:value="39.17125" calcext:value-type="float">
            <text:p>39,171</text:p>
          </table:table-cell>
          <table:table-cell table:style-name="ce57" table:formula="of:=AVERAGE([.I31];[.I23];[.I15];[.I7])" office:value-type="float" office:value="12217.44325" calcext:value-type="float">
            <text:p>12.217,443</text:p>
          </table:table-cell>
          <table:table-cell table:number-columns-repeated="5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_min_MAX" table:style-name="ta1">
        <table:shapes>
          <draw:frame draw:z-index="0" draw:style-name="gr1" draw:text-style-name="P1" svg:width="16.01cm" svg:height="9.009cm" svg:x="16.772cm" svg:y="0.273cm">
            <draw:object draw:notify-on-update-of-ranges="GRAPH_min_MAX.B6:GRAPH_min_MAX.B9 RESUME.A1:RESUME.A1 GRAPH_min_MAX.C6:GRAPH_min_MAX.C9 GRAPH_min_MAX.D6:GRAPH_min_MAX.D9 RESUME.A1:RESUME.A1 GRAPH_min_MAX.E6:GRAPH_min_MAX.E9 GRAPH_min_MAX.F6:GRAPH_min_MAX.F9 RESUME.A1:RESUME.A1 GRAPH_min_MAX.G6:GRAPH_min_MAX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9cm" svg:x="16.801cm" svg:y="9.92cm">
            <draw:object draw:notify-on-update-of-ranges="GRAPH_min_MAX.B17:GRAPH_min_MAX.B20 RESUME.A1:RESUME.A1 GRAPH_min_MAX.C17:GRAPH_min_MAX.C20 GRAPH_min_MAX.D17:GRAPH_min_MAX.D20 RESUME.A1:RESUME.A1 GRAPH_min_MAX.E17:GRAPH_min_MAX.E20 GRAPH_min_MAX.F17:GRAPH_min_MAX.F20 RESUME.A1:RESUME.A1 GRAPH_min_MAX.G17:GRAPH_min_MAX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6" office:value-type="string" calcext:value-type="string" table:number-columns-spanned="7" table:number-rows-spanned="1">
            <text:p>Snow Mnt</text:p>
          </table:table-cell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number-columns-repeated="2"/>
        </table:table-row>
        <table:table-row table:style-name="ro1">
          <table:table-cell table:style-name="ce37"/>
          <table:table-cell table:style-name="ce49" office:value-type="string" calcext:value-type="string" table:number-columns-spanned="2" table:number-rows-spanned="1">
            <text:p>AV1 Original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AV1 Accelerated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VP9</text:p>
          </table:table-cell>
          <table:covered-table-cell table:style-name="ce39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[.B30]/1024" office:value-type="float" office:value="737.40625" calcext:value-type="float">
            <text:p>737</text:p>
          </table:table-cell>
          <table:table-cell table:style-name="ce52" office:value-type="float" office:value="47.545" calcext:value-type="float">
            <text:p>47,545</text:p>
          </table:table-cell>
          <table:table-cell table:style-name="ce51" table:formula="of:=[.D30]/1024" office:value-type="float" office:value="746.4248046875" calcext:value-type="float">
            <text:p>746</text:p>
          </table:table-cell>
          <table:table-cell table:style-name="ce52" office:value-type="float" office:value="47.502" calcext:value-type="float">
            <text:p>47,502</text:p>
          </table:table-cell>
          <table:table-cell table:style-name="ce51" table:formula="of:=[.F30]/1024" office:value-type="float" office:value="1809.4951171875" calcext:value-type="float">
            <text:p>1.809</text:p>
          </table:table-cell>
          <table:table-cell table:style-name="ce52" office:value-type="float" office:value="45.707" calcext:value-type="float">
            <text:p>45,707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[.B31]/1024" office:value-type="float" office:value="456.89453125" calcext:value-type="float">
            <text:p>457</text:p>
          </table:table-cell>
          <table:table-cell table:style-name="ce52" office:value-type="float" office:value="44.707" calcext:value-type="float">
            <text:p>44,707</text:p>
          </table:table-cell>
          <table:table-cell table:style-name="ce51" table:formula="of:=[.D31]/1024" office:value-type="float" office:value="459.8447265625" calcext:value-type="float">
            <text:p>460</text:p>
          </table:table-cell>
          <table:table-cell table:style-name="ce52" office:value-type="float" office:value="44.651" calcext:value-type="float">
            <text:p>44,651</text:p>
          </table:table-cell>
          <table:table-cell table:style-name="ce51" table:formula="of:=[.F31]/1024" office:value-type="float" office:value="978.2724609375" calcext:value-type="float">
            <text:p>978</text:p>
          </table:table-cell>
          <table:table-cell table:style-name="ce52" office:value-type="float" office:value="39.612" calcext:value-type="float">
            <text:p>39,612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[.B32]/1024" office:value-type="float" office:value="281.3115234375" calcext:value-type="float">
            <text:p>281</text:p>
          </table:table-cell>
          <table:table-cell table:style-name="ce52" office:value-type="float" office:value="41.459" calcext:value-type="float">
            <text:p>41,459</text:p>
          </table:table-cell>
          <table:table-cell table:style-name="ce51" table:formula="of:=[.D32]/1024" office:value-type="float" office:value="284.8203125" calcext:value-type="float">
            <text:p>285</text:p>
          </table:table-cell>
          <table:table-cell table:style-name="ce52" office:value-type="float" office:value="41.434" calcext:value-type="float">
            <text:p>41,434</text:p>
          </table:table-cell>
          <table:table-cell table:style-name="ce51" table:formula="of:=[.F32]/1024" office:value-type="float" office:value="559.607421875" calcext:value-type="float">
            <text:p>560</text:p>
          </table:table-cell>
          <table:table-cell table:style-name="ce52" office:value-type="float" office:value="36.334" calcext:value-type="float">
            <text:p>36,334</text:p>
          </table:table-cell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[.B33]/1024" office:value-type="float" office:value="170.921875" calcext:value-type="float">
            <text:p>171</text:p>
          </table:table-cell>
          <table:table-cell table:style-name="ce52" office:value-type="float" office:value="37.547" calcext:value-type="float">
            <text:p>37,547</text:p>
          </table:table-cell>
          <table:table-cell table:style-name="ce51" table:formula="of:=[.D33]/1024" office:value-type="float" office:value="172.6630859375" calcext:value-type="float">
            <text:p>173</text:p>
          </table:table-cell>
          <table:table-cell table:style-name="ce52" office:value-type="float" office:value="37.484" calcext:value-type="float">
            <text:p>37,484</text:p>
          </table:table-cell>
          <table:table-cell table:style-name="ce51" table:formula="of:=[.F33]/1024" office:value-type="float" office:value="311.8251953125" calcext:value-type="float">
            <text:p>312</text:p>
          </table:table-cell>
          <table:table-cell table:style-name="ce52" office:value-type="float" office:value="33.331" calcext:value-type="float">
            <text:p>33,33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6" office:value-type="string" calcext:value-type="string" table:number-columns-spanned="7" table:number-rows-spanned="1">
            <text:p>Wikipedia</text:p>
          </table:table-cell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number-columns-repeated="2"/>
        </table:table-row>
        <table:table-row table:style-name="ro1">
          <table:table-cell table:style-name="ce37"/>
          <table:table-cell table:style-name="ce49" office:value-type="string" calcext:value-type="string" table:number-columns-spanned="2" table:number-rows-spanned="1">
            <text:p>AV1 Original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AV1 Accelerated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VP9</text:p>
          </table:table-cell>
          <table:covered-table-cell table:style-name="ce39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table:formula="of:=[.B38]/1024" office:value-type="float" office:value="1335.6484375" calcext:value-type="float">
            <text:p>1.336</text:p>
          </table:table-cell>
          <table:table-cell table:style-name="ce52" office:value-type="float" office:value="54.068" calcext:value-type="float">
            <text:p>54,068</text:p>
          </table:table-cell>
          <table:table-cell table:style-name="ce51" table:formula="of:=[.D38]/1024" office:value-type="float" office:value="1424.19140625" calcext:value-type="float">
            <text:p>1.424</text:p>
          </table:table-cell>
          <table:table-cell table:style-name="ce52" office:value-type="float" office:value="54.044" calcext:value-type="float">
            <text:p>54,044</text:p>
          </table:table-cell>
          <table:table-cell table:style-name="ce51" table:formula="of:=[.F38]/1024" office:value-type="float" office:value="1917.58203125" calcext:value-type="float">
            <text:p>1.918</text:p>
          </table:table-cell>
          <table:table-cell table:style-name="ce52" office:value-type="float" office:value="55.318" calcext:value-type="float">
            <text:p>55,318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table:formula="of:=[.B39]/1024" office:value-type="float" office:value="908.01171875" calcext:value-type="float">
            <text:p>908</text:p>
          </table:table-cell>
          <table:table-cell table:style-name="ce52" office:value-type="float" office:value="49.74" calcext:value-type="float">
            <text:p>49,740</text:p>
          </table:table-cell>
          <table:table-cell table:style-name="ce51" table:formula="of:=[.D39]/1024" office:value-type="float" office:value="979.9140625" calcext:value-type="float">
            <text:p>980</text:p>
          </table:table-cell>
          <table:table-cell table:style-name="ce52" office:value-type="float" office:value="49.712" calcext:value-type="float">
            <text:p>49,712</text:p>
          </table:table-cell>
          <table:table-cell table:style-name="ce51" table:formula="of:=[.F39]/1024" office:value-type="float" office:value="1390.48828125" calcext:value-type="float">
            <text:p>1.390</text:p>
          </table:table-cell>
          <table:table-cell table:style-name="ce52" office:value-type="float" office:value="47.805" calcext:value-type="float">
            <text:p>47,805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table:formula="of:=[.B40]/1024" office:value-type="float" office:value="715.734375" calcext:value-type="float">
            <text:p>716</text:p>
          </table:table-cell>
          <table:table-cell table:style-name="ce52" office:value-type="float" office:value="45.918" calcext:value-type="float">
            <text:p>45,918</text:p>
          </table:table-cell>
          <table:table-cell table:style-name="ce51" table:formula="of:=[.D40]/1024" office:value-type="float" office:value="768.6875" calcext:value-type="float">
            <text:p>769</text:p>
          </table:table-cell>
          <table:table-cell table:style-name="ce52" office:value-type="float" office:value="45.863" calcext:value-type="float">
            <text:p>45,863</text:p>
          </table:table-cell>
          <table:table-cell table:style-name="ce51" table:formula="of:=[.F40]/1024" office:value-type="float" office:value="1077.43359375" calcext:value-type="float">
            <text:p>1.077</text:p>
          </table:table-cell>
          <table:table-cell table:style-name="ce52" office:value-type="float" office:value="43.677" calcext:value-type="float">
            <text:p>43,677</text:p>
          </table:table-cell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table:formula="of:=[.B41]/1024" office:value-type="float" office:value="550.42578125" calcext:value-type="float">
            <text:p>550</text:p>
          </table:table-cell>
          <table:table-cell table:style-name="ce52" office:value-type="float" office:value="41.385" calcext:value-type="float">
            <text:p>41,385</text:p>
          </table:table-cell>
          <table:table-cell table:style-name="ce51" table:formula="of:=[.D41]/1024" office:value-type="float" office:value="600.3671875" calcext:value-type="float">
            <text:p>600</text:p>
          </table:table-cell>
          <table:table-cell table:style-name="ce52" office:value-type="float" office:value="41.311" calcext:value-type="float">
            <text:p>41,311</text:p>
          </table:table-cell>
          <table:table-cell table:style-name="ce51" table:formula="of:=[.F41]/1024" office:value-type="float" office:value="787.75" calcext:value-type="float">
            <text:p>788</text:p>
          </table:table-cell>
          <table:table-cell table:style-name="ce52" office:value-type="float" office:value="38.621" calcext:value-type="float">
            <text:p>38,621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36" office:value-type="string" calcext:value-type="string" table:number-columns-spanned="7" table:number-rows-spanned="1">
            <text:p>Snow Mnt</text:p>
          </table:table-cell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number-columns-repeated="2"/>
        </table:table-row>
        <table:table-row table:style-name="ro1">
          <table:table-cell table:style-name="ce37"/>
          <table:table-cell table:style-name="ce49" office:value-type="string" calcext:value-type="string" table:number-columns-spanned="2" table:number-rows-spanned="1">
            <text:p>AV1 Original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AV1 Accelerated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VP9</text:p>
          </table:table-cell>
          <table:covered-table-cell table:style-name="ce39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755104" calcext:value-type="float">
            <text:p>755.104</text:p>
          </table:table-cell>
          <table:table-cell table:style-name="ce52" office:value-type="float" office:value="47.545" calcext:value-type="float">
            <text:p>47,545</text:p>
          </table:table-cell>
          <table:table-cell table:style-name="ce51" office:value-type="float" office:value="764339" calcext:value-type="float">
            <text:p>764.339</text:p>
          </table:table-cell>
          <table:table-cell table:style-name="ce52" office:value-type="float" office:value="47.502" calcext:value-type="float">
            <text:p>47,502</text:p>
          </table:table-cell>
          <table:table-cell table:style-name="ce51" office:value-type="float" office:value="1852923" calcext:value-type="float">
            <text:p>1.852.923</text:p>
          </table:table-cell>
          <table:table-cell table:style-name="ce52" office:value-type="float" office:value="45.707" calcext:value-type="float">
            <text:p>45,707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467860" calcext:value-type="float">
            <text:p>467.860</text:p>
          </table:table-cell>
          <table:table-cell table:style-name="ce52" office:value-type="float" office:value="44.707" calcext:value-type="float">
            <text:p>44,707</text:p>
          </table:table-cell>
          <table:table-cell table:style-name="ce51" office:value-type="float" office:value="470881" calcext:value-type="float">
            <text:p>470.881</text:p>
          </table:table-cell>
          <table:table-cell table:style-name="ce52" office:value-type="float" office:value="44.651" calcext:value-type="float">
            <text:p>44,651</text:p>
          </table:table-cell>
          <table:table-cell table:style-name="ce51" office:value-type="float" office:value="1001751" calcext:value-type="float">
            <text:p>1.001.751</text:p>
          </table:table-cell>
          <table:table-cell table:style-name="ce52" office:value-type="float" office:value="39.612" calcext:value-type="float">
            <text:p>39,612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288063" calcext:value-type="float">
            <text:p>288.063</text:p>
          </table:table-cell>
          <table:table-cell table:style-name="ce52" office:value-type="float" office:value="41.459" calcext:value-type="float">
            <text:p>41,459</text:p>
          </table:table-cell>
          <table:table-cell table:style-name="ce51" office:value-type="float" office:value="291656" calcext:value-type="float">
            <text:p>291.656</text:p>
          </table:table-cell>
          <table:table-cell table:style-name="ce52" office:value-type="float" office:value="41.434" calcext:value-type="float">
            <text:p>41,434</text:p>
          </table:table-cell>
          <table:table-cell table:style-name="ce51" office:value-type="float" office:value="573038" calcext:value-type="float">
            <text:p>573.038</text:p>
          </table:table-cell>
          <table:table-cell table:style-name="ce52" office:value-type="float" office:value="36.334" calcext:value-type="float">
            <text:p>36,334</text:p>
          </table:table-cell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175024" calcext:value-type="float">
            <text:p>175.024</text:p>
          </table:table-cell>
          <table:table-cell table:style-name="ce52" office:value-type="float" office:value="37.547" calcext:value-type="float">
            <text:p>37,547</text:p>
          </table:table-cell>
          <table:table-cell table:style-name="ce51" office:value-type="float" office:value="176807" calcext:value-type="float">
            <text:p>176.807</text:p>
          </table:table-cell>
          <table:table-cell table:style-name="ce52" office:value-type="float" office:value="37.484" calcext:value-type="float">
            <text:p>37,484</text:p>
          </table:table-cell>
          <table:table-cell table:style-name="ce51" office:value-type="float" office:value="319309" calcext:value-type="float">
            <text:p>319.309</text:p>
          </table:table-cell>
          <table:table-cell table:style-name="ce52" office:value-type="float" office:value="33.331" calcext:value-type="float">
            <text:p>33,3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6" office:value-type="string" calcext:value-type="string" table:number-columns-spanned="7" table:number-rows-spanned="1">
            <text:p>Wikipedia</text:p>
          </table:table-cell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number-columns-repeated="2"/>
        </table:table-row>
        <table:table-row table:style-name="ro1">
          <table:table-cell table:style-name="ce37"/>
          <table:table-cell table:style-name="ce49" office:value-type="string" calcext:value-type="string" table:number-columns-spanned="2" table:number-rows-spanned="1">
            <text:p>AV1 Original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AV1 Accelerated</text:p>
          </table:table-cell>
          <table:covered-table-cell table:style-name="ce39"/>
          <table:table-cell table:style-name="ce49" office:value-type="string" calcext:value-type="string" table:number-columns-spanned="2" table:number-rows-spanned="1">
            <text:p>VP9</text:p>
          </table:table-cell>
          <table:covered-table-cell table:style-name="ce39"/>
        </table:table-row>
        <table:table-row table:style-name="ro1">
          <table:table-cell table:style-name="ce37" office:value-type="string" calcext:value-type="string">
            <text:p>CQ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  <table:table-cell table:style-name="ce50" office:value-type="string" calcext:value-type="string">
            <text:p>bitrate</text:p>
          </table:table-cell>
          <table:table-cell table:style-name="ce37" office:value-type="string" calcext:value-type="string">
            <text:p>PSNR-Y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51" office:value-type="float" office:value="1367704" calcext:value-type="float">
            <text:p>1.367.704</text:p>
          </table:table-cell>
          <table:table-cell table:style-name="ce52" office:value-type="float" office:value="54.068" calcext:value-type="float">
            <text:p>54,068</text:p>
          </table:table-cell>
          <table:table-cell table:style-name="ce51" office:value-type="float" office:value="1458372" calcext:value-type="float">
            <text:p>1.458.372</text:p>
          </table:table-cell>
          <table:table-cell table:style-name="ce52" office:value-type="float" office:value="54.044" calcext:value-type="float">
            <text:p>54,044</text:p>
          </table:table-cell>
          <table:table-cell table:style-name="ce51" office:value-type="float" office:value="1963604" calcext:value-type="float">
            <text:p>1.963.604</text:p>
          </table:table-cell>
          <table:table-cell table:style-name="ce52" office:value-type="float" office:value="55.318" calcext:value-type="float">
            <text:p>55,318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51" office:value-type="float" office:value="929804" calcext:value-type="float">
            <text:p>929.804</text:p>
          </table:table-cell>
          <table:table-cell table:style-name="ce52" office:value-type="float" office:value="49.74" calcext:value-type="float">
            <text:p>49,740</text:p>
          </table:table-cell>
          <table:table-cell table:style-name="ce51" office:value-type="float" office:value="1003432" calcext:value-type="float">
            <text:p>1.003.432</text:p>
          </table:table-cell>
          <table:table-cell table:style-name="ce52" office:value-type="float" office:value="49.712" calcext:value-type="float">
            <text:p>49,712</text:p>
          </table:table-cell>
          <table:table-cell table:style-name="ce51" office:value-type="float" office:value="1423860" calcext:value-type="float">
            <text:p>1.423.860</text:p>
          </table:table-cell>
          <table:table-cell table:style-name="ce52" office:value-type="float" office:value="47.805" calcext:value-type="float">
            <text:p>47,805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51" office:value-type="float" office:value="732912" calcext:value-type="float">
            <text:p>732.912</text:p>
          </table:table-cell>
          <table:table-cell table:style-name="ce52" office:value-type="float" office:value="45.918" calcext:value-type="float">
            <text:p>45,918</text:p>
          </table:table-cell>
          <table:table-cell table:style-name="ce51" office:value-type="float" office:value="787136" calcext:value-type="float">
            <text:p>787.136</text:p>
          </table:table-cell>
          <table:table-cell table:style-name="ce52" office:value-type="float" office:value="45.863" calcext:value-type="float">
            <text:p>45,863</text:p>
          </table:table-cell>
          <table:table-cell table:style-name="ce51" office:value-type="float" office:value="1103292" calcext:value-type="float">
            <text:p>1.103.292</text:p>
          </table:table-cell>
          <table:table-cell table:style-name="ce52" office:value-type="float" office:value="43.677" calcext:value-type="float">
            <text:p>43,677</text:p>
          </table:table-cell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51" office:value-type="float" office:value="563636" calcext:value-type="float">
            <text:p>563.636</text:p>
          </table:table-cell>
          <table:table-cell table:style-name="ce52" office:value-type="float" office:value="41.385" calcext:value-type="float">
            <text:p>41,385</text:p>
          </table:table-cell>
          <table:table-cell table:style-name="ce51" office:value-type="float" office:value="614776" calcext:value-type="float">
            <text:p>614.776</text:p>
          </table:table-cell>
          <table:table-cell table:style-name="ce52" office:value-type="float" office:value="41.311" calcext:value-type="float">
            <text:p>41,311</text:p>
          </table:table-cell>
          <table:table-cell table:style-name="ce51" office:value-type="float" office:value="806656" calcext:value-type="float">
            <text:p>806.656</text:p>
          </table:table-cell>
          <table:table-cell table:style-name="ce52" office:value-type="float" office:value="38.621" calcext:value-type="float">
            <text:p>38,621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3" loext:min-decimal-places="3" number:min-integer-digits="1"/>
    </number:number-style>
    <number:number-style style:name="N108" number:title="Definido pelo usuário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20:26:59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19-11-11T12:45:00Z</meta:creation-date>
    <dc:date>2020-02-28T20:29:46.084000000</dc:date>
    <meta:editing-cycles>256</meta:editing-cycles>
    <meta:editing-duration>P5DT3H59M21S</meta:editing-duration>
    <meta:document-statistic meta:table-count="7" meta:cell-count="251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number-style style:name="N107" number:title="Definido pelo usuário">
      <number:number number:decimal-places="3" loext:min-decimal-places="3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30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1.051cm" svg:y="5.369cm" style:legend-expansion="custom" chartooo:width="4.283cm" chartooo:height="1.594cm" style:legend-expansion-aspect-ratio="2.68695106649937" chart:style-name="ch2"/>
        <chart:plot-area chart:style-name="ch3" table:cell-range-address="GRAPH_min_MAX.B6:GRAPH_min_MAX.C9 RESUME.A1:RESUME.A1 GRAPH_min_MAX.E6:GRAPH_min_MAX.E9 GRAPH_min_MAX.G6:GRAPH_min_MAX.G9" chart:data-source-has-labels="row" svg:x="1.277cm" svg:y="0.153cm" svg:width="14.735cm" svg:height="7.747cm">
          <chartooo:coordinate-region svg:x="1.951cm" svg:y="0.379cm" svg:width="13.637cm" svg:height="6.821cm"/>
          <chart:axis chart:dimension="x" chart:name="primary-x" chart:style-name="ch4">
            <chart:title svg:x="7.47cm" svg:y="8.08cm" chart:style-name="ch5">
              <text:p>bitrate (kbps)</text:p>
            </chart:title>
            <chart:grid chart:style-name="ch6" chart:class="major"/>
          </chart:axis>
          <chart:axis chart:dimension="y" chart:name="primary-y" chart:style-name="ch7">
            <chart:title svg:x="0.253cm" svg:y="5.306cm" chart:style-name="ch8">
              <text:p>PSNR-Y (dB)</text:p>
            </chart:title>
            <chart:grid chart:style-name="ch6" chart:class="major"/>
          </chart:axis>
          <chart:series chart:style-name="ch9" chart:values-cell-range-address="GRAPH_min_MAX.C6:GRAPH_min_MAX.C9" chart:label-cell-address="RESUME.A1:RESUME.A1" chart:class="chart:scatter">
            <chart:domain table:cell-range-address="GRAPH_min_MAX.B6:GRAPH_min_MAX.B9"/>
            <chart:data-point chart:repeated="4"/>
          </chart:series>
          <chart:series chart:style-name="ch10" chart:values-cell-range-address="GRAPH_min_MAX.E6:GRAPH_min_MAX.E9" chart:label-cell-address="RESUME.A1:RESUME.A1" chart:class="chart:scatter">
            <chart:domain table:cell-range-address="GRAPH_min_MAX.D6:GRAPH_min_MAX.D9"/>
            <chart:data-point chart:repeated="4"/>
          </chart:series>
          <chart:series chart:style-name="ch11" chart:values-cell-range-address="GRAPH_min_MAX.G6:GRAPH_min_MAX.G9" chart:label-cell-address="RESUME.A1:RESUME.A1" chart:class="chart:scatter">
            <chart:domain table:cell-range-address="GRAPH_min_MAX.F6:GRAPH_min_MAX.F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7.40625">
                <text:p>737.40625</text:p>
                <draw:g>
                  <svg:desc>GRAPH_min_MAX.B6:GRAPH_min_MAX.B9</svg:desc>
                </draw:g>
              </table:table-cell>
              <table:table-cell office:value-type="float" office:value="47.545">
                <text:p>47.545</text:p>
                <draw:g>
                  <svg:desc>GRAPH_min_MAX.C6:GRAPH_min_MAX.C9</svg:desc>
                </draw:g>
              </table:table-cell>
              <table:table-cell office:value-type="float" office:value="746.4248046875">
                <text:p>746.4248046875</text:p>
                <draw:g>
                  <svg:desc>GRAPH_min_MAX.D6:GRAPH_min_MAX.D9</svg:desc>
                </draw:g>
              </table:table-cell>
              <table:table-cell office:value-type="float" office:value="47.502">
                <text:p>47.502</text:p>
                <draw:g>
                  <svg:desc>GRAPH_min_MAX.E6:GRAPH_min_MAX.E9</svg:desc>
                </draw:g>
              </table:table-cell>
              <table:table-cell office:value-type="float" office:value="1809.4951171875">
                <text:p>1809.4951171875</text:p>
                <draw:g>
                  <svg:desc>GRAPH_min_MAX.F6:GRAPH_min_MAX.F9</svg:desc>
                </draw:g>
              </table:table-cell>
              <table:table-cell office:value-type="float" office:value="45.707">
                <text:p>45.707</text:p>
                <draw:g>
                  <svg:desc>GRAPH_min_MAX.G6:GRAPH_min_MAX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.89453125">
                <text:p>456.89453125</text:p>
              </table:table-cell>
              <table:table-cell office:value-type="float" office:value="44.707">
                <text:p>44.707</text:p>
              </table:table-cell>
              <table:table-cell office:value-type="float" office:value="459.8447265625">
                <text:p>459.8447265625</text:p>
              </table:table-cell>
              <table:table-cell office:value-type="float" office:value="44.651">
                <text:p>44.651</text:p>
              </table:table-cell>
              <table:table-cell office:value-type="float" office:value="978.2724609375">
                <text:p>978.2724609375</text:p>
              </table:table-cell>
              <table:table-cell office:value-type="float" office:value="39.612">
                <text:p>39.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3115234375">
                <text:p>281.3115234375</text:p>
              </table:table-cell>
              <table:table-cell office:value-type="float" office:value="41.459">
                <text:p>41.459</text:p>
              </table:table-cell>
              <table:table-cell office:value-type="float" office:value="284.8203125">
                <text:p>284.8203125</text:p>
              </table:table-cell>
              <table:table-cell office:value-type="float" office:value="41.434">
                <text:p>41.434</text:p>
              </table:table-cell>
              <table:table-cell office:value-type="float" office:value="559.607421875">
                <text:p>559.607421875</text:p>
              </table:table-cell>
              <table:table-cell office:value-type="float" office:value="36.334">
                <text:p>36.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.921875">
                <text:p>170.921875</text:p>
              </table:table-cell>
              <table:table-cell office:value-type="float" office:value="37.547">
                <text:p>37.547</text:p>
              </table:table-cell>
              <table:table-cell office:value-type="float" office:value="172.6630859375">
                <text:p>172.6630859375</text:p>
              </table:table-cell>
              <table:table-cell office:value-type="float" office:value="37.484">
                <text:p>37.484</text:p>
              </table:table-cell>
              <table:table-cell office:value-type="float" office:value="311.8251953125">
                <text:p>311.8251953125</text:p>
              </table:table-cell>
              <table:table-cell office:value-type="float" office:value="33.331">
                <text:p>33.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number-style style:name="N107" number:title="Definido pelo usuário">
      <number:number number:decimal-places="3" loext:min-decimal-places="3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36" chart:maximum="56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1.051cm" svg:y="5.369cm" style:legend-expansion="custom" chartooo:width="4.283cm" chartooo:height="1.594cm" style:legend-expansion-aspect-ratio="2.68695106649937" chart:style-name="ch2"/>
        <chart:plot-area chart:style-name="ch3" table:cell-range-address="GRAPH_min_MAX.B17:GRAPH_min_MAX.C20 RESUME.A1:RESUME.A1 GRAPH_min_MAX.E17:GRAPH_min_MAX.E20 GRAPH_min_MAX.G17:GRAPH_min_MAX.G20" chart:data-source-has-labels="row" svg:x="1.277cm" svg:y="0.153cm" svg:width="14.736cm" svg:height="7.747cm">
          <chartooo:coordinate-region svg:x="1.951cm" svg:y="0.379cm" svg:width="13.637cm" svg:height="6.821cm"/>
          <chart:axis chart:dimension="x" chart:name="primary-x" chart:style-name="ch4">
            <chart:title svg:x="7.471cm" svg:y="8.08cm" chart:style-name="ch5">
              <text:p>bitrate (kbps)</text:p>
            </chart:title>
            <chart:grid chart:style-name="ch6" chart:class="major"/>
          </chart:axis>
          <chart:axis chart:dimension="y" chart:name="primary-y" chart:style-name="ch7">
            <chart:title svg:x="0.253cm" svg:y="5.306cm" chart:style-name="ch8">
              <text:p>PSNR-Y (dB)</text:p>
            </chart:title>
            <chart:grid chart:style-name="ch6" chart:class="major"/>
          </chart:axis>
          <chart:series chart:style-name="ch9" chart:values-cell-range-address="GRAPH_min_MAX.C17:GRAPH_min_MAX.C20" chart:label-cell-address="RESUME.A1:RESUME.A1" chart:class="chart:scatter">
            <chart:domain table:cell-range-address="GRAPH_min_MAX.B17:GRAPH_min_MAX.B20"/>
            <chart:data-point chart:repeated="4"/>
          </chart:series>
          <chart:series chart:style-name="ch10" chart:values-cell-range-address="GRAPH_min_MAX.E17:GRAPH_min_MAX.E20" chart:label-cell-address="RESUME.A1:RESUME.A1" chart:class="chart:scatter">
            <chart:domain table:cell-range-address="GRAPH_min_MAX.D17:GRAPH_min_MAX.D20"/>
            <chart:data-point chart:repeated="4"/>
          </chart:series>
          <chart:series chart:style-name="ch11" chart:values-cell-range-address="GRAPH_min_MAX.G17:GRAPH_min_MAX.G20" chart:label-cell-address="RESUME.A1:RESUME.A1" chart:class="chart:scatter">
            <chart:domain table:cell-range-address="GRAPH_min_MAX.F17:GRAPH_min_MAX.F20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/>
                <draw:g>
                  <svg:desc>RESUME.A1:RESUM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5.6484375">
                <text:p>1335.6484375</text:p>
                <draw:g>
                  <svg:desc>GRAPH_min_MAX.B17:GRAPH_min_MAX.B20</svg:desc>
                </draw:g>
              </table:table-cell>
              <table:table-cell office:value-type="float" office:value="54.068">
                <text:p>54.068</text:p>
                <draw:g>
                  <svg:desc>GRAPH_min_MAX.C17:GRAPH_min_MAX.C20</svg:desc>
                </draw:g>
              </table:table-cell>
              <table:table-cell office:value-type="float" office:value="1424.19140625">
                <text:p>1424.19140625</text:p>
                <draw:g>
                  <svg:desc>GRAPH_min_MAX.D17:GRAPH_min_MAX.D20</svg:desc>
                </draw:g>
              </table:table-cell>
              <table:table-cell office:value-type="float" office:value="54.044">
                <text:p>54.044</text:p>
                <draw:g>
                  <svg:desc>GRAPH_min_MAX.E17:GRAPH_min_MAX.E20</svg:desc>
                </draw:g>
              </table:table-cell>
              <table:table-cell office:value-type="float" office:value="1917.58203125">
                <text:p>1917.58203125</text:p>
                <draw:g>
                  <svg:desc>GRAPH_min_MAX.F17:GRAPH_min_MAX.F20</svg:desc>
                </draw:g>
              </table:table-cell>
              <table:table-cell office:value-type="float" office:value="55.318">
                <text:p>55.318</text:p>
                <draw:g>
                  <svg:desc>GRAPH_min_MAX.G17:GRAPH_min_MAX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.01171875">
                <text:p>908.01171875</text:p>
              </table:table-cell>
              <table:table-cell office:value-type="float" office:value="49.74">
                <text:p>49.74</text:p>
              </table:table-cell>
              <table:table-cell office:value-type="float" office:value="979.9140625">
                <text:p>979.9140625</text:p>
              </table:table-cell>
              <table:table-cell office:value-type="float" office:value="49.712">
                <text:p>49.712</text:p>
              </table:table-cell>
              <table:table-cell office:value-type="float" office:value="1390.48828125">
                <text:p>1390.48828125</text:p>
              </table:table-cell>
              <table:table-cell office:value-type="float" office:value="47.805">
                <text:p>47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5.734375">
                <text:p>715.734375</text:p>
              </table:table-cell>
              <table:table-cell office:value-type="float" office:value="45.918">
                <text:p>45.918</text:p>
              </table:table-cell>
              <table:table-cell office:value-type="float" office:value="768.6875">
                <text:p>768.6875</text:p>
              </table:table-cell>
              <table:table-cell office:value-type="float" office:value="45.863">
                <text:p>45.863</text:p>
              </table:table-cell>
              <table:table-cell office:value-type="float" office:value="1077.43359375">
                <text:p>1077.43359375</text:p>
              </table:table-cell>
              <table:table-cell office:value-type="float" office:value="43.677">
                <text:p>43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.42578125">
                <text:p>550.42578125</text:p>
              </table:table-cell>
              <table:table-cell office:value-type="float" office:value="41.385">
                <text:p>41.385</text:p>
              </table:table-cell>
              <table:table-cell office:value-type="float" office:value="600.3671875">
                <text:p>600.3671875</text:p>
              </table:table-cell>
              <table:table-cell office:value-type="float" office:value="41.311">
                <text:p>41.311</text:p>
              </table:table-cell>
              <table:table-cell office:value-type="float" office:value="787.75">
                <text:p>787.75</text:p>
              </table:table-cell>
              <table:table-cell office:value-type="float" office:value="38.621">
                <text:p>38.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